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2047in"/>
    </style:style>
    <style:style style:name="co9" style:family="table-column">
      <style:table-column-properties fo:break-before="auto" style:column-width="0.8925in"/>
    </style:style>
    <style:style style:name="co16" style:family="table-column">
      <style:table-column-properties fo:break-before="auto" style:column-width="2.0508in"/>
    </style:style>
    <style:style style:name="co17" style:family="table-column">
      <style:table-column-properties fo:break-before="auto" style:column-width="1.2146in"/>
    </style:style>
    <style:style style:name="co18" style:family="table-column">
      <style:table-column-properties fo:break-before="auto" style:column-width="1.9307in"/>
    </style:style>
    <style:style style:name="co19" style:family="table-column">
      <style:table-column-properties fo:break-before="auto" style:column-width="1.2717in"/>
    </style:style>
    <style:style style:name="co20" style:family="table-column">
      <style:table-column-properties fo:break-before="auto" style:column-width="1.7543in"/>
    </style:style>
    <style:style style:name="co21" style:family="table-column">
      <style:table-column-properties fo:break-before="auto" style:column-width="1.6701in"/>
    </style:style>
    <style:style style:name="co22" style:family="table-column">
      <style:table-column-properties fo:break-before="auto" style:column-width="1.2618in"/>
    </style:style>
    <style:style style:name="co23" style:family="table-column">
      <style:table-column-properties fo:break-before="auto" style:column-width="1.0854in"/>
    </style:style>
    <style:style style:name="co24" style:family="table-column">
      <style:table-column-properties fo:break-before="auto" style:column-width="0.9465in"/>
    </style:style>
    <style:style style:name="co25" style:family="table-column">
      <style:table-column-properties fo:break-before="auto" style:column-width="2.1992in"/>
    </style:style>
    <style:style style:name="co26" style:family="table-column">
      <style:table-column-properties fo:break-before="auto" style:column-width="1.522in"/>
    </style:style>
    <style:style style:name="co27" style:family="table-column">
      <style:table-column-properties fo:break-before="auto" style:column-width="1.2154in"/>
    </style:style>
    <style:style style:name="co28" style:family="table-column">
      <style:table-column-properties fo:break-before="auto" style:column-width="1.8929in"/>
    </style:style>
    <style:style style:name="co29" style:family="table-column">
      <style:table-column-properties fo:break-before="auto" style:column-width="2.2091in"/>
    </style:style>
    <style:style style:name="co33" style:family="table-column">
      <style:table-column-properties fo:break-before="auto" style:column-width="1.698in"/>
    </style:style>
    <style:style style:name="co34" style:family="table-column">
      <style:table-column-properties fo:break-before="auto" style:column-width="1.8189in"/>
    </style:style>
    <style:style style:name="co35" style:family="table-column">
      <style:table-column-properties fo:break-before="auto" style:column-width="2.4965in"/>
    </style:style>
    <style:style style:name="co36" style:family="table-column">
      <style:table-column-properties fo:break-before="auto" style:column-width="1.5126in"/>
    </style:style>
    <style:style style:name="co37" style:family="table-column">
      <style:table-column-properties fo:break-before="auto" style:column-width="1.6799in"/>
    </style:style>
    <style:style style:name="co38" style:family="table-column">
      <style:table-column-properties fo:break-before="auto" style:column-width="1.7354in"/>
    </style:style>
    <style:style style:name="co39" style:family="table-column">
      <style:table-column-properties fo:break-before="auto" style:column-width="1.4846in"/>
    </style:style>
    <style:style style:name="co40" style:family="table-column">
      <style:table-column-properties fo:break-before="auto" style:column-width="1.5035in"/>
    </style:style>
    <style:style style:name="co41" style:family="table-column">
      <style:table-column-properties fo:break-before="auto" style:column-width="1.7909in"/>
    </style:style>
    <style:style style:name="co51" style:family="table-column">
      <style:table-column-properties fo:break-before="auto" style:column-width="1.039in"/>
    </style:style>
    <style:style style:name="co43" style:family="table-column">
      <style:table-column-properties fo:break-before="auto" style:column-width="1.448in"/>
    </style:style>
    <style:style style:name="co52" style:family="table-column">
      <style:table-column-properties fo:break-before="auto" style:column-width="1.2992in"/>
    </style:style>
    <style:style style:name="co53" style:family="table-column">
      <style:table-column-properties fo:break-before="auto" style:column-width="1.5866in"/>
    </style:style>
    <style:style style:name="co48" style:family="table-column">
      <style:table-column-properties fo:break-before="auto" style:column-width="1.2252in"/>
    </style:style>
    <style:style style:name="co30" style:family="table-column">
      <style:table-column-properties fo:break-before="auto" style:column-width="1.2429in"/>
    </style:style>
    <style:style style:name="co31" style:family="table-column">
      <style:table-column-properties fo:break-before="auto" style:column-width="2.4957in"/>
    </style:style>
    <style:style style:name="co32" style:family="table-column">
      <style:table-column-properties fo:break-before="auto" style:column-width="1.9228in"/>
    </style:style>
    <style:style style:name="co44" style:family="table-column">
      <style:table-column-properties fo:break-before="auto" style:column-width="0.9035in"/>
    </style:style>
    <style:style style:name="co45" style:family="table-column">
      <style:table-column-properties fo:break-before="auto" style:column-width="1.748in"/>
    </style:style>
    <style:style style:name="co56" style:family="table-column">
      <style:table-column-properties fo:break-before="auto" style:column-width="0.7189in"/>
    </style:style>
    <style:style style:name="co57" style:family="table-column">
      <style:table-column-properties fo:break-before="auto" style:column-width="5.0417in"/>
    </style:style>
    <style:style style:name="co58" style:family="table-column">
      <style:table-column-properties fo:break-before="auto" style:column-width="1.2728in"/>
    </style:style>
    <style:style style:name="co59" style:family="table-column">
      <style:table-column-properties fo:break-before="auto" style:column-width="2.5965in"/>
    </style:style>
    <style:style style:name="co60" style:family="table-column">
      <style:table-column-properties fo:break-before="auto" style:column-width="1.1543in"/>
    </style:style>
    <style:style style:name="co61" style:family="table-column">
      <style:table-column-properties fo:break-before="auto" style:column-width="1.4957in"/>
    </style:style>
    <style:style style:name="co62" style:family="table-column">
      <style:table-column-properties fo:break-before="auto" style:column-width="0.9075in"/>
    </style:style>
    <style:style style:name="ro17" style:family="table-row">
      <style:table-row-properties style:row-height="0.7161in" fo:break-before="auto" style:use-optimal-row-height="false"/>
    </style:style>
    <style:style style:name="ro8" style:family="table-row">
      <style:table-row-properties style:row-height="1.3264in" fo:break-before="auto" style:use-optimal-row-height="true"/>
    </style:style>
    <style:style style:name="ro82" style:family="table-row">
      <style:table-row-properties style:row-height="0.3937in" fo:break-before="auto" style:use-optimal-row-height="true"/>
    </style:style>
    <style:style style:name="ro83" style:family="table-row">
      <style:table-row-properties style:row-height="0.7665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848in" fo:break-before="auto" style:use-optimal-row-height="false"/>
    </style:style>
    <style:style style:name="ro20" style:family="table-row">
      <style:table-row-properties style:row-height="0.6972in" fo:break-before="auto" style:use-optimal-row-height="false"/>
    </style:style>
    <style:style style:name="ro21"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22" style:family="table-row">
      <style:table-row-properties style:row-height="0.1866in" fo:break-before="auto" style:use-optimal-row-height="true"/>
    </style:style>
    <style:style style:name="ro23" style:family="table-row">
      <style:table-row-properties style:row-height="0.6311in" fo:break-before="auto" style:use-optimal-row-height="false"/>
    </style:style>
    <style:style style:name="ro76" style:family="table-row">
      <style:table-row-properties style:row-height="0.5744in" fo:break-before="auto" style:use-optimal-row-height="true"/>
    </style:style>
    <style:style style:name="ro24" style:family="table-row">
      <style:table-row-properties style:row-height="1.3283in" fo:break-before="auto" style:use-optimal-row-height="true"/>
    </style:style>
    <style:style style:name="ro25" style:family="table-row">
      <style:table-row-properties style:row-height="1.5071in" fo:break-before="auto" style:use-optimal-row-height="false"/>
    </style:style>
    <style:style style:name="ro26" style:family="table-row">
      <style:table-row-properties style:row-height="1.5071in" fo:break-before="auto" style:use-optimal-row-height="true"/>
    </style:style>
    <style:style style:name="ro27" style:family="table-row">
      <style:table-row-properties style:row-height="1.8839in" fo:break-before="auto" style:use-optimal-row-height="true"/>
    </style:style>
    <style:style style:name="ro28" style:family="table-row">
      <style:table-row-properties style:row-height="1.6957in" fo:break-before="auto" style:use-optimal-row-height="true"/>
    </style:style>
    <style:style style:name="ro29" style:family="table-row">
      <style:table-row-properties style:row-height="1.7992in" fo:break-before="auto" style:use-optimal-row-height="false"/>
    </style:style>
    <style:style style:name="ro30" style:family="table-row">
      <style:table-row-properties style:row-height="3.1846in" fo:break-before="auto" style:use-optimal-row-height="true"/>
    </style:style>
    <style:style style:name="ro31" style:family="table-row">
      <style:table-row-properties style:row-height="3.3728in" fo:break-before="auto" style:use-optimal-row-height="true"/>
    </style:style>
    <style:style style:name="ro32" style:family="table-row">
      <style:table-row-properties style:row-height="2.0728in" fo:break-before="auto" style:use-optimal-row-height="true"/>
    </style:style>
    <style:style style:name="ro33" style:family="table-row">
      <style:table-row-properties style:row-height="2.2516in" fo:break-before="auto" style:use-optimal-row-height="true"/>
    </style:style>
    <style:style style:name="ro34" style:family="table-row">
      <style:table-row-properties style:row-height="1.498in" fo:break-before="auto" style:use-optimal-row-height="false"/>
    </style:style>
    <style:style style:name="ro35" style:family="table-row">
      <style:table-row-properties style:row-height="1.7146in" fo:break-before="auto" style:use-optimal-row-height="false"/>
    </style:style>
    <style:style style:name="ro36" style:family="table-row">
      <style:table-row-properties style:row-height="1.3661in" fo:break-before="auto" style:use-optimal-row-height="false"/>
    </style:style>
    <style:style style:name="ro37" style:family="table-row">
      <style:table-row-properties style:row-height="0.772in" fo:break-before="auto" style:use-optimal-row-height="true"/>
    </style:style>
    <style:style style:name="ro38" style:family="table-row">
      <style:table-row-properties style:row-height="1.3472in" fo:break-before="auto" style:use-optimal-row-height="false"/>
    </style:style>
    <style:style style:name="ro39" style:family="table-row">
      <style:table-row-properties style:row-height="1.6484in" fo:break-before="auto" style:use-optimal-row-height="false"/>
    </style:style>
    <style:style style:name="ro40" style:family="table-row">
      <style:table-row-properties style:row-height="1.6201in" fo:break-before="auto" style:use-optimal-row-height="false"/>
    </style:style>
    <style:style style:name="ro41" style:family="table-row">
      <style:table-row-properties style:row-height="1.6016in" fo:break-before="auto" style:use-optimal-row-height="false"/>
    </style:style>
    <style:style style:name="ro42" style:family="table-row">
      <style:table-row-properties style:row-height="1.9311in" fo:break-before="auto" style:use-optimal-row-height="false"/>
    </style:style>
    <style:style style:name="ro43" style:family="table-row">
      <style:table-row-properties style:row-height="2.1193in" fo:break-before="auto" style:use-optimal-row-height="false"/>
    </style:style>
    <style:style style:name="ro44" style:family="table-row">
      <style:table-row-properties style:row-height="2.0728in" fo:break-before="auto" style:use-optimal-row-height="false"/>
    </style:style>
    <style:style style:name="ro45" style:family="table-row">
      <style:table-row-properties style:row-height="2.1008in" fo:break-before="auto" style:use-optimal-row-height="false"/>
    </style:style>
    <style:style style:name="ro46" style:family="table-row">
      <style:table-row-properties style:row-height="2.1291in" fo:break-before="auto" style:use-optimal-row-height="false"/>
    </style:style>
    <style:style style:name="ro47" style:family="table-row">
      <style:table-row-properties style:row-height="1.6673in" fo:break-before="auto" style:use-optimal-row-height="false"/>
    </style:style>
    <style:style style:name="ro48" style:family="table-row">
      <style:table-row-properties style:row-height="2.2138in" fo:break-before="auto" style:use-optimal-row-height="false"/>
    </style:style>
    <style:style style:name="ro49" style:family="table-row">
      <style:table-row-properties style:row-height="1.4508in" fo:break-before="auto" style:use-optimal-row-height="false"/>
    </style:style>
    <style:style style:name="ro50" style:family="table-row">
      <style:table-row-properties style:row-height="1.639in" fo:break-before="auto" style:use-optimal-row-height="false"/>
    </style:style>
    <style:style style:name="ro51" style:family="table-row">
      <style:table-row-properties style:row-height="2.0071in" fo:break-before="auto" style:use-optimal-row-height="false"/>
    </style:style>
    <style:style style:name="ro52" style:family="table-row">
      <style:table-row-properties style:row-height="1.9598in" fo:break-before="auto" style:use-optimal-row-height="false"/>
    </style:style>
    <style:style style:name="ro53" style:family="table-row">
      <style:table-row-properties style:row-height="1.9783in" fo:break-before="auto" style:use-optimal-row-height="false"/>
    </style:style>
    <style:style style:name="ro54" style:family="table-row">
      <style:table-row-properties style:row-height="1.9028in" fo:break-before="auto" style:use-optimal-row-height="false"/>
    </style:style>
    <style:style style:name="ro55" style:family="table-row">
      <style:table-row-properties style:row-height="2.0161in" fo:break-before="auto" style:use-optimal-row-height="false"/>
    </style:style>
    <style:style style:name="ro56" style:family="table-row">
      <style:table-row-properties style:row-height="2.2425in" fo:break-before="auto" style:use-optimal-row-height="false"/>
    </style:style>
    <style:style style:name="ro57" style:family="table-row">
      <style:table-row-properties style:row-height="2.139in" fo:break-before="auto" style:use-optimal-row-height="false"/>
    </style:style>
    <style:style style:name="ro58" style:family="table-row">
      <style:table-row-properties style:row-height="1.8937in" fo:break-before="auto" style:use-optimal-row-height="false"/>
    </style:style>
    <style:style style:name="ro59" style:family="table-row">
      <style:table-row-properties style:row-height="2.5437in" fo:break-before="auto" style:use-optimal-row-height="false"/>
    </style:style>
    <style:style style:name="ro60" style:family="table-row">
      <style:table-row-properties style:row-height="2.6in" fo:break-before="auto" style:use-optimal-row-height="false"/>
    </style:style>
    <style:style style:name="ro61" style:family="table-row">
      <style:table-row-properties style:row-height="2.478in" fo:break-before="auto" style:use-optimal-row-height="false"/>
    </style:style>
    <style:style style:name="ro62" style:family="table-row">
      <style:table-row-properties style:row-height="3.1752in" fo:break-before="auto" style:use-optimal-row-height="false"/>
    </style:style>
    <style:style style:name="ro63" style:family="table-row">
      <style:table-row-properties style:row-height="2.5154in" fo:break-before="auto" style:use-optimal-row-height="false"/>
    </style:style>
    <style:style style:name="ro64" style:family="table-row">
      <style:table-row-properties style:row-height="2.1764in" fo:break-before="auto" style:use-optimal-row-height="false"/>
    </style:style>
    <style:style style:name="ro65" style:family="table-row">
      <style:table-row-properties style:row-height="2.3835in" fo:break-before="auto" style:use-optimal-row-height="false"/>
    </style:style>
    <style:style style:name="ro66" style:family="table-row">
      <style:table-row-properties style:row-height="2.148in" fo:break-before="auto" style:use-optimal-row-height="false"/>
    </style:style>
    <style:style style:name="ro67" style:family="table-row">
      <style:table-row-properties style:row-height="2.2327in" fo:break-before="auto" style:use-optimal-row-height="false"/>
    </style:style>
    <style:style style:name="ro68" style:family="table-row">
      <style:table-row-properties style:row-height="2.902in" fo:break-before="auto" style:use-optimal-row-height="false"/>
    </style:style>
    <style:style style:name="ro69" style:family="table-row">
      <style:table-row-properties style:row-height="2.9681in" fo:break-before="auto" style:use-optimal-row-height="false"/>
    </style:style>
    <style:style style:name="ro70" style:family="table-row">
      <style:table-row-properties style:row-height="1.2244in" fo:break-before="auto" style:use-optimal-row-height="false"/>
    </style:style>
    <style:style style:name="ro71" style:family="table-row">
      <style:table-row-properties style:row-height="1.4693in" fo:break-before="auto" style:use-optimal-row-height="false"/>
    </style:style>
    <style:style style:name="ro72" style:family="table-row">
      <style:table-row-properties style:row-height="1.3in" fo:break-before="auto" style:use-optimal-row-height="false"/>
    </style:style>
    <style:style style:name="ro73" style:family="table-row">
      <style:table-row-properties style:row-height="1.3945in" fo:break-before="auto" style:use-optimal-row-height="false"/>
    </style:style>
    <style:style style:name="ro74" style:family="table-row">
      <style:table-row-properties style:row-height="1.5453in" fo:break-before="auto" style:use-optimal-row-height="false"/>
    </style:style>
    <style:style style:name="ro79" style:family="table-row">
      <style:table-row-properties style:row-height="1.1492in" fo:break-before="auto" style:use-optimal-row-height="false"/>
    </style:style>
    <style:style style:name="ro80" style:family="table-row">
      <style:table-row-properties style:row-height="1.1866in" fo:break-before="auto" style:use-optimal-row-height="false"/>
    </style:style>
    <style:style style:name="ro81" style:family="table-row">
      <style:table-row-properties style:row-height="1.7807in" fo:break-before="auto" style:use-optimal-row-height="false"/>
    </style:style>
    <style:style style:name="ro84" style:family="table-row">
      <style:table-row-properties style:row-height="2.3083in" fo:break-before="auto" style:use-optimal-row-height="false"/>
    </style:style>
    <style:style style:name="ro85" style:family="table-row">
      <style:table-row-properties style:row-height="0.9799in" fo:break-before="auto" style:use-optimal-row-height="false"/>
    </style:style>
    <style:style style:name="ro86" style:family="table-row">
      <style:table-row-properties style:row-height="2.8165in" fo:break-before="auto" style:use-optimal-row-height="true"/>
    </style:style>
    <style:style style:name="ro87" style:family="table-row">
      <style:table-row-properties style:row-height="3.0055in" fo:break-before="auto" style:use-optimal-row-height="true"/>
    </style:style>
    <style:style style:name="ro95" style:family="table-row">
      <style:table-row-properties style:row-height="0.5799in" fo:break-before="auto" style:use-optimal-row-height="true"/>
    </style:style>
    <style:style style:name="ro6" style:family="table-row">
      <style:table-row-properties style:row-height="0.7665in" fo:break-before="auto" style:use-optimal-row-height="true"/>
    </style:style>
    <style:style style:name="ro96" style:family="table-row">
      <style:table-row-properties style:row-height="1.3264in" fo:break-before="auto" style:use-optimal-row-height="true"/>
    </style:style>
    <style:style style:name="ro97" style:family="table-row">
      <style:table-row-properties style:row-height="2.4457in" fo:break-before="auto" style:use-optimal-row-height="true"/>
    </style:style>
    <style:style style:name="ro98" style:family="table-row">
      <style:table-row-properties style:row-height="1.6992in" fo:break-before="auto" style:use-optimal-row-height="true"/>
    </style:style>
    <style:style style:name="ro99" style:family="table-row">
      <style:table-row-properties style:row-height="1.8862in" fo:break-before="auto" style:use-optimal-row-height="true"/>
    </style:style>
    <style:style style:name="ro100" style:family="table-row">
      <style:table-row-properties style:row-height="1.5134in" fo:break-before="auto" style:use-optimal-row-height="true"/>
    </style:style>
    <style:style style:name="ro101" style:family="table-row">
      <style:table-row-properties style:row-height="2.2591in" fo:break-before="auto" style:use-optimal-row-height="true"/>
    </style:style>
    <style:style style:name="ro88" style:family="table-row">
      <style:table-row-properties style:row-height="2.4874in" fo:break-before="auto" style:use-optimal-row-height="false"/>
    </style:style>
    <style:style style:name="ro4" style:family="table-row">
      <style:table-row-properties style:row-height="0.3937in" fo:break-before="auto" style:use-optimal-row-height="true"/>
    </style:style>
    <style:style style:name="ro7" style:family="table-row">
      <style:table-row-properties style:row-height="0.9535in" fo:break-before="auto" style:use-optimal-row-height="true"/>
    </style:style>
    <style:style style:name="ro75" style:family="table-row">
      <style:table-row-properties style:row-height="0.3937in" fo:break-before="auto" style:use-optimal-row-height="true"/>
    </style:style>
    <style:style style:name="ro77" style:family="table-row">
      <style:table-row-properties style:row-height="0.1783in" fo:break-before="auto" style:use-optimal-row-height="true"/>
    </style:style>
    <style:style style:name="ro78" style:family="table-row">
      <style:table-row-properties style:row-height="0.3937in" fo:break-before="auto" style:use-optimal-row-height="true"/>
    </style:style>
    <style:style style:name="ro108" style:family="table-row">
      <style:table-row-properties style:row-height="0.2118in" fo:break-before="auto" style:use-optimal-row-height="true"/>
    </style:style>
    <style:style style:name="ro109" style:family="table-row">
      <style:table-row-properties style:row-height="0.2173in" fo:break-before="auto" style:use-optimal-row-height="true"/>
    </style:style>
    <style:style style:name="ro110" style:family="table-row">
      <style:table-row-properties style:row-height="0.2071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7" number:language="en" number:country="IN" number:automatic-order="true">
      <number:day number:style="long"/>
      <number:text>/</number:text>
      <number:month number:style="long"/>
      <number:text>/</number:text>
      <number:year/>
    </number:date-style>
    <style:style style:name="ce39"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40"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55"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56"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59"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62"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63" style:family="table-cell" style:parent-style-name="Default">
      <style:text-properties style:font-name="Calibri2" fo:font-size="11pt" style:font-size-asian="11pt" style:font-size-complex="11pt"/>
    </style:style>
    <style:style style:name="ce64"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67"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6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Default">
      <style:table-cell-properties fo:background-color="#ffffff"/>
    </style:style>
    <style:style style:name="ce70"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72"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ce58" style:family="table-cell" style:parent-style-name="Default">
      <style:table-cell-properties style:text-align-source="fix" style:repeat-content="false"/>
      <style:paragraph-properties fo:text-align="justify" fo:margin-left="0in"/>
      <style:text-properties style:font-name="Calibri2"/>
    </style:style>
    <style:style style:name="ce60"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7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75"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76"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77"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7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80"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81"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8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83"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84"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6"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93"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88"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ce23" style:family="table-cell" style:parent-style-name="Default">
      <style:text-properties style:font-name="Calibri2"/>
    </style:style>
    <style:style style:name="ce73" style:family="table-cell" style:parent-style-name="Default">
      <style:table-cell-properties style:text-align-source="fix" style:repeat-content="false"/>
      <style:paragraph-properties fo:text-align="justify" fo:margin-left="0in"/>
    </style:style>
    <style:style style:name="ce38"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3"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4" style:family="table-cell" style:parent-style-name="Excel_20_Built-in_20_Normal" style:data-style-name="N5000">
      <style:table-cell-properties fo:background-color="transparent" fo:border="none"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7"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89"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9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9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9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9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95" style:family="table-cell" style:parent-style-name="Default" style:data-style-name="N0">
      <style:text-properties style:font-name="Calibri21" style:font-name-asian="Calibri21" style:font-name-complex="Calibri21"/>
    </style:style>
    <style:style style:name="ce9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97" style:family="table-cell" style:parent-style-name="Default" style:data-style-name="N0">
      <style:table-cell-properties fo:background-color="#cccccc"/>
    </style:style>
    <style:style style:name="ce9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99" style:family="table-cell" style:parent-style-name="Default" style:data-style-name="N0">
      <style:table-cell-properties fo:background-color="#00ffff"/>
    </style:style>
    <style:style style:name="ce100" style:family="table-cell" style:parent-style-name="Default" style:data-style-name="N0">
      <style:table-cell-properties fo:background-color="transparent"/>
    </style:style>
    <style:style style:name="ce10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2"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3" style:family="table-cell" style:parent-style-name="Default">
      <style:text-properties style:font-name="Calibri2" fo:font-size="12pt" style:font-size-asian="12pt" style:font-size-complex="12pt"/>
    </style:style>
    <style:style style:name="ce104"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5" style:family="table-cell" style:parent-style-name="Default" style:data-style-name="N0"/>
    <style:style style:name="ce10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07" style:family="table-cell" style:parent-style-name="Default">
      <style:table-cell-properties fo:background-color="#ff0000" style:text-align-source="fix" style:repeat-content="false"/>
      <style:paragraph-properties fo:text-align="center" fo:margin-left="0in"/>
      <style:text-properties style:font-name="Calibri2"/>
    </style:style>
    <style:style style:name="ce108"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0" style:family="table-cell" style:parent-style-name="Default">
      <style:table-cell-properties style:text-align-source="fix" style:repeat-content="false"/>
      <style:paragraph-properties fo:text-align="center" fo:margin-left="0in"/>
      <style:text-properties style:font-name="Calibri2"/>
    </style:style>
    <style:style style:name="ce11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1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1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1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16"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7"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3" style:family="text">
      <style:text-properties style:font-name="Calibri2" style:font-name-asian="Arial1" style:font-name-complex="Arial1"/>
    </style:style>
    <style:style style:name="T7" style:family="text">
      <style:text-properties fo:font-weight="bold" style:font-weight-asian="bold" style:font-weight-complex="bold"/>
    </style:style>
    <style:style style:name="T4" style:family="text">
      <style:text-properties style:font-name="Calibri2" fo:font-weight="normal" style:font-name-asian="Arial1" style:font-weight-asian="normal" style:font-name-complex="Arial1" style:font-weight-complex="normal"/>
    </style:style>
    <style:style style:name="T5" style:family="text">
      <style:text-properties style:font-name="Calibri2" fo:font-size="11pt" style:font-size-asian="11pt" style:font-size-complex="11pt"/>
    </style:style>
    <style:style style:name="T6" style:family="text">
      <style:text-properties fo:font-size="12pt"/>
    </style:style>
    <style:style style:name="T8"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56" table:number-columns-repeated="2" table:default-cell-style-name="ce38"/>
        <table:table-column table:style-name="co57" table:default-cell-style-name="ce38"/>
        <table:table-column table:style-name="co56" table:default-cell-style-name="ce38"/>
        <table:table-column table:style-name="co58" table:default-cell-style-name="ce38"/>
        <table:table-column table:style-name="co56" table:number-columns-repeated="7" table:default-cell-style-name="ce38"/>
        <table:table-column table:style-name="co59" table:default-cell-style-name="ce38"/>
        <table:table-column table:style-name="co60" table:default-cell-style-name="ce38"/>
        <table:table-column table:style-name="co56" table:number-columns-repeated="2" table:default-cell-style-name="ce38"/>
        <table:table-column table:style-name="co61" table:default-cell-style-name="ce38"/>
        <table:table-column table:style-name="co62" table:default-cell-style-name="ce38"/>
        <table:table-column table:style-name="co56" table:number-columns-repeated="993" table:default-cell-style-name="ce38"/>
        <table:table-column table:style-name="co56" table:number-columns-repeated="13" table:default-cell-style-name="Default"/>
        <table:table-row table:style-name="ro1">
          <table:table-cell table:number-columns-repeated="1024"/>
        </table:table-row>
        <table:table-row table:style-name="ro108">
          <table:table-cell table:number-columns-repeated="2"/>
          <table:table-cell table:style-name="ce43" office:value-type="string">
            <text:p>Mind-Alliance Analyst Test</text:p>
          </table:table-cell>
          <table:table-cell table:number-columns-repeated="2"/>
          <table:table-cell office:value-type="string">
            <text:p>Date</text:p>
          </table:table-cell>
          <table:table-cell table:style-name="ce94" office:value-type="string">
            <text:p>01/15/2013</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08">
          <table:table-cell/>
          <table:table-cell table:style-name="ce41"/>
          <table:table-cell table:style-name="ce41" office:value-type="string">
            <text:p>Category</text:p>
          </table:table-cell>
          <table:table-cell office:value-type="string">
            <text:p>Priority</text:p>
          </table:table-cell>
          <table:table-cell table:style-name="ce49" office:value-type="string">
            <text:p>Total Test Cases</text:p>
          </table:table-cell>
          <table:table-cell table:style-name="ce89" office:value-type="string">
            <text:p>Pass</text:p>
          </table:table-cell>
          <table:table-cell table:style-name="ce89" office:value-type="string">
            <text:p>Fail</text:p>
          </table:table-cell>
          <table:table-cell table:style-name="ce89" office:value-type="string">
            <text:p>Not Run</text:p>
          </table:table-cell>
          <table:table-cell table:style-name="ce89" office:value-type="string">
            <text:p>Block</text:p>
          </table:table-cell>
          <table:table-cell table:style-name="ce89"/>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08">
          <table:table-cell/>
          <table:table-cell table:style-name="ce42"/>
          <table:table-cell table:style-name="ce42" office:value-type="string">
            <text:p>Analyst Login</text:p>
          </table:table-cell>
          <table:table-cell table:style-name="ce42"/>
          <table:table-cell table:style-name="ce50"/>
          <table:table-cell table:style-name="ce9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08">
          <table:table-cell/>
          <table:table-cell table:style-name="ce41" table:number-columns-repeated="2"/>
          <table:table-cell table:style-name="ce41" office:value-type="string">
            <text:p>L0</text:p>
          </table:table-cell>
          <table:table-cell table:style-name="ce51" table:formula="of:=COUNTIF([Analyst_Login.B2:.B156];&quot;L0&quot;)" office:value-type="float" office:value="2">
            <text:p>2</text:p>
          </table:table-cell>
          <table:table-cell table:style-name="ce91" table:formula="of:=SUMPRODUCT(([Analyst_Login.B2:.B156]=&quot;L0&quot;)*([Analyst_Login.J2:.J156]=&quot;PASS&quot;))" office:value-type="float" office:value="2">
            <text:p>2</text:p>
          </table:table-cell>
          <table:table-cell table:style-name="ce92" table:formula="of:=SUMPRODUCT(([Analyst_Login.B2:.B156]=&quot;L0&quot;)*([Analyst_Login.J2:.J156]=&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08">
          <table:table-cell/>
          <table:table-cell table:style-name="ce41" table:number-columns-repeated="2"/>
          <table:table-cell table:style-name="ce41" office:value-type="string">
            <text:p>L1</text:p>
          </table:table-cell>
          <table:table-cell table:style-name="ce51" table:formula="of:=COUNTIF([Analyst_Login.B3:.B156];&quot;L1&quot;)" office:value-type="float" office:value="8">
            <text:p>8</text:p>
          </table:table-cell>
          <table:table-cell table:style-name="ce92" table:formula="of:=SUMPRODUCT(([Analyst_Login.B2:.B156]=&quot;L1&quot;)*([Analyst_Login.J2:.J156]=&quot;PASS&quot;))" office:value-type="float" office:value="7">
            <text:p>7</text:p>
          </table:table-cell>
          <table:table-cell table:style-name="ce92" table:formula="of:=SUMPRODUCT(([Analyst_Login.B2:.B156]=&quot;L1&quot;)*([Analyst_Login.J2:.J156]=&quot;FAIL&quot;))" office:value-type="float" office:value="1">
            <text:p>1</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table-cell table:number-columns-repeated="1011"/>
        </table:table-row>
        <table:table-row table:style-name="ro108">
          <table:table-cell/>
          <table:table-cell table:style-name="ce41" table:number-columns-repeated="2"/>
          <table:table-cell table:style-name="ce41" office:value-type="string">
            <text:p>L2</text:p>
          </table:table-cell>
          <table:table-cell table:style-name="ce52" table:formula="of:=COUNTIF([Analyst_Login.B3:.B156];&quot;L2&quot;)" office:value-type="float" office:value="6">
            <text:p>6</text:p>
          </table:table-cell>
          <table:table-cell table:style-name="ce92" table:formula="of:=SUMPRODUCT(([Analyst_Login.J2:.J156]=&quot;PASS&quot;)*([Analyst_Login.B3:.B156]=&quot;L2&quot;))" office:value-type="float" office:value="6">
            <text:p>6</text:p>
          </table:table-cell>
          <table:table-cell table:style-name="ce92" table:formula="of:=SUMPRODUCT(([Analyst_Login.B3:.B156]=&quot;L2&quot;)*([Analyst_Login.J2:.J156]=&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3</text:p>
          </table:table-cell>
          <table:table-cell table:style-name="ce51" table:formula="of:=COUNTIF([Analyst_Login.B3:.B156];&quot;L3&quot;)" office:value-type="float" office:value="2">
            <text:p>2</text:p>
          </table:table-cell>
          <table:table-cell table:style-name="ce92" table:formula="of:=SUMPRODUCT(([Analyst_Login.B2:.B156]=&quot;L3&quot;)*([Analyst_Login.J2:.J156]=&quot;PASS&quot;))" office:value-type="float" office:value="2">
            <text:p>2</text:p>
          </table:table-cell>
          <table:table-cell table:style-name="ce92" table:formula="of:=SUMPRODUCT(([Analyst_Login.B2:.B156]=&quot;L3&quot;)*([Analyst_Login.J2:.J156]=&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office:value-type="string">
            <text:p>Defect</text:p>
          </table:table-cell>
          <table:table-cell table:style-name="ce96"/>
          <table:table-cell table:number-columns-repeated="1011"/>
        </table:table-row>
        <table:table-row table:style-name="ro108">
          <table:table-cell/>
          <table:table-cell table:style-name="ce41" table:number-columns-repeated="2"/>
          <table:table-cell table:style-name="Default" table:number-columns-repeated="6"/>
          <table:table-cell table:number-columns-repeated="2"/>
          <table:table-cell office:value-type="string">
            <text:p>Enhancements</text:p>
          </table:table-cell>
          <table:table-cell table:style-name="ce50"/>
          <table:table-cell table:number-columns-repeated="1011"/>
        </table:table-row>
        <table:table-row table:style-name="ro108">
          <table:table-cell/>
          <table:table-cell table:style-name="ce42"/>
          <table:table-cell table:style-name="ce42" office:value-type="string">
            <text:p>Analyst Header</text:p>
          </table:table-cell>
          <table:table-cell table:style-name="ce42" table:number-columns-repeated="2"/>
          <table:table-cell table:style-name="ce90" table:number-columns-repeated="4"/>
          <table:table-cell table:number-columns-repeated="2"/>
          <table:table-cell table:style-name="ce95" office:value-type="string">
            <text:p>Closed</text:p>
          </table:table-cell>
          <table:table-cell table:style-name="ce97"/>
          <table:table-cell table:number-columns-repeated="1011"/>
        </table:table-row>
        <table:table-row table:style-name="ro108">
          <table:table-cell/>
          <table:table-cell table:style-name="ce41" table:number-columns-repeated="2"/>
          <table:table-cell table:style-name="ce41" office:value-type="string">
            <text:p>L0</text:p>
          </table:table-cell>
          <table:table-cell table:style-name="ce51" table:formula="of:=COUNTIF([Analyst_Header.B2:.B59];&quot;L0&quot;)" office:value-type="float" office:value="2">
            <text:p>2</text:p>
          </table:table-cell>
          <table:table-cell table:style-name="ce92" table:formula="of:=SUMPRODUCT(([Analyst_Header.B2:.B151]=&quot;L0&quot;)*([Analyst_Header.J2:.J151]=&quot;PASS&quot;))" office:value-type="float" office:value="2">
            <text:p>2</text:p>
          </table:table-cell>
          <table:table-cell table:style-name="ce92" table:formula="of:=SUMPRODUCT(([Analyst_Header.B2:.B151]=&quot;L0&quot;)*([Analyst_Header.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office:value-type="string">
            <text:p>Query</text:p>
          </table:table-cell>
          <table:table-cell table:style-name="ce98"/>
          <table:table-cell table:number-columns-repeated="1011"/>
        </table:table-row>
        <table:table-row table:style-name="ro108">
          <table:table-cell/>
          <table:table-cell table:style-name="ce41" table:number-columns-repeated="2"/>
          <table:table-cell table:style-name="ce41" office:value-type="string">
            <text:p>L1</text:p>
          </table:table-cell>
          <table:table-cell table:style-name="ce51" table:formula="of:=COUNTIF([Analyst_Header.B2:.B59];&quot;L1&quot;)" office:value-type="float" office:value="2">
            <text:p>2</text:p>
          </table:table-cell>
          <table:table-cell table:style-name="ce92" table:formula="of:=SUMPRODUCT(([Analyst_Header.B2:.B151]=&quot;L1&quot;)*([Analyst_Header.J2:.J151]=&quot;PASS&quot;))" office:value-type="float" office:value="2">
            <text:p>2</text:p>
          </table:table-cell>
          <table:table-cell table:style-name="ce92" table:formula="of:=SUMPRODUCT(([Analyst_Header.B2:.B151]=&quot;L0&quot;)*([Analyst_Header.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ce95" office:value-type="string">
            <text:p>Blocked</text:p>
          </table:table-cell>
          <table:table-cell table:style-name="ce99"/>
          <table:table-cell table:style-name="ce105" table:number-columns-repeated="4"/>
          <table:table-cell table:number-columns-repeated="1007"/>
        </table:table-row>
        <table:table-row table:style-name="ro108">
          <table:table-cell/>
          <table:table-cell table:style-name="ce41" table:number-columns-repeated="2"/>
          <table:table-cell table:style-name="ce41" office:value-type="string">
            <text:p>L2</text:p>
          </table:table-cell>
          <table:table-cell table:style-name="ce51" table:formula="of:=COUNTIF([Analyst_Header.B2:.B59];&quot;L2&quot;)" office:value-type="float" office:value="0">
            <text:p>0</text:p>
          </table:table-cell>
          <table:table-cell table:style-name="ce92" table:formula="of:=SUMPRODUCT(([Analyst_Header.B2:.B151]=&quot;L2&quot;)*([Analyst_Header.J2:.J151]=&quot;PASS&quot;))" office:value-type="float" office:value="0">
            <text:p>0</text:p>
          </table:table-cell>
          <table:table-cell table:style-name="ce92" table:formula="of:=SUMPRODUCT(([Analyst_Header.B2:.B151]=&quot;L0&quot;)*([Analyst_Header.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ce95"/>
          <table:table-cell table:style-name="ce100"/>
          <table:table-cell table:style-name="ce105" table:number-columns-repeated="4"/>
          <table:table-cell/>
          <table:table-cell table:style-name="ce116" office:value-type="string">
            <text:p>Internet Explorer</text:p>
          </table:table-cell>
          <table:table-cell table:number-columns-repeated="1005"/>
        </table:table-row>
        <table:table-row table:style-name="ro108">
          <table:table-cell/>
          <table:table-cell table:style-name="ce41" table:number-columns-repeated="2"/>
          <table:table-cell table:style-name="ce41" office:value-type="string">
            <text:p>L3</text:p>
          </table:table-cell>
          <table:table-cell table:style-name="ce51" table:formula="of:=COUNTIF([Analyst_Header.B2:.B59];&quot;L3&quot;)" office:value-type="float" office:value="1">
            <text:p>1</text:p>
          </table:table-cell>
          <table:table-cell table:style-name="ce92" table:formula="of:=SUMPRODUCT(([Analyst_Header.B2:.B151]=&quot;L3&quot;)*([Analyst_Header.J2:.J151]=&quot;PASS&quot;))" office:value-type="float" office:value="1">
            <text:p>1</text:p>
          </table:table-cell>
          <table:table-cell table:style-name="ce92" table:formula="of:=SUMPRODUCT(([Analyst_Header.B2:.B151]=&quot;L3&quot;)*([Analyst_Header.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101" office:value-type="string">
            <text:p>Category</text:p>
          </table:table-cell>
          <table:table-cell table:style-name="ce49" office:value-type="string">
            <text:p>Total Test Cases</text:p>
          </table:table-cell>
          <table:table-cell table:style-name="ce49" office:value-type="string">
            <text:p>Pass</text:p>
          </table:table-cell>
          <table:table-cell table:style-name="ce49" office:value-type="string">
            <text:p>Fail</text:p>
          </table:table-cell>
          <table:table-cell table:style-name="ce49" office:value-type="string">
            <text:p>Can be Automated?</text:p>
          </table:table-cell>
          <table:table-cell table:style-name="ce111" office:value-type="string">
            <text:p>Automated</text:p>
          </table:table-cell>
          <table:table-cell table:style-name="ce117" office:value-type="string">
            <text:p>Pass</text:p>
          </table:table-cell>
          <table:table-cell table:style-name="ce117" office:value-type="string">
            <text:p>Fail</text:p>
          </table:table-cell>
          <table:table-cell table:number-columns-repeated="1004"/>
        </table:table-row>
        <table:table-row table:style-name="ro108">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Login</text:p>
          </table:table-cell>
          <table:table-cell table:style-name="ce51" table:formula="of:=COUNTA([Analyst_Login.A3:.A57])" office:value-type="float" office:value="17">
            <text:p>17</text:p>
          </table:table-cell>
          <table:table-cell table:style-name="ce51" table:formula="of:=COUNTIF([Analyst_Login.J2:.J35];&quot;PASS&quot;)" office:value-type="float" office:value="17">
            <text:p>17</text:p>
          </table:table-cell>
          <table:table-cell table:style-name="ce51" table:formula="of:=COUNTIF([Analyst_Login.J2:.J35];&quot;FAIL&quot;)" office:value-type="float" office:value="1">
            <text:p>1</text:p>
          </table:table-cell>
          <table:table-cell table:style-name="ce51" table:formula="of:=COUNTIF([Analyst_Login.H2:.H35];&quot;YES&quot;)" office:value-type="float" office:value="1">
            <text:p>1</text:p>
          </table:table-cell>
          <table:table-cell table:style-name="ce112" table:formula="of:=COUNTIF([Analyst_Login.J2:.J114];&quot;YES&quot;)" office:value-type="float" office:value="0">
            <text:p>0</text:p>
          </table:table-cell>
          <table:table-cell table:formula="of:=COUNTIF([Analyst_Login.R2:.R101];&quot;YES&quot;)" office:value-type="float" office:value="0">
            <text:p>0</text:p>
          </table:table-cell>
          <table:table-cell table:formula="of:=COUNTIF([Analyst_Login.R2:.R107];&quot;No&quot;)" office:value-type="float" office:value="0">
            <text:p>0</text:p>
          </table:table-cell>
          <table:table-cell table:number-columns-repeated="1004"/>
        </table:table-row>
        <table:table-row table:style-name="ro108">
          <table:table-cell/>
          <table:table-cell table:style-name="ce42"/>
          <table:table-cell table:style-name="ce42" office:value-type="string">
            <text:p>Analyst Projects</text:p>
          </table:table-cell>
          <table:table-cell table:style-name="ce42" table:number-columns-repeated="2"/>
          <table:table-cell table:style-name="ce90" table:number-columns-repeated="4"/>
          <table:table-cell table:number-columns-repeated="2"/>
          <table:table-cell table:style-name="Default"/>
          <table:table-cell table:style-name="ce41" office:value-type="string">
            <text:p>Analyst Headers</text:p>
          </table:table-cell>
          <table:table-cell table:style-name="ce51" table:formula="of:=COUNTA([Analyst_Header.A1:.A24])" office:value-type="float" office:value="6">
            <text:p>6</text:p>
          </table:table-cell>
          <table:table-cell table:style-name="ce51" table:formula="of:=COUNTIF([Analyst_Header.J2:.J330];&quot;PASS&quot;)" office:value-type="float" office:value="5">
            <text:p>5</text:p>
          </table:table-cell>
          <table:table-cell table:style-name="ce51" table:formula="of:=COUNTIF([Analyst_Header.J2:.J530];&quot;FAIL&quot;)" office:value-type="float" office:value="0">
            <text:p>0</text:p>
          </table:table-cell>
          <table:table-cell table:style-name="ce51" table:formula="of:=COUNTA([Analyst_Header.H2:.H30];&quot;YES&quot;)" office:value-type="float" office:value="5">
            <text:p>5</text:p>
          </table:table-cell>
          <table:table-cell table:style-name="ce113"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108">
          <table:table-cell/>
          <table:table-cell table:style-name="ce41" table:number-columns-repeated="2"/>
          <table:table-cell table:style-name="ce41" office:value-type="string">
            <text:p>L0</text:p>
          </table:table-cell>
          <table:table-cell table:style-name="ce51" table:formula="of:=COUNTIF([Analyst_Projects.B2:.B150];&quot;L0&quot;)" office:value-type="float" office:value="2">
            <text:p>2</text:p>
          </table:table-cell>
          <table:table-cell table:style-name="ce92" table:formula="of:=SUMPRODUCT(([Analyst_Projects.B2:.B151]=&quot;L0&quot;)*([Analyst_Projects.J2:.J151]=&quot;PASS&quot;))" office:value-type="float" office:value="2">
            <text:p>2</text:p>
          </table:table-cell>
          <table:table-cell table:style-name="ce92" table:formula="of:=SUMPRODUCT(([Analyst_Projects.B2:.B151]=&quot;L0&quot;)*([Analyst_Project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Projects</text:p>
          </table:table-cell>
          <table:table-cell table:style-name="ce51" table:formula="of:=COUNTA([Analyst_Projects.A2:.A68])" office:value-type="float" office:value="25">
            <text:p>25</text:p>
          </table:table-cell>
          <table:table-cell table:style-name="ce51" table:formula="of:=COUNTIF([Analyst_Projects.J2:.J330];&quot;PASS&quot;)" office:value-type="float" office:value="20">
            <text:p>20</text:p>
          </table:table-cell>
          <table:table-cell table:style-name="ce51" table:formula="of:=COUNTIF([Analyst_Projects.J2:.J530];&quot;FAIL&quot;)" office:value-type="float" office:value="5">
            <text:p>5</text:p>
          </table:table-cell>
          <table:table-cell table:style-name="ce51" table:formula="of:=COUNTA([Analyst_Projects.H2:.H30];&quot;YES&quot;)" office:value-type="float" office:value="1">
            <text:p>1</text:p>
          </table:table-cell>
          <table:table-cell table:style-name="ce113" office:value-type="float" office:value="0">
            <text:p>0</text:p>
          </table:table-cell>
          <table:table-cell table:number-columns-repeated="1006"/>
        </table:table-row>
        <table:table-row table:style-name="ro108">
          <table:table-cell/>
          <table:table-cell table:style-name="ce41" table:number-columns-repeated="2"/>
          <table:table-cell table:style-name="ce41" office:value-type="string">
            <text:p>L1</text:p>
          </table:table-cell>
          <table:table-cell table:style-name="ce51" table:formula="of:=COUNTIF([Analyst_Projects.B2:.B150];&quot;L1&quot;)" office:value-type="float" office:value="13">
            <text:p>13</text:p>
          </table:table-cell>
          <table:table-cell table:style-name="ce92" table:formula="of:=SUMPRODUCT(([Analyst_Projects.B2:.B151]=&quot;L1&quot;)*([Analyst_Projects.J2:.J151]=&quot;PASS&quot;))" office:value-type="float" office:value="12">
            <text:p>12</text:p>
          </table:table-cell>
          <table:table-cell table:style-name="ce92" table:formula="of:=SUMPRODUCT(([Analyst_Projects.B2:.B151]=&quot;L1&quot;)*([Analyst_Projects.J2:.J151]=&quot;FAIL&quot;))" office:value-type="float" office:value="1">
            <text:p>1</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nterviews</text:p>
          </table:table-cell>
          <table:table-cell table:style-name="ce51" table:formula="of:=COUNTA([Analyst_Interviews.A2:.A493])" office:value-type="float" office:value="64">
            <text:p>64</text:p>
          </table:table-cell>
          <table:table-cell table:style-name="ce51" table:formula="of:=COUNTIF([Analyst_Interviews.J2:.J330];&quot;PASS&quot;)" office:value-type="float" office:value="53">
            <text:p>53</text:p>
          </table:table-cell>
          <table:table-cell table:style-name="ce51" table:formula="of:=COUNTIF([Analyst_Interviews.J2:.J530];&quot;FAIL&quot;)" office:value-type="float" office:value="11">
            <text:p>11</text:p>
          </table:table-cell>
          <table:table-cell table:style-name="ce51" table:formula="of:=COUNTA([Analyst_Interviews.H2:.H30];&quot;YES&quot;)" office:value-type="float" office:value="9">
            <text:p>9</text:p>
          </table:table-cell>
          <table:table-cell table:style-name="ce113"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108">
          <table:table-cell/>
          <table:table-cell table:style-name="ce41" table:number-columns-repeated="2"/>
          <table:table-cell table:style-name="ce41" office:value-type="string">
            <text:p>L2</text:p>
          </table:table-cell>
          <table:table-cell table:style-name="ce51" table:formula="of:=COUNTIF([Analyst_Projects.B2:.B150];&quot;L2&quot;)" office:value-type="float" office:value="4">
            <text:p>4</text:p>
          </table:table-cell>
          <table:table-cell table:style-name="ce92" table:formula="of:=SUMPRODUCT(([Analyst_Projects.B2:.B151]=&quot;L2&quot;)*([Analyst_Projects.J2:.J151]=&quot;PASS&quot;))" office:value-type="float" office:value="1">
            <text:p>1</text:p>
          </table:table-cell>
          <table:table-cell table:style-name="ce92" table:formula="of:=SUMPRODUCT(([Analyst_Projects.B2:.B151]=&quot;L2&quot;)*([Analyst_Projects.J2:.J151]=&quot;FAIL&quot;))" office:value-type="float" office:value="3">
            <text:p>3</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ummarys</text:p>
          </table:table-cell>
          <table:table-cell table:style-name="ce51" table:formula="of:=COUNTA([Analyst_Summarys.A2:.A335])" office:value-type="float" office:value="66">
            <text:p>66</text:p>
          </table:table-cell>
          <table:table-cell table:style-name="ce51" table:formula="of:=COUNTIF([Analyst_Summarys.J2:.J332];&quot;PASS&quot;)" office:value-type="float" office:value="60">
            <text:p>60</text:p>
          </table:table-cell>
          <table:table-cell table:style-name="ce51" table:formula="of:=COUNTIF([Analyst_Summarys.J2:.J532];&quot;FAIL&quot;)" office:value-type="float" office:value="6">
            <text:p>6</text:p>
          </table:table-cell>
          <table:table-cell table:style-name="ce51" table:formula="of:=COUNTA([Analyst_Summarys.H2:.H32];&quot;YES&quot;)" office:value-type="float" office:value="13">
            <text:p>13</text:p>
          </table:table-cell>
          <table:table-cell table:style-name="ce113"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108">
          <table:table-cell/>
          <table:table-cell table:style-name="ce41" table:number-columns-repeated="2"/>
          <table:table-cell table:style-name="ce41" office:value-type="string">
            <text:p>L3</text:p>
          </table:table-cell>
          <table:table-cell table:style-name="ce51" table:formula="of:=COUNTIF([Analyst_Projects.B2:.B150];&quot;L3&quot;)" office:value-type="float" office:value="4">
            <text:p>4</text:p>
          </table:table-cell>
          <table:table-cell table:style-name="ce92" table:formula="of:=SUMPRODUCT(([Analyst_Projects.B2:.B151]=&quot;L3&quot;)*([Analyst_Projects.J2:.J151]=&quot;PASS&quot;))" office:value-type="float" office:value="3">
            <text:p>3</text:p>
          </table:table-cell>
          <table:table-cell table:style-name="ce92" table:formula="of:=SUMPRODUCT(([Analyst_Projects.B2:.B151]=&quot;L3&quot;)*([Analyst_Projects.J2:.J151]=&quot;FAIL&quot;))" office:value-type="float" office:value="1">
            <text:p>1</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ssues</text:p>
          </table:table-cell>
          <table:table-cell table:style-name="ce51" table:formula="of:=COUNTA([Analyst_Issues.A2:.A269])" office:value-type="float" office:value="144">
            <text:p>144</text:p>
          </table:table-cell>
          <table:table-cell table:style-name="ce51" table:formula="of:=COUNTIF([Analyst_Issues.J2:.J330];&quot;PASS&quot;)" office:value-type="float" office:value="131">
            <text:p>131</text:p>
          </table:table-cell>
          <table:table-cell table:style-name="ce51" table:formula="of:=COUNTIF([Analyst_Issues.J2:.J530];&quot;FAIL&quot;)" office:value-type="float" office:value="13">
            <text:p>13</text:p>
          </table:table-cell>
          <table:table-cell table:style-name="ce51" table:formula="of:=COUNTA([Analyst_Issues.H2:.H330];&quot;YES&quot;)" office:value-type="float" office:value="1">
            <text:p>1</text:p>
          </table:table-cell>
          <table:table-cell table:style-name="ce113"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108">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Flows</text:p>
          </table:table-cell>
          <table:table-cell table:style-name="ce51" table:formula="of:=COUNTA([Analyst_Flows.A2:.A54])" office:value-type="float" office:value="53">
            <text:p>53</text:p>
          </table:table-cell>
          <table:table-cell table:style-name="ce51" table:formula="of:=COUNTIF([Analyst_Flows.J2:.J330];&quot;PASS&quot;)" office:value-type="float" office:value="50">
            <text:p>50</text:p>
          </table:table-cell>
          <table:table-cell table:style-name="ce51" table:formula="of:=COUNTIF([Analyst_Flows.J2:.J530];&quot;FAIL&quot;)" office:value-type="float" office:value="8">
            <text:p>8</text:p>
          </table:table-cell>
          <table:table-cell table:style-name="ce51" table:formula="of:=COUNTA([Analyst_Flows.H2:.H30];&quot;YES&quot;)" office:value-type="float" office:value="1">
            <text:p>1</text:p>
          </table:table-cell>
          <table:table-cell table:style-name="ce113"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108">
          <table:table-cell/>
          <table:table-cell table:style-name="ce42"/>
          <table:table-cell table:style-name="ce42" office:value-type="string">
            <text:p>Analyst Interviews</text:p>
          </table:table-cell>
          <table:table-cell table:style-name="ce42" table:number-columns-repeated="2"/>
          <table:table-cell table:style-name="ce90" table:number-columns-repeated="4"/>
          <table:table-cell table:number-columns-repeated="2"/>
          <table:table-cell table:style-name="Default"/>
          <table:table-cell table:style-name="ce41" office:value-type="string">
            <text:p>Analyst Approaches</text:p>
          </table:table-cell>
          <table:table-cell table:style-name="ce51" table:formula="of:=COUNTA([Analyst_Approaches.A2:.A369])" office:value-type="float" office:value="59">
            <text:p>59</text:p>
          </table:table-cell>
          <table:table-cell table:style-name="ce51" table:formula="of:=COUNTIF([Analyst_Approaches.J2:.J331];&quot;PASS&quot;)" office:value-type="float" office:value="52">
            <text:p>52</text:p>
          </table:table-cell>
          <table:table-cell table:style-name="ce51" table:formula="of:=COUNTIF([Analyst_Approaches.J2:.J531];&quot;FAIL&quot;)" office:value-type="float" office:value="7">
            <text:p>7</text:p>
          </table:table-cell>
          <table:table-cell table:style-name="ce51" table:formula="of:=COUNTA([Analyst_Approaches.H2:.H30];&quot;YES&quot;)" office:value-type="float" office:value="1">
            <text:p>1</text:p>
          </table:table-cell>
          <table:table-cell table:style-name="ce113"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108">
          <table:table-cell/>
          <table:table-cell table:style-name="ce41" table:number-columns-repeated="2"/>
          <table:table-cell table:style-name="ce41" office:value-type="string">
            <text:p>L0</text:p>
          </table:table-cell>
          <table:table-cell table:style-name="ce51" table:formula="of:=COUNTIF([Analyst_Interviews.B2:.B150];&quot;L0&quot;)" office:value-type="float" office:value="1">
            <text:p>1</text:p>
          </table:table-cell>
          <table:table-cell table:style-name="ce92" table:formula="of:=SUMPRODUCT(([Analyst_Interviews.B2:.B151]=&quot;L0&quot;)*([Analyst_Interviews.J2:.J151]=&quot;PASS&quot;))" office:value-type="float" office:value="1">
            <text:p>1</text:p>
          </table:table-cell>
          <table:table-cell table:style-name="ce92" table:formula="of:=SUMPRODUCT(([Analyst_Interviews.B2:.B151]=&quot;L0&quot;)*([Analyst_Interview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Documents</text:p>
          </table:table-cell>
          <table:table-cell table:style-name="ce51" table:formula="of:=COUNTA([Analyst_Documents.A3:.A369])" office:value-type="float" office:value="32">
            <text:p>32</text:p>
          </table:table-cell>
          <table:table-cell table:style-name="ce51" table:formula="of:=COUNTIF([Analyst_Documents.J2:.J330];&quot;PASS&quot;)" office:value-type="float" office:value="24">
            <text:p>24</text:p>
          </table:table-cell>
          <table:table-cell table:style-name="ce51" table:formula="of:=COUNTIF([Analyst_Documents.J2:.J530];&quot;FAIL&quot;)" office:value-type="float" office:value="9">
            <text:p>9</text:p>
          </table:table-cell>
          <table:table-cell table:style-name="ce51" table:formula="of:=COUNTA([Analyst_Documents.H2:.H30];&quot;YES&quot;)" office:value-type="float" office:value="1">
            <text:p>1</text:p>
          </table:table-cell>
          <table:table-cell table:style-name="ce113"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108">
          <table:table-cell/>
          <table:table-cell table:style-name="ce41" table:number-columns-repeated="2"/>
          <table:table-cell table:style-name="ce41" office:value-type="string">
            <text:p>L1</text:p>
          </table:table-cell>
          <table:table-cell table:style-name="ce51" table:formula="of:=COUNTIF([Analyst_Interviews.B2:.B150];&quot;L1&quot;)" office:value-type="float" office:value="44">
            <text:p>44</text:p>
          </table:table-cell>
          <table:table-cell table:style-name="ce92" table:formula="of:=SUMPRODUCT(([Analyst_Interviews.B2:.B151]=&quot;L1&quot;)*([Analyst_Interviews.J2:.J151]=&quot;PASS&quot;))" office:value-type="float" office:value="43">
            <text:p>43</text:p>
          </table:table-cell>
          <table:table-cell table:style-name="ce92" table:formula="of:=SUMPRODUCT(([Analyst_Interviews.B2:.B151]=&quot;L1&quot;)*([Analyst_Interview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Accessibility Tests</text:p>
          </table:table-cell>
          <table:table-cell table:style-name="ce51" table:formula="of:=COUNTA([Accessibility_Test.D1:.D369])" office:value-type="float" office:value="1">
            <text:p>1</text:p>
          </table:table-cell>
          <table:table-cell table:style-name="ce51" table:formula="of:=COUNTIF([Security_Tests.I4:.I156];&quot;PASS&quot;)" office:value-type="float" office:value="0">
            <text:p>0</text:p>
          </table:table-cell>
          <table:table-cell table:style-name="ce51" table:formula="of:=COUNTIF([Security_Tests.J2:.J530];&quot;FAIL&quot;)" office:value-type="float" office:value="0">
            <text:p>0</text:p>
          </table:table-cell>
          <table:table-cell table:style-name="ce51" table:formula="of:=COUNTA([Accessibility_Test.H2:.H29];&quot;YES&quot;)" office:value-type="float" office:value="1">
            <text:p>1</text:p>
          </table:table-cell>
          <table:table-cell table:style-name="ce113"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108">
          <table:table-cell/>
          <table:table-cell table:style-name="ce41" table:number-columns-repeated="2"/>
          <table:table-cell table:style-name="ce41" office:value-type="string">
            <text:p>L2</text:p>
          </table:table-cell>
          <table:table-cell table:style-name="ce51" table:formula="of:=COUNTIF([Analyst_Interviews.B2:.B150];&quot;L2&quot;)" office:value-type="float" office:value="17">
            <text:p>17</text:p>
          </table:table-cell>
          <table:table-cell table:style-name="ce92" table:formula="of:=SUMPRODUCT(([Analyst_Interviews.B2:.B151]=&quot;L2&quot;)*([Analyst_Interviews.J2:.J151]=&quot;PASS&quot;))" office:value-type="float" office:value="6">
            <text:p>6</text:p>
          </table:table-cell>
          <table:table-cell table:style-name="ce92" table:formula="of:=SUMPRODUCT(([Analyst_Interviews.B2:.B151]=&quot;L2&quot;)*([Analyst_Interviews.J2:.J151]=&quot;FAIL&quot;))" office:value-type="float" office:value="11">
            <text:p>11</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ecurity Tests</text:p>
          </table:table-cell>
          <table:table-cell table:style-name="ce51" table:formula="of:=COUNTA([Security_Tests.A2:.A371])" office:value-type="float" office:value="8">
            <text:p>8</text:p>
          </table:table-cell>
          <table:table-cell table:style-name="ce51" table:formula="of:=COUNTIF([Security_Tests.G2:.G330];&quot;PASS&quot;)" office:value-type="float" office:value="2">
            <text:p>2</text:p>
          </table:table-cell>
          <table:table-cell table:style-name="ce51" table:formula="of:=COUNTIF([Security_Tests.G2:.G330];&quot;FAIL&quot;)" office:value-type="float" office:value="5">
            <text:p>5</text:p>
          </table:table-cell>
          <table:table-cell table:style-name="ce51" table:formula="of:=COUNTIF([Security_Tests.H2:.H330];&quot;YES&quot;)" office:value-type="float" office:value="0">
            <text:p>0</text:p>
          </table:table-cell>
          <table:table-cell table:style-name="ce113"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108">
          <table:table-cell/>
          <table:table-cell table:style-name="ce41" table:number-columns-repeated="2"/>
          <table:table-cell table:style-name="ce41" office:value-type="string">
            <text:p>L3</text:p>
          </table:table-cell>
          <table:table-cell table:style-name="ce51" table:formula="of:=COUNTIF([Analyst_Interviews.B2:.B150];&quot;L3&quot;)" office:value-type="float" office:value="2">
            <text:p>2</text:p>
          </table:table-cell>
          <table:table-cell table:style-name="ce92" table:formula="of:=SUMPRODUCT(([Analyst_Interviews.B2:.B151]=&quot;L3&quot;)*([Analyst_Interviews.J2:.J151]=&quot;PASS&quot;))" office:value-type="float" office:value="2">
            <text:p>2</text:p>
          </table:table-cell>
          <table:table-cell table:style-name="ce92" table:formula="of:=SUMPRODUCT(([Analyst_Interviews.B2:.B151]=&quot;L3&quot;)*([Analyst_Interview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Test Data</text:p>
          </table:table-cell>
          <table:table-cell table:style-name="ce51" table:formula="of:=COUNTA([Analyst_TestData.A6:.A372])" office:value-type="float" office:value="0">
            <text:p>0</text:p>
          </table:table-cell>
          <table:table-cell table:style-name="ce51" table:formula="of:=COUNTIF([Security_Tests.I6:.I158];&quot;PASS&quot;)" office:value-type="float" office:value="0">
            <text:p>0</text:p>
          </table:table-cell>
          <table:table-cell table:style-name="ce51" table:formula="of:=COUNTIF([Security_Tests.J2:.J530];&quot;FAIL&quot;)" office:value-type="float" office:value="0">
            <text:p>0</text:p>
          </table:table-cell>
          <table:table-cell table:style-name="ce51" table:formula="of:=COUNTA([Analyst_TestData.D6:.D372])" office:value-type="float" office:value="0">
            <text:p>0</text:p>
          </table:table-cell>
          <table:table-cell table:style-name="ce113"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108">
          <table:table-cell/>
          <table:table-cell table:style-name="ce41" table:number-columns-repeated="2"/>
          <table:table-cell table:style-name="Default" table:number-columns-repeated="6"/>
          <table:table-cell table:number-columns-repeated="2"/>
          <table:table-cell table:style-name="Default"/>
          <table:table-cell table:style-name="ce102" office:value-type="string">
            <text:p>Defects Test cases</text:p>
          </table:table-cell>
          <table:table-cell table:style-name="ce106" table:formula="of:=COUNTA([Analyst_TestData.A7:.A373])" office:value-type="float" office:value="0">
            <text:p>0</text:p>
          </table:table-cell>
          <table:table-cell table:style-name="ce106" table:formula="of:=COUNTIF([Security_Tests.I7:.I159];&quot;PASS&quot;)" office:value-type="float" office:value="0">
            <text:p>0</text:p>
          </table:table-cell>
          <table:table-cell table:style-name="ce106" table:formula="of:=COUNTIF([Security_Tests.J2:.J530];&quot;FAIL&quot;)" office:value-type="float" office:value="0">
            <text:p>0</text:p>
          </table:table-cell>
          <table:table-cell table:style-name="ce106" table:formula="of:=COUNTA([Analyst_TestData.D7:.D373])" office:value-type="float" office:value="0">
            <text:p>0</text:p>
          </table:table-cell>
          <table:table-cell table:style-name="ce114" table:formula="of:=COUNTIF([Analyst_TestData.J7:.J90];&quot;YES&quot;)"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Default"/>
          <table:table-cell table:number-columns-repeated="1003"/>
        </table:table-row>
        <table:table-row table:style-name="ro108">
          <table:table-cell/>
          <table:table-cell table:style-name="ce42"/>
          <table:table-cell table:style-name="ce42" office:value-type="string">
            <text:p>Analyst Summary</text:p>
          </table:table-cell>
          <table:table-cell table:style-name="ce42" table:number-columns-repeated="2"/>
          <table:table-cell table:style-name="ce90" table:number-columns-repeated="4"/>
          <table:table-cell table:number-columns-repeated="2"/>
          <table:table-cell table:style-name="Default"/>
          <table:table-cell table:style-name="ce103" office:value-type="string">
            <text:p>End-To-End</text:p>
          </table:table-cell>
          <table:table-cell table:style-name="ce51" table:formula="of:=COUNTA([End_To_End.A2:.A277])" office:value-type="float" office:value="13">
            <text:p>13</text:p>
          </table:table-cell>
          <table:table-cell table:style-name="ce23" table:number-columns-repeated="6"/>
          <table:table-cell table:style-name="Default"/>
          <table:table-cell table:number-columns-repeated="1003"/>
        </table:table-row>
        <table:table-row table:style-name="ro108">
          <table:table-cell/>
          <table:table-cell table:style-name="ce41" table:number-columns-repeated="2"/>
          <table:table-cell table:style-name="ce41" office:value-type="string">
            <text:p>L0</text:p>
          </table:table-cell>
          <table:table-cell table:style-name="ce51" table:formula="of:=COUNTIF([Analyst_Summarys.B2:.B160];&quot;L0&quot;)" office:value-type="float" office:value="3">
            <text:p>3</text:p>
          </table:table-cell>
          <table:table-cell table:style-name="ce92" table:formula="of:=SUMPRODUCT(([Analyst_Summarys.B2:.B153]=&quot;L0&quot;)*([Analyst_Summarys.J2:.J153]=&quot;PASS&quot;))" office:value-type="float" office:value="3">
            <text:p>3</text:p>
          </table:table-cell>
          <table:table-cell table:style-name="ce92" table:formula="of:=SUMPRODUCT(([Analyst_Summarys.B2:.B153]=&quot;L0&quot;)*([Analyst_Summarys.J2:.J153]=&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2"/>
          <table:table-cell table:style-name="Default"/>
          <table:table-cell table:style-name="ce103" office:value-type="string">
            <text:p>Backup and Recovery</text:p>
          </table:table-cell>
          <table:table-cell table:style-name="ce107" office:value-type="string">
            <text:p>?</text:p>
          </table:table-cell>
          <table:table-cell table:style-name="ce23" table:number-columns-repeated="6"/>
          <table:table-cell table:style-name="Default"/>
          <table:table-cell table:number-columns-repeated="1003"/>
        </table:table-row>
        <table:table-row table:style-name="ro108">
          <table:table-cell/>
          <table:table-cell table:style-name="ce41" table:number-columns-repeated="2"/>
          <table:table-cell table:style-name="ce41" office:value-type="string">
            <text:p>L1</text:p>
          </table:table-cell>
          <table:table-cell table:style-name="ce51" table:formula="of:=COUNTIF([Analyst_Summarys.B2:.B160];&quot;L1&quot;)" office:value-type="float" office:value="54">
            <text:p>54</text:p>
          </table:table-cell>
          <table:table-cell table:style-name="ce92" table:formula="of:=SUMPRODUCT(([Analyst_Summarys.B2:.B153]=&quot;L1&quot;)*([Analyst_Summarys.J2:.J153]=&quot;PASS&quot;))" office:value-type="float" office:value="52">
            <text:p>52</text:p>
          </table:table-cell>
          <table:table-cell table:style-name="ce92" table:formula="of:=SUMPRODUCT(([Analyst_Summarys.B2:.B153]=&quot;L1&quot;)*([Analyst_Summarys.J2:.J153]=&quot;FAIL&quot;))" office:value-type="float" office:value="2">
            <text:p>2</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ce41" office:value-type="string">
            <text:p>L2</text:p>
          </table:table-cell>
          <table:table-cell table:style-name="ce51" table:formula="of:=COUNTIF([Analyst_Summarys.B2:.B160];&quot;L2&quot;)" office:value-type="float" office:value="4">
            <text:p>4</text:p>
          </table:table-cell>
          <table:table-cell table:style-name="ce92" table:formula="of:=SUMPRODUCT(([Analyst_Summarys.B2:.B153]=&quot;L2&quot;)*([Analyst_Summarys.J2:.J153]=&quot;PASS&quot;))" office:value-type="float" office:value="0">
            <text:p>0</text:p>
          </table:table-cell>
          <table:table-cell table:style-name="ce92" table:formula="of:=SUMPRODUCT(([Analyst_Summarys.B2:.B153]=&quot;L2&quot;)*([Analyst_Summarys.J2:.J153]=&quot;FAIL&quot;))" office:value-type="float" office:value="4">
            <text:p>4</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ce41" office:value-type="string">
            <text:p>L3</text:p>
          </table:table-cell>
          <table:table-cell table:style-name="ce51" table:formula="of:=COUNTIF([Analyst_Summarys.B2:.B160];&quot;L3&quot;)" office:value-type="float" office:value="5">
            <text:p>5</text:p>
          </table:table-cell>
          <table:table-cell table:style-name="ce92" table:formula="of:=SUMPRODUCT(([Analyst_Summarys.B2:.B153]=&quot;L3&quot;)*([Analyst_Summarys.J2:.J153]=&quot;PASS&quot;))" office:value-type="float" office:value="5">
            <text:p>5</text:p>
          </table:table-cell>
          <table:table-cell table:style-name="ce92" table:formula="of:=SUMPRODUCT(([Analyst_Summarys.B2:.B153]=&quot;L3&quot;)*([Analyst_Summarys.J2:.J153]=&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08">
          <table:table-cell/>
          <table:table-cell table:style-name="ce42"/>
          <table:table-cell table:style-name="ce42" office:value-type="string">
            <text:p>Analyst Issues</text:p>
          </table:table-cell>
          <table:table-cell table:style-name="ce42" table:number-columns-repeated="2"/>
          <table:table-cell table:style-name="ce90" table:number-columns-repeated="4"/>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ce41" office:value-type="string">
            <text:p>L0</text:p>
          </table:table-cell>
          <table:table-cell table:style-name="ce51" table:formula="of:=COUNTIF([Analyst_Issues.B2:.B150];&quot;L0&quot;)" office:value-type="float" office:value="2">
            <text:p>2</text:p>
          </table:table-cell>
          <table:table-cell table:style-name="ce92" table:formula="of:=SUMPRODUCT(([Analyst_Issues.B2:.B151]=&quot;L0&quot;)*([Analyst_Issues.J2:.J151]=&quot;PASS&quot;))" office:value-type="float" office:value="2">
            <text:p>2</text:p>
          </table:table-cell>
          <table:table-cell table:style-name="ce92" table:formula="of:=SUMPRODUCT(([Analyst_Issues.B2:.B151]=&quot;L0&quot;)*([Analyst_Issue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ce41" office:value-type="string">
            <text:p>L1</text:p>
          </table:table-cell>
          <table:table-cell table:style-name="ce51" table:formula="of:=COUNTIF([Analyst_Issues.B2:.B150];&quot;L1&quot;)" office:value-type="float" office:value="128">
            <text:p>128</text:p>
          </table:table-cell>
          <table:table-cell table:style-name="ce92" table:formula="of:=SUMPRODUCT(([Analyst_Issues.B2:.B151]=&quot;L1&quot;)*([Analyst_Issues.J2:.J151]=&quot;PASS&quot;))" office:value-type="float" office:value="118">
            <text:p>118</text:p>
          </table:table-cell>
          <table:table-cell table:style-name="ce92" table:formula="of:=SUMPRODUCT(([Analyst_Issues.B2:.B151]=&quot;L1&quot;)*([Analyst_Issues.J2:.J151]=&quot;FAIL&quot;))" office:value-type="float" office:value="10">
            <text:p>10</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ce41" office:value-type="string">
            <text:p>L2</text:p>
          </table:table-cell>
          <table:table-cell table:style-name="ce51" table:formula="of:=COUNTIF([Analyst_Issues.B2:.B150];&quot;L2&quot;)" office:value-type="float" office:value="10">
            <text:p>10</text:p>
          </table:table-cell>
          <table:table-cell table:style-name="ce92" table:formula="of:=SUMPRODUCT(([Analyst_Issues.B2:.B151]=&quot;L2&quot;)*([Analyst_Issues.J2:.J151]=&quot;PASS&quot;))" office:value-type="float" office:value="7">
            <text:p>7</text:p>
          </table:table-cell>
          <table:table-cell table:style-name="ce92" table:formula="of:=SUMPRODUCT(([Analyst_Issues.B2:.B151]=&quot;L2&quot;)*([Analyst_Issues.J2:.J151]=&quot;FAIL&quot;))" office:value-type="float" office:value="3">
            <text:p>3</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ce41" office:value-type="string">
            <text:p>L3</text:p>
          </table:table-cell>
          <table:table-cell table:style-name="ce51" table:formula="of:=COUNTIF([Analyst_Issues.B2:.B150];&quot;L3&quot;)" office:value-type="float" office:value="4">
            <text:p>4</text:p>
          </table:table-cell>
          <table:table-cell table:style-name="ce92" table:formula="of:=SUMPRODUCT(([Analyst_Issues.B2:.B151]=&quot;L3&quot;)*([Analyst_Issues.J2:.J151]=&quot;PASS&quot;))" office:value-type="float" office:value="4">
            <text:p>4</text:p>
          </table:table-cell>
          <table:table-cell table:style-name="ce92" table:formula="of:=SUMPRODUCT(([Analyst_Issues.B2:.B151]=&quot;L3&quot;)*([Analyst_Issue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08">
          <table:table-cell/>
          <table:table-cell table:style-name="ce42"/>
          <table:table-cell table:style-name="ce42" office:value-type="string">
            <text:p>Analyst Flows</text:p>
          </table:table-cell>
          <table:table-cell table:style-name="ce42" table:number-columns-repeated="2"/>
          <table:table-cell table:style-name="ce90"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08">
          <table:table-cell/>
          <table:table-cell table:style-name="ce41" table:number-columns-repeated="2"/>
          <table:table-cell table:style-name="ce41" office:value-type="string">
            <text:p>L0</text:p>
          </table:table-cell>
          <table:table-cell table:style-name="ce51" table:formula="of:=COUNTIF([Analyst_Flows.B2:.B180];&quot;L0&quot;)" office:value-type="float" office:value="1">
            <text:p>1</text:p>
          </table:table-cell>
          <table:table-cell table:style-name="ce92" table:formula="of:=SUMPRODUCT(([Analyst_Flows.B2:.B151]=&quot;L0&quot;)*([Analyst_Flows.J2:.J151]=&quot;PASS&quot;))" office:value-type="float" office:value="1">
            <text:p>1</text:p>
          </table:table-cell>
          <table:table-cell table:style-name="ce92" table:formula="of:=SUMPRODUCT(([Analyst_Flows.B2:.B151]=&quot;L0&quot;)*([Analyst_Flow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08">
          <table:table-cell/>
          <table:table-cell table:style-name="ce41" table:number-columns-repeated="2"/>
          <table:table-cell table:style-name="ce41" office:value-type="string">
            <text:p>L1</text:p>
          </table:table-cell>
          <table:table-cell table:style-name="ce51" table:formula="of:=COUNTIF([Analyst_Flows.B2:.B180];&quot;L1&quot;)" office:value-type="float" office:value="40">
            <text:p>40</text:p>
          </table:table-cell>
          <table:table-cell table:style-name="ce92" table:formula="of:=SUMPRODUCT(([Analyst_Flows.B2:.B151]=&quot;L1&quot;)*([Analyst_Flows.J2:.J151]=&quot;PASS&quot;))" office:value-type="float" office:value="39">
            <text:p>39</text:p>
          </table:table-cell>
          <table:table-cell table:style-name="ce92" table:formula="of:=SUMPRODUCT(([Analyst_Flows.B2:.B151]=&quot;L1&quot;)*([Analyst_Flows.J2:.J151]=&quot;FAIL&quot;))" office:value-type="float" office:value="1">
            <text:p>1</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table-cell table:style-name="ce108"/>
          <table:table-cell table:style-name="ce110" table:number-columns-repeated="3"/>
          <table:table-cell table:style-name="ce113"/>
          <table:table-cell table:number-columns-repeated="1006"/>
        </table:table-row>
        <table:table-row table:style-name="ro108">
          <table:table-cell/>
          <table:table-cell table:style-name="ce41" table:number-columns-repeated="2"/>
          <table:table-cell table:style-name="ce41" office:value-type="string">
            <text:p>L2</text:p>
          </table:table-cell>
          <table:table-cell table:style-name="ce51" table:formula="of:=COUNTIF([Analyst_Flows.B2:.B180];&quot;L2&quot;)" office:value-type="float" office:value="10">
            <text:p>10</text:p>
          </table:table-cell>
          <table:table-cell table:style-name="ce92" table:formula="of:=SUMPRODUCT(([Analyst_Flows.B2:.B151]=&quot;L2&quot;)*([Analyst_Flows.J2:.J151]=&quot;PASS&quot;))" office:value-type="float" office:value="3">
            <text:p>3</text:p>
          </table:table-cell>
          <table:table-cell table:style-name="ce92" table:formula="of:=SUMPRODUCT(([Analyst_Flows.B2:.B151]=&quot;L2&quot;)*([Analyst_Flows.J2:.J151]=&quot;FAIL&quot;))" office:value-type="float" office:value="7">
            <text:p>7</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08">
          <table:table-cell/>
          <table:table-cell table:style-name="ce41" table:number-columns-repeated="2"/>
          <table:table-cell table:style-name="ce41" office:value-type="string">
            <text:p>L3</text:p>
          </table:table-cell>
          <table:table-cell table:style-name="ce51" table:formula="of:=COUNTIF([Analyst_Flows.B2:.B180];&quot;L3&quot;)" office:value-type="float" office:value="4">
            <text:p>4</text:p>
          </table:table-cell>
          <table:table-cell table:style-name="ce92" table:formula="of:=SUMPRODUCT(([Analyst_Flows.B2:.B151]=&quot;L3&quot;)*([Analyst_Flows.J2:.J151]=&quot;PASS&quot;))" office:value-type="float" office:value="4">
            <text:p>4</text:p>
          </table:table-cell>
          <table:table-cell table:style-name="ce92" table:formula="of:=SUMPRODUCT(([Analyst_Flows.B2:.B151]=&quot;L3&quot;)*([Analyst_Flow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08">
          <table:table-cell/>
          <table:table-cell table:style-name="ce41" table:number-columns-repeated="2"/>
          <table:table-cell table:style-name="Default" table:number-columns-repeated="6"/>
          <table:table-cell table:number-columns-repeated="3"/>
          <table:table-cell table:style-name="ce41"/>
          <table:table-cell table:style-name="ce108"/>
          <table:table-cell table:style-name="ce110" table:number-columns-repeated="3"/>
          <table:table-cell table:style-name="ce113"/>
          <table:table-cell table:number-columns-repeated="1006"/>
        </table:table-row>
        <table:table-row table:style-name="ro108">
          <table:table-cell/>
          <table:table-cell table:style-name="ce42"/>
          <table:table-cell table:style-name="ce42" office:value-type="string">
            <text:p>Analyst Approaches</text:p>
          </table:table-cell>
          <table:table-cell table:style-name="ce42" table:number-columns-repeated="2"/>
          <table:table-cell table:style-name="ce90" table:number-columns-repeated="4"/>
          <table:table-cell table:number-columns-repeated="3"/>
          <table:table-cell table:style-name="Default" table:number-columns-repeated="8"/>
          <table:table-cell table:number-columns-repeated="1004"/>
        </table:table-row>
        <table:table-row table:style-name="ro108">
          <table:table-cell/>
          <table:table-cell table:style-name="ce41" table:number-columns-repeated="2"/>
          <table:table-cell table:style-name="ce41" office:value-type="string">
            <text:p>L0</text:p>
          </table:table-cell>
          <table:table-cell table:style-name="ce51" table:formula="of:=COUNTIF([Analyst_Approaches.B2:.B157];&quot;L0&quot;)" office:value-type="float" office:value="1">
            <text:p>1</text:p>
          </table:table-cell>
          <table:table-cell table:style-name="ce92" table:formula="of:=SUMPRODUCT(([Analyst_Approaches.B2:.B152]=&quot;L0&quot;)*([Analyst_Approaches.J2:.J152]=&quot;PASS&quot;))" office:value-type="float" office:value="1">
            <text:p>1</text:p>
          </table:table-cell>
          <table:table-cell table:style-name="ce92" table:formula="of:=SUMPRODUCT(([Analyst_Approaches.B2:.B152]=&quot;L0&quot;)*([Analyst_Approaches.J2:.J152]=&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ce104" office:value-type="string">
            <text:p>Total</text:p>
          </table:table-cell>
          <table:table-cell table:style-name="ce109" table:formula="of:=SUM([.N16:.N47])" office:value-type="float" office:value="488">
            <text:p>488</text:p>
          </table:table-cell>
          <table:table-cell table:style-name="ce109" table:formula="of:=SUM([.O16:.O47])" office:value-type="float" office:value="414">
            <text:p>414</text:p>
          </table:table-cell>
          <table:table-cell table:style-name="ce109" table:formula="of:=SUM([.P16:.P47])" office:value-type="float" office:value="65">
            <text:p>65</text:p>
          </table:table-cell>
          <table:table-cell table:style-name="ce109"/>
          <table:table-cell table:style-name="ce115" table:formula="of:=SUM([.R16:.R34])" office:value-type="float" office:value="0">
            <text:p>0</text:p>
          </table:table-cell>
          <table:table-cell table:style-name="ce118" table:formula="of:=SUM([.S16:.S34])" office:value-type="float" office:value="0">
            <text:p>0</text:p>
          </table:table-cell>
          <table:table-cell table:style-name="ce118" table:formula="of:=SUM([.T16:.T34])" office:value-type="float" office:value="0">
            <text:p>0</text:p>
          </table:table-cell>
          <table:table-cell table:number-columns-repeated="1004"/>
        </table:table-row>
        <table:table-row table:style-name="ro108">
          <table:table-cell/>
          <table:table-cell table:style-name="ce41" table:number-columns-repeated="2"/>
          <table:table-cell table:style-name="ce41" office:value-type="string">
            <text:p>L1</text:p>
          </table:table-cell>
          <table:table-cell table:style-name="ce51" table:formula="of:=COUNTIF([Analyst_Approaches.B2:.B157];&quot;L1&quot;)" office:value-type="float" office:value="44">
            <text:p>44</text:p>
          </table:table-cell>
          <table:table-cell table:style-name="ce92" table:formula="of:=SUMPRODUCT(([Analyst_Approaches.B2:.B152]=&quot;L1&quot;)*([Analyst_Approaches.J2:.J152]=&quot;PASS&quot;))" office:value-type="float" office:value="43">
            <text:p>43</text:p>
          </table:table-cell>
          <table:table-cell table:style-name="ce92" table:formula="of:=SUMPRODUCT(([Analyst_Approaches.B2:.B152]=&quot;L1&quot;)*([Analyst_Approaches.J2:.J152]=&quot;FAIL&quot;))" office:value-type="float" office:value="1">
            <text:p>1</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2</text:p>
          </table:table-cell>
          <table:table-cell table:style-name="ce51" table:formula="of:=COUNTIF([Analyst_Approaches.B2:.B157];&quot;L2&quot;)" office:value-type="float" office:value="11">
            <text:p>11</text:p>
          </table:table-cell>
          <table:table-cell table:style-name="ce92" table:formula="of:=SUMPRODUCT(([Analyst_Approaches.B2:.B152]=&quot;L2&quot;)*([Analyst_Approaches.J2:.J152]=&quot;PASS&quot;))" office:value-type="float" office:value="5">
            <text:p>5</text:p>
          </table:table-cell>
          <table:table-cell table:style-name="ce92" table:formula="of:=SUMPRODUCT(([Analyst_Approaches.B2:.B152]=&quot;L2&quot;)*([Analyst_Approaches.J2:.J152]=&quot;FAIL&quot;))" office:value-type="float" office:value="6">
            <text:p>6</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3</text:p>
          </table:table-cell>
          <table:table-cell table:style-name="ce51" table:formula="of:=COUNTIF([Analyst_Approaches.B2:.B157];&quot;L3&quot;)" office:value-type="float" office:value="3">
            <text:p>3</text:p>
          </table:table-cell>
          <table:table-cell table:style-name="ce92" table:formula="of:=SUMPRODUCT(([Analyst_Approaches.B2:.B152]=&quot;L3&quot;)*([Analyst_Approaches.J2:.J152]=&quot;PASS&quot;))" office:value-type="float" office:value="3">
            <text:p>3</text:p>
          </table:table-cell>
          <table:table-cell table:style-name="ce92" table:formula="of:=SUMPRODUCT(([Analyst_Approaches.B2:.B152]=&quot;L3&quot;)*([Analyst_Approaches.J2:.J152]=&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Default" table:number-columns-repeated="6"/>
          <table:table-cell table:number-columns-repeated="1015"/>
        </table:table-row>
        <table:table-row table:style-name="ro108">
          <table:table-cell/>
          <table:table-cell table:style-name="ce42"/>
          <table:table-cell table:style-name="ce42" office:value-type="string">
            <text:p>Analyst Documents</text:p>
          </table:table-cell>
          <table:table-cell table:style-name="ce42" table:number-columns-repeated="2"/>
          <table:table-cell table:style-name="ce90" table:number-columns-repeated="4"/>
          <table:table-cell table:number-columns-repeated="5"/>
          <table:table-cell table:style-name="ce41"/>
          <table:table-cell table:number-columns-repeated="1009"/>
        </table:table-row>
        <table:table-row table:style-name="ro108">
          <table:table-cell/>
          <table:table-cell table:style-name="ce41" table:number-columns-repeated="2"/>
          <table:table-cell table:style-name="ce41" office:value-type="string">
            <text:p>L0</text:p>
          </table:table-cell>
          <table:table-cell table:style-name="ce51" table:formula="of:=COUNTIF([Analyst_Documents.B2:.B303];&quot;L0&quot;)" office:value-type="float" office:value="3">
            <text:p>3</text:p>
          </table:table-cell>
          <table:table-cell table:style-name="ce92" table:formula="of:=SUMPRODUCT(([Analyst_Documents.B2:.B151]=&quot;L0&quot;)*([Analyst_Documents.J2:.J151]=&quot;PASS&quot;))" office:value-type="float" office:value="3">
            <text:p>3</text:p>
          </table:table-cell>
          <table:table-cell table:style-name="ce92" table:formula="of:=SUMPRODUCT(([Analyst_Documents.B2:.B151]=&quot;L0&quot;)*([Analyst_Document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08">
          <table:table-cell/>
          <table:table-cell table:style-name="ce41" table:number-columns-repeated="2"/>
          <table:table-cell table:style-name="ce41" office:value-type="string">
            <text:p>L1</text:p>
          </table:table-cell>
          <table:table-cell table:style-name="ce51" table:formula="of:=COUNTIF([Analyst_Documents.B2:.B303];&quot;L1&quot;)" office:value-type="float" office:value="19">
            <text:p>19</text:p>
          </table:table-cell>
          <table:table-cell table:style-name="ce92" table:formula="of:=SUMPRODUCT(([Analyst_Documents.B2:.B151]=&quot;L1&quot;)*([Analyst_Documents.J2:.J151]=&quot;PASS&quot;))" office:value-type="float" office:value="17">
            <text:p>17</text:p>
          </table:table-cell>
          <table:table-cell table:style-name="ce92" table:formula="of:=SUMPRODUCT(([Analyst_Documents.B2:.B151]=&quot;L1&quot;)*([Analyst_Documents.J2:.J151]=&quot;FAIL&quot;))" office:value-type="float" office:value="2">
            <text:p>2</text:p>
          </table:table-cell>
          <table:table-cell table:style-name="ce92"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08">
          <table:table-cell/>
          <table:table-cell table:style-name="ce41" table:number-columns-repeated="2"/>
          <table:table-cell table:style-name="ce41" office:value-type="string">
            <text:p>L2</text:p>
          </table:table-cell>
          <table:table-cell table:style-name="ce51" table:formula="of:=COUNTIF([Analyst_Documents.B2:.B303];&quot;L2&quot;)" office:value-type="float" office:value="8">
            <text:p>8</text:p>
          </table:table-cell>
          <table:table-cell table:style-name="ce92" table:formula="of:=SUMPRODUCT(([Analyst_Documents.B2:.B151]=&quot;L2&quot;)*([Analyst_Documents.J2:.J151]=&quot;PASS&quot;))" office:value-type="float" office:value="1">
            <text:p>1</text:p>
          </table:table-cell>
          <table:table-cell table:style-name="ce92" table:formula="of:=SUMPRODUCT(([Analyst_Documents.B2:.B151]=&quot;L2&quot;)*([Analyst_Documents.J2:.J151]=&quot;FAIL&quot;))" office:value-type="float" office:value="7">
            <text:p>7</text:p>
          </table:table-cell>
          <table:table-cell table:style-name="ce92"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08">
          <table:table-cell/>
          <table:table-cell table:style-name="ce41" table:number-columns-repeated="2"/>
          <table:table-cell table:style-name="ce41" office:value-type="string">
            <text:p>L3</text:p>
          </table:table-cell>
          <table:table-cell table:style-name="ce51" table:formula="of:=COUNTIF([Analyst_Documents.B2:.B303];&quot;L3&quot;)" office:value-type="float" office:value="3">
            <text:p>3</text:p>
          </table:table-cell>
          <table:table-cell table:style-name="ce92" table:formula="of:=SUMPRODUCT(([Analyst_Documents.B2:.B151]=&quot;L3&quot;)*([Analyst_Documents.J2:.J151]=&quot;PASS&quot;))" office:value-type="float" office:value="3">
            <text:p>3</text:p>
          </table:table-cell>
          <table:table-cell table:style-name="ce92" table:formula="of:=SUMPRODUCT(([Analyst_Documents.B2:.B151]=&quot;L3&quot;)*([Analyst_Documents.J2:.J151]=&quot;FAIL&quot;))"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08">
          <table:table-cell/>
          <table:table-cell table:style-name="ce41" table:number-columns-repeated="2"/>
          <table:table-cell table:style-name="Default" table:number-columns-repeated="6"/>
          <table:table-cell table:number-columns-repeated="1015"/>
        </table:table-row>
        <table:table-row table:style-name="ro109">
          <table:table-cell/>
          <table:table-cell table:style-name="ce42"/>
          <table:table-cell table:style-name="ce42" office:value-type="string">
            <text:p>Analyst TestData</text:p>
          </table:table-cell>
          <table:table-cell table:style-name="ce42" table:number-columns-repeated="2"/>
          <table:table-cell table:style-name="ce90" table:number-columns-repeated="4"/>
          <table:table-cell table:number-columns-repeated="1015"/>
        </table:table-row>
        <table:table-row table:style-name="ro108">
          <table:table-cell/>
          <table:table-cell table:style-name="ce41" table:number-columns-repeated="2"/>
          <table:table-cell table:style-name="ce41" office:value-type="string">
            <text:p>L0</text:p>
          </table:table-cell>
          <table:table-cell table:style-name="ce51" table:formula="of:=COUNTIF([Analyst_TestData.B2:.B299];&quot;L0&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1</text:p>
          </table:table-cell>
          <table:table-cell table:style-name="ce51" table:formula="of:=COUNTIF([Analyst_TestData.B2:.B299];&quot;L1&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3"/>
          <table:table-cell table:style-name="ce45"/>
          <table:table-cell/>
          <table:table-cell table:style-name="ce45"/>
          <table:table-cell table:number-columns-repeated="1009"/>
        </table:table-row>
        <table:table-row table:style-name="ro108">
          <table:table-cell/>
          <table:table-cell table:style-name="ce41" table:number-columns-repeated="2"/>
          <table:table-cell table:style-name="ce41" office:value-type="string">
            <text:p>L2</text:p>
          </table:table-cell>
          <table:table-cell table:style-name="ce51" table:formula="of:=COUNTIF([Analyst_TestData.B2:.B299];&quot;L2&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3</text:p>
          </table:table-cell>
          <table:table-cell table:style-name="ce51" table:formula="of:=COUNTIF([Analyst_TestData.B2:.B299];&quot;L3&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Default" table:number-columns-repeated="6"/>
          <table:table-cell table:number-columns-repeated="1015"/>
        </table:table-row>
        <table:table-row table:style-name="ro108">
          <table:table-cell/>
          <table:table-cell table:style-name="ce42"/>
          <table:table-cell table:style-name="ce42" office:value-type="string">
            <text:p>Analyst Accessibility Test</text:p>
          </table:table-cell>
          <table:table-cell table:style-name="ce42" table:number-columns-repeated="2"/>
          <table:table-cell table:style-name="ce90" table:number-columns-repeated="4"/>
          <table:table-cell table:number-columns-repeated="1015"/>
        </table:table-row>
        <table:table-row table:style-name="ro108">
          <table:table-cell/>
          <table:table-cell table:style-name="ce41" table:number-columns-repeated="2"/>
          <table:table-cell table:style-name="ce41" office:value-type="string">
            <text:p>L0</text:p>
          </table:table-cell>
          <table:table-cell table:style-name="ce51"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1</text:p>
          </table:table-cell>
          <table:table-cell table:style-name="ce51" table:formula="of:=COUNTIF([Accessibility_Test.D4:.D304];&quot;L1&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2</text:p>
          </table:table-cell>
          <table:table-cell table:style-name="ce51" office:value-type="float" office:value="4">
            <text:p>4</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3</text:p>
          </table:table-cell>
          <table:table-cell table:style-name="ce51" table:formula="of:=COUNTIF([Accessibility_Test.D4:.D304];&quot;L3&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08">
          <table:table-cell/>
          <table:table-cell table:style-name="ce42"/>
          <table:table-cell table:style-name="ce42" office:value-type="string">
            <text:p>Analyst Security Test</text:p>
          </table:table-cell>
          <table:table-cell table:style-name="ce42" table:number-columns-repeated="2"/>
          <table:table-cell table:style-name="ce90" table:number-columns-repeated="4"/>
          <table:table-cell table:number-columns-repeated="1015"/>
        </table:table-row>
        <table:table-row table:style-name="ro108">
          <table:table-cell/>
          <table:table-cell table:style-name="ce41" table:number-columns-repeated="2"/>
          <table:table-cell table:style-name="ce41" office:value-type="string">
            <text:p>L0</text:p>
          </table:table-cell>
          <table:table-cell table:style-name="ce51" table:formula="of:=COUNTIF([Security_Tests.D4:.D305];&quot;L0&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1</text:p>
          </table:table-cell>
          <table:table-cell table:style-name="ce51" table:formula="of:=COUNTIF([Security_Tests.D4:.D305];&quot;L1&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2</text:p>
          </table:table-cell>
          <table:table-cell table:style-name="ce51" office:value-type="float" office:value="4">
            <text:p>4</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08">
          <table:table-cell/>
          <table:table-cell table:style-name="ce41" table:number-columns-repeated="2"/>
          <table:table-cell table:style-name="ce41" office:value-type="string">
            <text:p>L3</text:p>
          </table:table-cell>
          <table:table-cell table:style-name="ce51" table:formula="of:=COUNTIF([Security_Tests.D4:.D305];&quot;L3&quot;)"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92"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08">
          <table:table-cell/>
          <table:table-cell table:style-name="ce42" table:number-columns-repeated="8"/>
          <table:table-cell table:number-columns-repeated="1015"/>
        </table:table-row>
        <table:table-row table:style-name="ro1">
          <table:table-cell/>
          <table:table-cell table:style-name="Default" table:number-columns-repeated="3"/>
          <table:table-cell table:style-name="Default" table:formula="of:=SUM([.E6:.E77])" office:value-type="float" office:value="475">
            <text:p>475</text:p>
          </table:table-cell>
          <table:table-cell table:style-name="Default" table:formula="of:=SUM([.F6:.F77])" office:value-type="float" office:value="406">
            <text:p>406</text:p>
          </table:table-cell>
          <table:table-cell table:style-name="Default" table:formula="of:=SUM([.G6:.G77])" office:value-type="float" office:value="60">
            <text:p>60</text:p>
          </table:table-cell>
          <table:table-cell table:style-name="Default" table:formula="of:=SUM([.H6:.H77])" office:value-type="float" office:value="0">
            <text:p>0</text:p>
          </table:table-cell>
          <table:table-cell table:style-name="Default" table:formula="of:=SUM([.I6:.I77])" office:value-type="float" office:value="0">
            <text:p>0</text:p>
          </table:table-cell>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number-rows-repeated="2">
          <table:table-cell/>
          <table:table-cell table:style-name="Default" table:number-columns-repeated="8"/>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number-rows-repeated="2">
          <table:table-cell/>
          <table:table-cell table:style-name="Default" table:number-columns-repeated="8"/>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table-cell/>
          <table:table-cell table:style-name="Default" table:number-columns-repeated="3"/>
          <table:table-cell table:style-name="Default"/>
          <table:table-cell table:style-name="Default" table:number-columns-repeated="4"/>
          <table:table-cell table:number-columns-repeated="1015"/>
        </table:table-row>
        <table:table-row table:style-name="ro1" table:number-rows-repeated="2">
          <table:table-cell/>
          <table:table-cell table:style-name="Default" table:number-columns-repeated="8"/>
          <table:table-cell table:number-columns-repeated="1015"/>
        </table:table-row>
        <table:table-row table:style-name="ro1" table:number-rows-repeated="3">
          <table:table-cell table:number-columns-repeated="3"/>
          <table:table-cell table:style-name="ce45"/>
          <table:table-cell table:style-name="ce53"/>
          <table:table-cell table:number-columns-repeated="1019"/>
        </table:table-row>
        <table:table-row table:style-name="ro1">
          <table:table-cell table:number-columns-repeated="3"/>
          <table:table-cell table:style-name="ce46" office:value-type="string">
            <text:p>Total Priority Wise Test Cases</text:p>
          </table:table-cell>
          <table:table-cell table:style-name="ce54"/>
          <table:table-cell table:number-columns-repeated="1019"/>
        </table:table-row>
        <table:table-row table:style-name="ro1">
          <table:table-cell table:number-columns-repeated="2"/>
          <table:table-cell table:style-name="Default"/>
          <table:table-cell table:style-name="ce47" office:value-type="string">
            <text:p>L0</text:p>
          </table:table-cell>
          <table:table-cell table:style-name="ce87" table:formula="of:=SUM([.E6];[.E12];[.E18];[.E24];[.E30];[.E36];[.E42];[.E48];[.E54];[.E60];[.E66];[.E72];[.E84];[.E90])" office:value-type="float" office:value="17">
            <text:p>17</text:p>
          </table:table-cell>
          <table:table-cell table:number-columns-repeated="1019"/>
        </table:table-row>
        <table:table-row table:style-name="ro1">
          <table:table-cell table:number-columns-repeated="2"/>
          <table:table-cell table:style-name="ce44"/>
          <table:table-cell table:style-name="ce47" office:value-type="string">
            <text:p>L1</text:p>
          </table:table-cell>
          <table:table-cell table:style-name="ce87" table:formula="of:=SUM([.E7];[.E13];[.E19];[.E25];[.E31];[.E37];[.E43];[.E49];[.E55];[.E61];[.E67];[.E73];[.E79];[.E85];[.E91])" office:value-type="float" office:value="352">
            <text:p>352</text:p>
          </table:table-cell>
          <table:table-cell table:number-columns-repeated="1019"/>
        </table:table-row>
        <table:table-row table:style-name="ro1">
          <table:table-cell table:number-columns-repeated="2"/>
          <table:table-cell table:style-name="ce44"/>
          <table:table-cell table:style-name="ce47" office:value-type="string">
            <text:p>L2</text:p>
          </table:table-cell>
          <table:table-cell table:style-name="ce87" table:formula="of:=SUM([.E8];[.E14];[.E20];[.E26];[.E32];[.E38];[.E44];[.E50];[.E56];[.E62];[.E68];[.E74];[.E80];[.E86];[.E92])" office:value-type="float" office:value="78">
            <text:p>78</text:p>
          </table:table-cell>
          <table:table-cell table:number-columns-repeated="1019"/>
        </table:table-row>
        <table:table-row table:style-name="ro1">
          <table:table-cell table:number-columns-repeated="2"/>
          <table:table-cell table:style-name="ce44"/>
          <table:table-cell table:style-name="ce47" office:value-type="string">
            <text:p>L3</text:p>
          </table:table-cell>
          <table:table-cell table:style-name="ce87" table:formula="of:=SUM([.E9];[.E15];[.E21];[.E27];[.E33];[.E39];[.E45];[.E51];[.E57];[.E63];[.E69];[.E75];[.E81];[.E87];[.E93])" office:value-type="float" office:value="28">
            <text:p>28</text:p>
          </table:table-cell>
          <table:table-cell table:number-columns-repeated="1019"/>
        </table:table-row>
        <table:table-row table:style-name="ro110">
          <table:table-cell table:number-columns-repeated="2"/>
          <table:table-cell table:style-name="ce44"/>
          <table:table-cell table:style-name="ce48" office:value-type="string">
            <text:p>Total</text:p>
          </table:table-cell>
          <table:table-cell table:style-name="ce54" table:formula="of:=SUM([.E100:.E103])" office:value-type="float" office:value="475">
            <text:p>475</text:p>
          </table:table-cell>
          <table:table-cell table:number-columns-repeated="1019"/>
        </table:table-row>
        <table:table-row table:style-name="ro1" table:number-rows-repeated="65431">
          <table:table-cell table:number-columns-repeated="1024"/>
        </table:table-row>
        <table:table-row table:style-name="ro1">
          <table:table-cell table:number-columns-repeated="1024"/>
        </table:table-row>
      </table:table>
      <table:table table:name="Analyst_Login" table:style-name="ta2" table:print="false">
        <table:table-column table:style-name="co15" table:default-cell-style-name="ce59"/>
        <table:table-column table:style-name="co9" table:number-columns-repeated="2" table:default-cell-style-name="ce59"/>
        <table:table-column table:style-name="co16" table:default-cell-style-name="ce59"/>
        <table:table-column table:style-name="co17" table:number-columns-repeated="2" table:default-cell-style-name="ce59"/>
        <table:table-column table:style-name="co9" table:number-columns-repeated="8" table:default-cell-style-name="ce59"/>
        <table:table-column table:style-name="co18" table:default-cell-style-name="ce59"/>
        <table:table-column table:style-name="co9" table:number-columns-repeated="1009" table:default-cell-style-name="ce59"/>
        <table:table-row table:style-name="ro17">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65" office:value-type="string">
            <text:p>DATE : <text:s/>MARCH 22,2013</text:p>
            <text:p>REVISION: 4775</text:p>
            <text:p>BROWSER: IE9</text:p>
          </table:table-cell>
          <table:table-cell table:style-name="ce39" table:number-columns-repeated="1009"/>
        </table:table-row>
        <table:table-row table:style-name="ro8">
          <table:table-cell table:style-name="ce40" office:value-type="string">
            <text:p>AL0001_LoginURL</text:p>
          </table:table-cell>
          <table:table-cell table:style-name="ce40" office:value-type="string">
            <text:p>L0</text:p>
          </table:table-cell>
          <table:table-cell table:style-name="ce40" office:value-type="string">
            <text:p>Analyst Login URL</text:p>
          </table:table-cell>
          <table:table-cell table:style-name="ce40" office:value-type="string">
            <text:p>1. Enter Analyst URL</text:p>
          </table:table-cell>
          <table:table-cell table:style-name="ce40"/>
          <table:table-cell table:style-name="ce40" office:value-type="string">
            <text:p>1. Verify that Analyst URL is entered and Analyst Login Page is displayed with title “Analyst”</text:p>
          </table:table-cell>
          <table:table-cell table:style-name="ce40" office:value-type="string">
            <text:p>PASS</text:p>
          </table:table-cell>
          <table:table-cell table:style-name="ce40" office:value-type="string">
            <text:p>YES</text:p>
          </table:table-cell>
          <table:table-cell table:style-name="ce40"/>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82">
          <table:table-cell table:style-name="ce40" office:value-type="string">
            <text:p>AL0002_LoginButton</text:p>
          </table:table-cell>
          <table:table-cell table:style-name="ce40" office:value-type="string">
            <text:p>L1</text:p>
          </table:table-cell>
          <table:table-cell table:style-name="ce40" office:value-type="string">
            <text:p>Login button is present</text:p>
          </table:table-cell>
          <table:table-cell table:style-name="ce40" office:value-type="string">
            <text:p>1. Enter Analyst URL</text:p>
          </table:table-cell>
          <table:table-cell table:style-name="ce40"/>
          <table:table-cell table:style-name="ce40" office:value-type="string">
            <text:p>1. Verify that login button is presen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83">
          <table:table-cell table:style-name="ce40" office:value-type="string">
            <text:p>AL0003_UsernameTextfieldPresent</text:p>
          </table:table-cell>
          <table:table-cell table:style-name="ce40" office:value-type="string">
            <text:p>L1</text:p>
          </table:table-cell>
          <table:table-cell table:style-name="ce40" office:value-type="string">
            <text:p>Verify Username text field present</text:p>
          </table:table-cell>
          <table:table-cell table:style-name="ce40" office:value-type="string">
            <text:p>1. Enter Analyst URL</text:p>
          </table:table-cell>
          <table:table-cell table:style-name="ce40"/>
          <table:table-cell table:style-name="ce40" office:value-type="string">
            <text:p>1. Verify that the Username text field is present on the login page</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83">
          <table:table-cell table:style-name="ce40" office:value-type="string">
            <text:p>AL0004_PasswordTestfieldPresent</text:p>
          </table:table-cell>
          <table:table-cell table:style-name="ce40" office:value-type="string">
            <text:p>L1</text:p>
          </table:table-cell>
          <table:table-cell table:style-name="ce40" office:value-type="string">
            <text:p>Verify Password text field present</text:p>
          </table:table-cell>
          <table:table-cell table:style-name="ce40" office:value-type="string">
            <text:p>1. Enter Analyst URL</text:p>
          </table:table-cell>
          <table:table-cell table:style-name="ce40"/>
          <table:table-cell table:style-name="ce40" office:value-type="string">
            <text:p>1. Verify that the Password text field is present on the login page</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83">
          <table:table-cell table:style-name="ce40" office:value-type="string">
            <text:p>AL0005_LoginButtonPresent</text:p>
          </table:table-cell>
          <table:table-cell table:style-name="ce40" office:value-type="string">
            <text:p>L1</text:p>
          </table:table-cell>
          <table:table-cell table:style-name="ce40" office:value-type="string">
            <text:p>Verify Login button is present</text:p>
          </table:table-cell>
          <table:table-cell table:style-name="ce40" office:value-type="string">
            <text:p>1. Enter Analyst URL</text:p>
          </table:table-cell>
          <table:table-cell table:style-name="ce40"/>
          <table:table-cell table:style-name="ce40" office:value-type="string">
            <text:p>1. Verify that the Login button is present on the Login page</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L0006_EnterUsername</text:p>
          </table:table-cell>
          <table:table-cell table:style-name="ce40" office:value-type="string">
            <text:p>L1</text:p>
          </table:table-cell>
          <table:table-cell table:style-name="ce40" office:value-type="string">
            <text:p>Enter username</text:p>
          </table:table-cell>
          <table:table-cell table:style-name="ce40" office:value-type="string">
            <text:p>1. Enter Analyst URL</text:p>
            <text:p>2. Enter username in the Username text field</text:p>
          </table:table-cell>
          <table:table-cell table:style-name="ce40" office:value-type="string">
            <text:p>“scott”</text:p>
          </table:table-cell>
          <table:table-cell table:style-name="ce40" office:value-type="string">
            <text:p>1. Verify that the username is displayed in the Username text fiel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8">
          <table:table-cell table:style-name="ce40" office:value-type="string">
            <text:p>AL0007_Enter password</text:p>
          </table:table-cell>
          <table:table-cell table:style-name="ce40" office:value-type="string">
            <text:p>L1</text:p>
          </table:table-cell>
          <table:table-cell table:style-name="ce40" office:value-type="string">
            <text:p>Enter password</text:p>
          </table:table-cell>
          <table:table-cell table:style-name="ce40" office:value-type="string">
            <text:p>1. Enter Analyst URL</text:p>
            <text:p>2. Enter password in the Password text field</text:p>
          </table:table-cell>
          <table:table-cell table:style-name="ce40" office:value-type="string">
            <text:p>“demo”</text:p>
          </table:table-cell>
          <table:table-cell table:style-name="ce40" office:value-type="string">
            <text:p>1. Verify that the password is displayed in the Password text field in the encrypted forma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9">
          <table:table-cell table:style-name="ce40" office:value-type="string">
            <text:p>AL0008_LoginAnalyst</text:p>
          </table:table-cell>
          <table:table-cell table:style-name="ce40" office:value-type="string">
            <text:p>L1</text:p>
          </table:table-cell>
          <table:table-cell table:style-name="ce40" office:value-type="string">
            <text:p>Login to Analyst</text:p>
          </table:table-cell>
          <table:table-cell table:style-name="ce40" office:value-type="string">
            <text:p>1. Enter Analyst URL</text:p>
            <text:p>2. Enter username and Password</text:p>
            <text:p>3. Click on login button</text:p>
          </table:table-cell>
          <table:table-cell table:style-name="ce40"/>
          <table:table-cell table:style-name="ce40" office:value-type="string">
            <text:p>1. Verify that the user can be logged in successful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L0009_ValidUserNamePassword</text:p>
          </table:table-cell>
          <table:table-cell table:style-name="ce40" office:value-type="string">
            <text:p>L0</text:p>
          </table:table-cell>
          <table:table-cell table:style-name="ce40" office:value-type="string">
            <text:p>Login to Analyst with valid username &amp; password</text:p>
          </table:table-cell>
          <table:table-cell table:style-name="ce40" office:value-type="string">
            <text:p>1. Enter Analyst URL</text:p>
            <text:p>2. Enter valid username and Password</text:p>
            <text:p>3. Click on login button</text:p>
          </table:table-cell>
          <table:table-cell table:style-name="ce40" office:value-type="string">
            <text:p>“scott” </text:p>
            <text:p>“demo”</text:p>
          </table:table-cell>
          <table:table-cell table:style-name="ce40" office:value-type="string">
            <text:p>1. Verify that the user log in successful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L0010_InvalidUsername</text:p>
          </table:table-cell>
          <table:table-cell table:style-name="ce40" office:value-type="string">
            <text:p>L2</text:p>
          </table:table-cell>
          <table:table-cell table:style-name="ce40" office:value-type="string">
            <text:p>Login to Analyst with invalid username</text:p>
          </table:table-cell>
          <table:table-cell table:style-name="ce40" office:value-type="string">
            <text:p>1. Enter Analyst URL</text:p>
            <text:p>2. Enter invalid username and a valid Password</text:p>
            <text:p>3. Click on login button</text:p>
          </table:table-cell>
          <table:table-cell table:style-name="ce40" office:value-type="string">
            <text:p>“scooot”</text:p>
            <text:p>“demo”</text:p>
          </table:table-cell>
          <table:table-cell table:style-name="ce40" office:value-type="string">
            <text:p>1. Verify that Analyst gives error when wrong username is enter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L0011_InvalidPassword</text:p>
          </table:table-cell>
          <table:table-cell table:style-name="ce40" office:value-type="string">
            <text:p>L2</text:p>
          </table:table-cell>
          <table:table-cell table:style-name="ce40" office:value-type="string">
            <text:p>Login to Analyst with invalid password</text:p>
          </table:table-cell>
          <table:table-cell table:style-name="ce40" office:value-type="string">
            <text:p>1. Enter Analyst URL</text:p>
            <text:p>2. Enter valid username and an invalid <text:s/>Password</text:p>
            <text:p>3. Click on login button</text:p>
          </table:table-cell>
          <table:table-cell table:style-name="ce40" office:value-type="string">
            <text:p>“scott”</text:p>
            <text:p>“demo1”</text:p>
          </table:table-cell>
          <table:table-cell table:style-name="ce40" office:value-type="string">
            <text:p>1. Verify that Analyst gives error when wrong password is enter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L0012_InvalidUsernamePassword</text:p>
          </table:table-cell>
          <table:table-cell table:style-name="ce40" office:value-type="string">
            <text:p>L2</text:p>
          </table:table-cell>
          <table:table-cell table:style-name="ce40" office:value-type="string">
            <text:p>Login to Analyst with invalid username &amp; password</text:p>
          </table:table-cell>
          <table:table-cell table:style-name="ce40" office:value-type="string">
            <text:p>1. Enter Analyst URL</text:p>
            <text:p>2. Enter invalid username and valid Password</text:p>
            <text:p>3. Click on login button</text:p>
          </table:table-cell>
          <table:table-cell table:style-name="ce40" office:value-type="string">
            <text:p>“scott1” </text:p>
            <text:p>“demo1”</text:p>
          </table:table-cell>
          <table:table-cell table:style-name="ce40" office:value-type="string">
            <text:p>1. Verify that Analyst gives error when wrong details are enter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L0013_NoUsername</text:p>
          </table:table-cell>
          <table:table-cell table:style-name="ce40" office:value-type="string">
            <text:p>L2</text:p>
          </table:table-cell>
          <table:table-cell table:style-name="ce40" office:value-type="string">
            <text:p>Blank user name</text:p>
          </table:table-cell>
          <table:table-cell table:style-name="ce40" office:value-type="string">
            <text:p>1. Enter Analyst URL</text:p>
            <text:p>2. Enter blank username and a valid Password</text:p>
            <text:p>3. Click on login button</text:p>
          </table:table-cell>
          <table:table-cell table:style-name="ce40"/>
          <table:table-cell table:style-name="ce40" office:value-type="string">
            <text:p>1. Verify that Invalid username or password message is display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L0014_NoPassword</text:p>
          </table:table-cell>
          <table:table-cell table:style-name="ce40" office:value-type="string">
            <text:p>L2</text:p>
          </table:table-cell>
          <table:table-cell table:style-name="ce40" office:value-type="string">
            <text:p>Blank password</text:p>
          </table:table-cell>
          <table:table-cell table:style-name="ce40" office:value-type="string">
            <text:p>1. Enter Analyst URL</text:p>
            <text:p>2. Enter username and keep Password text field blank</text:p>
            <text:p>3. Click on login button</text:p>
          </table:table-cell>
          <table:table-cell table:style-name="ce40"/>
          <table:table-cell table:style-name="ce40" office:value-type="string">
            <text:p>1. Verify that Invalid username or password message is display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83">
          <table:table-cell table:style-name="ce40" office:value-type="string">
            <text:p>AL0015_BlankUsernamePassword</text:p>
          </table:table-cell>
          <table:table-cell table:style-name="ce40" office:value-type="string">
            <text:p>L2</text:p>
          </table:table-cell>
          <table:table-cell table:style-name="ce40" office:value-type="string">
            <text:p>Blank username <text:s/>&amp; password</text:p>
          </table:table-cell>
          <table:table-cell table:style-name="ce40" office:value-type="string">
            <text:p>1. Enter Analyst URL</text:p>
            <text:p>2. Leave the username &amp; password fields blank</text:p>
            <text:p>3. Click on login button</text:p>
          </table:table-cell>
          <table:table-cell table:style-name="ce40"/>
          <table:table-cell table:style-name="ce40" office:value-type="string">
            <text:p>1. Verify that the user is unable to login</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20">
          <table:table-cell table:style-name="ce55" office:value-type="string">
            <text:p>AL0016_CancelButtonPresent</text:p>
          </table:table-cell>
          <table:table-cell table:style-name="ce55" office:value-type="string">
            <text:p>L1</text:p>
          </table:table-cell>
          <table:table-cell table:style-name="ce55" office:value-type="string">
            <text:p>Cancel button present</text:p>
          </table:table-cell>
          <table:table-cell table:style-name="ce55" office:value-type="string">
            <text:p>1. Enter Analyst URL</text:p>
          </table:table-cell>
          <table:table-cell table:style-name="ce55"/>
          <table:table-cell table:style-name="ce55" office:value-type="string">
            <text:p>1. Verify that the Cancel button is present</text:p>
          </table:table-cell>
          <table:table-cell table:style-name="ce55" office:value-type="string">
            <text:p>1. Cancel button is not present</text:p>
          </table:table-cell>
          <table:table-cell table:style-name="ce55" table:number-columns-repeated="2"/>
          <table:table-cell table:style-name="ce55" office:value-type="string">
            <text:p>FAIL</text:p>
          </table:table-cell>
          <table:table-cell table:style-name="ce55" table:number-columns-repeated="4"/>
          <table:table-cell table:style-name="ce66" office:value-type="string">
            <text:p>YES</text:p>
          </table:table-cell>
          <table:table-cell table:style-name="ce66" table:number-columns-repeated="1009"/>
        </table:table-row>
        <table:table-row table:style-name="ro18">
          <table:table-cell table:style-name="ce56" office:value-type="string">
            <text:p>AP0017_Grammar&amp;SpellingMistake</text:p>
          </table:table-cell>
          <table:table-cell table:style-name="ce56" office:value-type="string">
            <text:p>L3</text:p>
          </table:table-cell>
          <table:table-cell table:style-name="ce56" office:value-type="string">
            <text:p>Verify there is no grammar/spelling mistake on login page</text:p>
          </table:table-cell>
          <table:table-cell table:style-name="ce56" office:value-type="string">
            <text:p>1. Enter Analyst URL</text:p>
          </table:table-cell>
          <table:table-cell table:style-name="ce56"/>
          <table:table-cell table:style-name="ce56" office:value-type="string">
            <text:p>1. Verify that <text:s/>there is no grammar/spelling mistake on the login page</text:p>
          </table:table-cell>
          <table:table-cell table:style-name="ce56" office:value-type="string">
            <text:p>PASS</text:p>
          </table:table-cell>
          <table:table-cell table:style-name="ce56" table:number-columns-repeated="2"/>
          <table:table-cell table:style-name="ce56" office:value-type="string">
            <text:p>PASS</text:p>
          </table:table-cell>
          <table:table-cell table:style-name="ce56" table:number-columns-repeated="4"/>
          <table:table-cell table:style-name="ce67" office:value-type="string">
            <text:p>YES</text:p>
          </table:table-cell>
          <table:table-cell table:style-name="ce67" table:number-columns-repeated="1009"/>
        </table:table-row>
        <table:table-row table:style-name="ro21">
          <table:table-cell table:style-name="ce57" office:value-type="string">
            <text:p>AI0018__FontType</text:p>
          </table:table-cell>
          <table:table-cell table:style-name="ce57" office:value-type="string">
            <text:p>L3</text:p>
          </table:table-cell>
          <table:table-cell table:style-name="ce57" office:value-type="string">
            <text:p>Screen Font type on Login page</text:p>
          </table:table-cell>
          <table:table-cell table:style-name="ce61" office:value-type="string">
            <text:p>1. Enter Analyst URL</text:p>
          </table:table-cell>
          <table:table-cell table:style-name="ce62"/>
          <table:table-cell table:style-name="ce5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57" office:value-type="string">
            <text:p>PASS</text:p>
          </table:table-cell>
          <table:table-cell table:style-name="ce63" table:number-columns-repeated="2"/>
          <table:table-cell table:style-name="ce57" office:value-type="string">
            <text:p>PASS</text:p>
          </table:table-cell>
          <table:table-cell table:style-name="ce57" table:number-columns-repeated="3"/>
          <table:table-cell table:style-name="ce64"/>
          <table:table-cell table:style-name="ce68" office:value-type="string">
            <text:p>YES</text:p>
          </table:table-cell>
          <table:table-cell table:style-name="ce68" table:number-columns-repeated="1006"/>
          <table:table-cell table:style-name="ce69" table:number-columns-repeated="3"/>
        </table:table-row>
        <table:table-row table:style-name="ro1" table:number-rows-repeated="3">
          <table:table-cell table:style-name="ce40" table:number-columns-repeated="14"/>
          <table:table-cell table:number-columns-repeated="1010"/>
        </table:table-row>
        <table:table-row table:style-name="ro22" table:number-rows-repeated="65513">
          <table:table-cell table:number-columns-repeated="1024"/>
        </table:table-row>
        <table:table-row table:style-name="ro22">
          <table:table-cell table:number-columns-repeated="1024"/>
        </table:table-row>
      </table:table>
      <table:table table:name="Analyst_Header" table:style-name="ta2" table:print="false">
        <table:table-column table:style-name="co9" table:number-columns-repeated="5" table:default-cell-style-name="ce40"/>
        <table:table-column table:style-name="co19" table:default-cell-style-name="ce40"/>
        <table:table-column table:style-name="co9" table:number-columns-repeated="8" table:default-cell-style-name="ce40"/>
        <table:table-column table:style-name="co20" table:default-cell-style-name="ce40"/>
        <table:table-column table:style-name="co9" table:number-columns-repeated="1009" table:default-cell-style-name="ce40"/>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65" office:value-type="string">
            <text:p>DATE : <text:s/>MARCH 22,2013</text:p>
            <text:p>REVISION: 4775</text:p>
            <text:p>BROWSER: IE9</text:p>
          </table:table-cell>
          <table:table-cell table:style-name="ce39" table:number-columns-repeated="1009"/>
        </table:table-row>
        <table:table-row table:style-name="ro83">
          <table:table-cell office:value-type="string">
            <text:p>AH0001_ChannelsAnalystLogo</text:p>
          </table:table-cell>
          <table:table-cell table:style-name="ce63"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3"/>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H0005_MessageOfProjects</text:p>
          </table:table-cell>
          <table:table-cell office:value-type="string">
            <text:p>L1</text:p>
          </table:table-cell>
          <table:table-cell table:style-name="ce70"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9" table:number-columns-repeated="3" table:default-cell-style-name="ce59"/>
        <table:table-column table:style-name="co21" table:default-cell-style-name="ce59"/>
        <table:table-column table:style-name="co9" table:default-cell-style-name="ce59"/>
        <table:table-column table:style-name="co22" table:default-cell-style-name="ce59"/>
        <table:table-column table:style-name="co23" table:default-cell-style-name="ce59"/>
        <table:table-column table:style-name="co9" table:number-columns-repeated="7" table:default-cell-style-name="ce59"/>
        <table:table-column table:style-name="co20" table:default-cell-style-name="ce40"/>
        <table:table-column table:style-name="co9" table:number-columns-repeated="1009" table:default-cell-style-name="ce59"/>
        <table:table-row table:style-name="ro76">
          <table:table-cell table:style-name="ce71" office:value-type="string">
            <text:p>TEST CASE ID</text:p>
          </table:table-cell>
          <table:table-cell table:style-name="ce71" office:value-type="string">
            <text:p>PRIORITY</text:p>
          </table:table-cell>
          <table:table-cell table:style-name="ce71" office:value-type="string">
            <text:p>TITLE</text:p>
          </table:table-cell>
          <table:table-cell table:style-name="ce71" office:value-type="string">
            <text:p>STEPS</text:p>
          </table:table-cell>
          <table:table-cell table:style-name="ce71" office:value-type="string">
            <text:p>TEST DATA</text:p>
          </table:table-cell>
          <table:table-cell table:style-name="ce71" office:value-type="string">
            <text:p>EXPECTED RESULT</text:p>
          </table:table-cell>
          <table:table-cell table:style-name="ce71" office:value-type="string">
            <text:p>ACTUAL RESULT</text:p>
          </table:table-cell>
          <table:table-cell table:style-name="ce71" office:value-type="string">
            <text:p>CAN BE AUTOMATED</text:p>
          </table:table-cell>
          <table:table-cell table:style-name="ce71" office:value-type="string">
            <text:p>AUTOMATED</text:p>
          </table:table-cell>
          <table:table-cell table:style-name="ce71" office:value-type="string">
            <text:p>RESULT</text:p>
          </table:table-cell>
          <table:table-cell table:style-name="ce71" office:value-type="string">
            <text:p>SCRIPT EXCEPTION</text:p>
          </table:table-cell>
          <table:table-cell table:style-name="ce71" office:value-type="string">
            <text:p>ERROR</text:p>
          </table:table-cell>
          <table:table-cell table:style-name="ce71" office:value-type="string">
            <text:p>TICKET NO.</text:p>
          </table:table-cell>
          <table:table-cell table:style-name="ce71" office:value-type="string">
            <text:p>COMMENT</text:p>
          </table:table-cell>
          <table:table-cell table:style-name="ce65" office:value-type="string">
            <text:p>DATE : <text:s/>MARCH 22,2013</text:p>
            <text:p>REVISION: 4775</text:p>
            <text:p>BROWSER: IE9</text:p>
          </table:table-cell>
          <table:table-cell table:style-name="ce71" table:number-columns-repeated="1009"/>
        </table:table-row>
        <table:table-row table:style-name="ro83">
          <table:table-cell table:style-name="ce40" office:value-type="string">
            <text:p>AP0001_NameDescription</text:p>
          </table:table-cell>
          <table:table-cell table:style-name="ce40" office:value-type="string">
            <text:p>L1</text:p>
          </table:table-cell>
          <table:table-cell table:style-name="ce40" office:value-type="string">
            <text:p>Name and description header</text:p>
          </table:table-cell>
          <table:table-cell table:style-name="ce40" office:value-type="string">
            <text:p>1. Login to Analyst</text:p>
          </table:table-cell>
          <table:table-cell table:style-name="ce40"/>
          <table:table-cell table:style-name="ce40" office:value-type="string">
            <text:p>1. Verify that Header- name and description are presen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76">
          <table:table-cell table:style-name="ce40" office:value-type="string">
            <text:p>AP0002_AddNewProjectIcon</text:p>
          </table:table-cell>
          <table:table-cell table:style-name="ce40" office:value-type="string">
            <text:p>L0</text:p>
          </table:table-cell>
          <table:table-cell table:style-name="ce40" office:value-type="string">
            <text:p>Add new project icon present</text:p>
          </table:table-cell>
          <table:table-cell table:style-name="ce40" office:value-type="string">
            <text:p>1. Login to Analyst</text:p>
          </table:table-cell>
          <table:table-cell table:style-name="ce40"/>
          <table:table-cell table:style-name="ce40" office:value-type="string">
            <text:p>1. Verify that (+) is present for adding new presen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P0003_NameTextFieldPresent</text:p>
          </table:table-cell>
          <table:table-cell table:style-name="ce40" office:value-type="string">
            <text:p>L1</text:p>
          </table:table-cell>
          <table:table-cell table:style-name="ce40" office:value-type="string">
            <text:p>Verify Name text field is present on the <text:s/>projects page</text:p>
          </table:table-cell>
          <table:table-cell table:style-name="ce40" office:value-type="string">
            <text:p>1. Login to Analyst</text:p>
            <text:p>2. Click on add project (+) button </text:p>
          </table:table-cell>
          <table:table-cell table:style-name="ce40"/>
          <table:table-cell table:style-name="ce40" office:value-type="string">
            <text:p>1. Verify that the Name text field is present for entering project name</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P0004_EnterProjectName</text:p>
          </table:table-cell>
          <table:table-cell table:style-name="ce40" office:value-type="string">
            <text:p>L1</text:p>
          </table:table-cell>
          <table:table-cell table:style-name="ce40" office:value-type="string">
            <text:p>Enter project name</text:p>
          </table:table-cell>
          <table:table-cell table:style-name="ce40" office:value-type="string">
            <text:p>1. Login to Analyst</text:p>
            <text:p>2. Click on add project (+) button </text:p>
            <text:p>3. Enter name in the Name text field</text:p>
          </table:table-cell>
          <table:table-cell table:style-name="ce40"/>
          <table:table-cell table:style-name="ce40" office:value-type="string">
            <text:p>1. Verify that the name can be entered in the Name text field &amp; is shown proper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25">
          <table:table-cell table:style-name="ce40" office:value-type="string">
            <text:p>AP0005_AddNewProject</text:p>
          </table:table-cell>
          <table:table-cell table:style-name="ce40" office:value-type="string">
            <text:p>L1</text:p>
          </table:table-cell>
          <table:table-cell table:style-name="ce40" office:value-type="string">
            <text:p>Add new Project</text:p>
          </table:table-cell>
          <table:table-cell table:style-name="ce40" office:value-type="string">
            <text:p>1. Login to Analyst</text:p>
            <text:p>2. Click on (+) button to add new project</text:p>
            <text:p>3. Click the Save button</text:p>
          </table:table-cell>
          <table:table-cell table:style-name="ce40"/>
          <table:table-cell table:style-name="ce40" office:value-type="string">
            <text:p>1. Verify that when clicked on (+) with title (New Project) appears</text:p>
            <text:p>2. Enter project name and verify that project is successfully add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8">
          <table:table-cell table:style-name="ce40" office:value-type="string">
            <text:p>AP0006_NameFieldOfProject</text:p>
          </table:table-cell>
          <table:table-cell table:style-name="ce40" office:value-type="string">
            <text:p>L0</text:p>
          </table:table-cell>
          <table:table-cell table:style-name="ce40" office:value-type="string">
            <text:p>Name of project is mandatory</text:p>
          </table:table-cell>
          <table:table-cell table:style-name="ce40" office:value-type="string">
            <text:p>1. Login to Analyst</text:p>
            <text:p>2. Click on (+) button to add new project</text:p>
            <text:p>3. Enter project name</text:p>
          </table:table-cell>
          <table:table-cell table:style-name="ce40"/>
          <table:table-cell table:style-name="ce40" office:value-type="string">
            <text:p>1. Verify that mandatory name should be entered.</text:p>
            <text:p>2. Verify that the project is saved successful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40" office:value-type="string">
            <text:p>AP0007_BlankProjectName</text:p>
          </table:table-cell>
          <table:table-cell table:style-name="ce40" office:value-type="string">
            <text:p>L2</text:p>
          </table:table-cell>
          <table:table-cell table:style-name="ce40" office:value-type="string">
            <text:p>Enter blank project name</text:p>
          </table:table-cell>
          <table:table-cell table:style-name="ce40" office:value-type="string">
            <text:p>1. Login to Analyst</text:p>
            <text:p>2. Click on (+) button to add new project</text:p>
            <text:p>3. Enter blank project name</text:p>
          </table:table-cell>
          <table:table-cell table:style-name="ce40"/>
          <table:table-cell table:style-name="ce40" office:value-type="string">
            <text:p>1. Verify that “This value is required is required” message should be display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24">
          <table:table-cell table:style-name="ce55" office:value-type="string">
            <text:p>AP0008_InvalidProjectName</text:p>
          </table:table-cell>
          <table:table-cell table:style-name="ce55" office:value-type="string">
            <text:p>L2</text:p>
          </table:table-cell>
          <table:table-cell table:style-name="ce55" office:value-type="string">
            <text:p>Enter invalid project name</text:p>
          </table:table-cell>
          <table:table-cell table:style-name="ce55" office:value-type="string">
            <text:p>1. Login to Analyst</text:p>
            <text:p>2. Click on (+) button to add new project</text:p>
            <text:p>3. Enter blank project name</text:p>
          </table:table-cell>
          <table:table-cell table:style-name="ce55" office:value-type="string">
            <text:p>“#@!@!@^$”</text:p>
          </table:table-cell>
          <table:table-cell table:style-name="ce55" office:value-type="string">
            <text:p>1. Verify that an appropriate error message should be shown</text:p>
            <text:p>2. Verify that invalid project name is not added</text:p>
          </table:table-cell>
          <table:table-cell table:style-name="ce55" office:value-type="string">
            <text:p>1. An appropriate error message is not shown</text:p>
            <text:p>2. Invalid project name can be add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66" table:number-columns-repeated="1009"/>
        </table:table-row>
        <table:table-row table:style-name="ro76">
          <table:table-cell table:style-name="ce40" office:value-type="string">
            <text:p>AP0009_SaveButtonPresent</text:p>
          </table:table-cell>
          <table:table-cell table:style-name="ce72" office:value-type="float" office:value="1">
            <text:p>1</text:p>
          </table:table-cell>
          <table:table-cell table:style-name="ce56" office:value-type="string">
            <text:p>Verify Save button present </text:p>
          </table:table-cell>
          <table:table-cell table:style-name="ce56" office:value-type="string">
            <text:p>1. Login to Analyst</text:p>
            <text:p>2. Click on (+) button to add new project</text:p>
          </table:table-cell>
          <table:table-cell table:style-name="ce56"/>
          <table:table-cell table:style-name="ce56" office:value-type="string">
            <text:p>1. Verify that Save button is present</text:p>
          </table:table-cell>
          <table:table-cell table:style-name="ce56" office:value-type="string">
            <text:p>PASS</text:p>
          </table:table-cell>
          <table:table-cell table:style-name="ce56" table:number-columns-repeated="2"/>
          <table:table-cell table:style-name="ce56" office:value-type="string">
            <text:p>PASS</text:p>
          </table:table-cell>
          <table:table-cell table:style-name="ce56" table:number-columns-repeated="4"/>
          <table:table-cell office:value-type="string">
            <text:p>YES</text:p>
          </table:table-cell>
          <table:table-cell table:style-name="ce67" table:number-columns-repeated="1009"/>
        </table:table-row>
        <table:table-row table:style-name="ro18">
          <table:table-cell table:style-name="ce40" office:value-type="string">
            <text:p>AP0010_SaveDisabled</text:p>
          </table:table-cell>
          <table:table-cell table:style-name="ce40" office:value-type="string">
            <text:p>L1</text:p>
          </table:table-cell>
          <table:table-cell table:style-name="ce40" office:value-type="string">
            <text:p>Save button disabled</text:p>
          </table:table-cell>
          <table:table-cell table:style-name="ce40" office:value-type="string">
            <text:p>1. Login to Analyst</text:p>
            <text:p>2. Click on (+) button to add new project</text:p>
            <text:p>3. Enter blank project name</text:p>
          </table:table-cell>
          <table:table-cell table:style-name="ce40"/>
          <table:table-cell table:style-name="ce40" office:value-type="string">
            <text:p>1. Verify that Save button is disabl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76">
          <table:table-cell table:style-name="ce40" office:value-type="string">
            <text:p>AP0011_CancelButtonPresent</text:p>
          </table:table-cell>
          <table:table-cell table:style-name="ce72" office:value-type="float" office:value="1">
            <text:p>1</text:p>
          </table:table-cell>
          <table:table-cell table:style-name="ce56" office:value-type="string">
            <text:p>Verify Cancel button present </text:p>
          </table:table-cell>
          <table:table-cell table:style-name="ce56" office:value-type="string">
            <text:p>1. Login to Analyst</text:p>
            <text:p>2. Click on (+) button to add new project</text:p>
          </table:table-cell>
          <table:table-cell table:style-name="ce56"/>
          <table:table-cell table:style-name="ce56" office:value-type="string">
            <text:p>1. Verify that Cancel button is present</text:p>
          </table:table-cell>
          <table:table-cell table:style-name="ce56" office:value-type="string">
            <text:p>PASS</text:p>
          </table:table-cell>
          <table:table-cell table:style-name="ce56" table:number-columns-repeated="2"/>
          <table:table-cell table:style-name="ce56" office:value-type="string">
            <text:p>PASS</text:p>
          </table:table-cell>
          <table:table-cell table:style-name="ce56" table:number-columns-repeated="4"/>
          <table:table-cell office:value-type="string">
            <text:p>YES</text:p>
          </table:table-cell>
          <table:table-cell table:style-name="ce67" table:number-columns-repeated="1009"/>
        </table:table-row>
        <table:table-row table:style-name="ro83">
          <table:table-cell table:style-name="ce40" office:value-type="string">
            <text:p>AP0012_CancelProject</text:p>
          </table:table-cell>
          <table:table-cell table:style-name="ce40" office:value-type="string">
            <text:p>L1</text:p>
          </table:table-cell>
          <table:table-cell table:style-name="ce40" office:value-type="string">
            <text:p>Cancel new project</text:p>
          </table:table-cell>
          <table:table-cell table:style-name="ce40" office:value-type="string">
            <text:p>1. Login to Analyst</text:p>
            <text:p>2. Click on (+) button to add new project</text:p>
            <text:p>3. Click on Cancel button</text:p>
          </table:table-cell>
          <table:table-cell table:style-name="ce40"/>
          <table:table-cell table:style-name="ce40" office:value-type="string">
            <text:p>1. Verify that new project creation should be cancel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26">
          <table:table-cell table:style-name="ce40" office:value-type="string">
            <text:p>AP0013_DescriptionField</text:p>
          </table:table-cell>
          <table:table-cell table:style-name="ce40" office:value-type="string">
            <text:p>L1</text:p>
          </table:table-cell>
          <table:table-cell table:style-name="ce40" office:value-type="string">
            <text:p>Description of new project</text:p>
          </table:table-cell>
          <table:table-cell table:style-name="ce40" office:value-type="string">
            <text:p>1. Login to Analyst</text:p>
            <text:p>2. Click on (+) button to add new project</text:p>
            <text:p>3. Enter description of project</text:p>
          </table:table-cell>
          <table:table-cell table:style-name="ce40"/>
          <table:table-cell table:style-name="ce40" office:value-type="string">
            <text:p>1. Verify that description field is present.</text:p>
            <text:p>2. Verify that when description is entered, it is displayed in project frame</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18">
          <table:table-cell table:style-name="ce55" office:value-type="string">
            <text:p>AP0014_BlankDescription</text:p>
          </table:table-cell>
          <table:table-cell table:style-name="ce55" office:value-type="string">
            <text:p>L2</text:p>
          </table:table-cell>
          <table:table-cell table:style-name="ce55" office:value-type="string">
            <text:p>Blank description</text:p>
          </table:table-cell>
          <table:table-cell table:style-name="ce55" office:value-type="string">
            <text:p>1. Login to Analyst</text:p>
            <text:p>2. Click on (+) button to add new project</text:p>
            <text:p>3. Leave the description field blank</text:p>
          </table:table-cell>
          <table:table-cell table:style-name="ce55"/>
          <table:table-cell table:style-name="ce55" office:value-type="string">
            <text:p>1. Verify that an appropriate error message is shown </text:p>
          </table:table-cell>
          <table:table-cell table:style-name="ce55" office:value-type="string">
            <text:p>1.An appropriate error message is <text:s/>not shown</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66" table:number-columns-repeated="1009"/>
        </table:table-row>
        <table:table-row table:style-name="ro24">
          <table:table-cell table:style-name="ce55" office:value-type="string">
            <text:p>AP0015_InvalidDescription</text:p>
          </table:table-cell>
          <table:table-cell table:style-name="ce55" office:value-type="string">
            <text:p>L2</text:p>
          </table:table-cell>
          <table:table-cell table:style-name="ce55" office:value-type="string">
            <text:p>Invalid description</text:p>
          </table:table-cell>
          <table:table-cell table:style-name="ce55" office:value-type="string">
            <text:p>1. Login to Analyst</text:p>
            <text:p>2. Click on (+) button to add new project</text:p>
            <text:p>3. Enter invalid description of project</text:p>
          </table:table-cell>
          <table:table-cell table:style-name="ce55" office:value-type="string">
            <text:p>“!@#!$^*^^$$^$*(^%$*^^%$21343665875#^%u^*%&amp;*”</text:p>
          </table:table-cell>
          <table:table-cell table:style-name="ce55" office:value-type="string">
            <text:p>1. Verify that an appropriate error message is shown </text:p>
            <text:p>2. Verify that invalid description is not saved</text:p>
          </table:table-cell>
          <table:table-cell table:style-name="ce55" office:value-type="string">
            <text:p>1. An appropriate error message is not shown </text:p>
            <text:p>2. Invalid description is sav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66" table:number-columns-repeated="1009"/>
        </table:table-row>
        <table:table-row table:style-name="ro24">
          <table:table-cell table:style-name="ce40" office:value-type="string">
            <text:p>AP0016_SummaryDisable</text:p>
          </table:table-cell>
          <table:table-cell table:style-name="ce40" office:value-type="string">
            <text:p>L1</text:p>
          </table:table-cell>
          <table:table-cell table:style-name="ce40" office:value-type="string">
            <text:p>Summary Disable for new project</text:p>
          </table:table-cell>
          <table:table-cell table:style-name="ce40" office:value-type="string">
            <text:p>1. Login to Analyst</text:p>
            <text:p>2. Click on (+) button to add new project</text:p>
          </table:table-cell>
          <table:table-cell table:style-name="ce40"/>
          <table:table-cell table:style-name="ce40" office:value-type="string">
            <text:p>1. Verify that Summary button is present.</text:p>
            <text:p>2. Verify that Summary disable for new project or unsaved projec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27">
          <table:table-cell table:style-name="ce40" office:value-type="string">
            <text:p>AP0017_SummaryEnabled</text:p>
          </table:table-cell>
          <table:table-cell table:style-name="ce40" office:value-type="string">
            <text:p>L1</text:p>
          </table:table-cell>
          <table:table-cell table:style-name="ce40" office:value-type="string">
            <text:p>Summary Enabled</text:p>
          </table:table-cell>
          <table:table-cell table:style-name="ce40" office:value-type="string">
            <text:p>1. Login to Analyst</text:p>
            <text:p>2. Click on (+) button to add new project</text:p>
            <text:p>3. Add Project and save it.</text:p>
            <text:p>4. Click on Summary button</text:p>
          </table:table-cell>
          <table:table-cell table:style-name="ce40"/>
          <table:table-cell table:style-name="ce40" office:value-type="string">
            <text:p>1. Verify that when project is saved, Summary button is enabled.</text:p>
            <text:p>2. When clicked on Summary button, page with Summary details should be displayed</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26">
          <table:table-cell table:style-name="ce40" office:value-type="string">
            <text:p>AP0018_InterviewsDisabled</text:p>
          </table:table-cell>
          <table:table-cell table:style-name="ce40" office:value-type="string">
            <text:p>L1</text:p>
          </table:table-cell>
          <table:table-cell table:style-name="ce40" office:value-type="string">
            <text:p>Interviews Disable for new project</text:p>
          </table:table-cell>
          <table:table-cell table:style-name="ce40" office:value-type="string">
            <text:p>1. Login to Analyst</text:p>
            <text:p>2. Click on (+) button to add new project</text:p>
          </table:table-cell>
          <table:table-cell table:style-name="ce40"/>
          <table:table-cell table:style-name="ce40" office:value-type="string">
            <text:p>1. Verify that Interviews button is present.</text:p>
            <text:p>2. Verify that Interview is disable for new project or unsaved project</text:p>
          </table:table-cell>
          <table:table-cell table:style-name="ce40" table:number-columns-repeated="3"/>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27">
          <table:table-cell table:style-name="ce40" office:value-type="string">
            <text:p>AP0019_InterviewEnabled</text:p>
          </table:table-cell>
          <table:table-cell table:style-name="ce40" office:value-type="string">
            <text:p>L1</text:p>
          </table:table-cell>
          <table:table-cell table:style-name="ce40" office:value-type="string">
            <text:p>Interview button Enabled</text:p>
          </table:table-cell>
          <table:table-cell table:style-name="ce40" office:value-type="string">
            <text:p>1. Login to Analyst</text:p>
            <text:p>2. Click on (+) button to add new project</text:p>
            <text:p>3. Add Project and save it.</text:p>
            <text:p>4. Click on Interview button</text:p>
          </table:table-cell>
          <table:table-cell table:style-name="ce40"/>
          <table:table-cell table:style-name="ce40" office:value-type="string">
            <text:p>1. Verify that when project is saved, Interview button is enabled.</text:p>
            <text:p>2. When clicked on Interview button, page with Interview details should be displayed</text:p>
          </table:table-cell>
          <table:table-cell table:style-name="ce40" table:number-columns-repeated="3"/>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76">
          <table:table-cell table:style-name="ce40" office:value-type="string">
            <text:p>AP0020_CalendarIconPresent</text:p>
          </table:table-cell>
          <table:table-cell table:style-name="ce40" office:value-type="string">
            <text:p>L1</text:p>
          </table:table-cell>
          <table:table-cell table:style-name="ce40" office:value-type="string">
            <text:p>Calendar icon present</text:p>
          </table:table-cell>
          <table:table-cell table:style-name="ce40" office:value-type="string">
            <text:p>1. Login to Analyst</text:p>
            <text:p>2. Click on (+) button</text:p>
          </table:table-cell>
          <table:table-cell table:style-name="ce40"/>
          <table:table-cell table:style-name="ce40" office:value-type="string">
            <text:p>1. Verify that Calendar icon is present</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76">
          <table:table-cell table:style-name="ce55" office:value-type="string">
            <text:p>AP0021_ClickCalendarIcon</text:p>
          </table:table-cell>
          <table:table-cell table:style-name="ce55" office:value-type="string">
            <text:p>L1</text:p>
          </table:table-cell>
          <table:table-cell table:style-name="ce55" office:value-type="string">
            <text:p>Click on Calendar icon</text:p>
          </table:table-cell>
          <table:table-cell table:style-name="ce55" office:value-type="string">
            <text:p>1. Login to Analyst</text:p>
            <text:p>2. <text:s/>Click on (+) button</text:p>
            <text:p>3. Click Calendar icon</text:p>
          </table:table-cell>
          <table:table-cell table:style-name="ce55"/>
          <table:table-cell table:style-name="ce55" office:value-type="string">
            <text:p>1. Verify that the Calendar link opens</text:p>
          </table:table-cell>
          <table:table-cell table:style-name="ce55" office:value-type="string">
            <text:p>1. The Calendar link does not open</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66" table:number-columns-repeated="1009"/>
        </table:table-row>
        <table:table-row table:style-name="ro24">
          <table:table-cell table:style-name="ce40" office:value-type="string">
            <text:p>AP0022_ScrollBarPresent</text:p>
          </table:table-cell>
          <table:table-cell table:style-name="ce40" office:value-type="string">
            <text:p>L3</text:p>
          </table:table-cell>
          <table:table-cell table:style-name="ce40" office:value-type="string">
            <text:p>Verify that scroll bars are present &amp; are working properly on new project page</text:p>
          </table:table-cell>
          <table:table-cell table:style-name="ce40" office:value-type="string">
            <text:p>1. Login to Analyst</text:p>
            <text:p>2. Click on (+) button to add new project</text:p>
            <text:p>3. Enter project name</text:p>
            <text:p>4. Enter a longer description</text:p>
          </table:table-cell>
          <table:table-cell table:style-name="ce40"/>
          <table:table-cell table:style-name="ce40" office:value-type="string">
            <text:p>1. Verify that the scroll bar is present &amp; is working properly</text:p>
          </table:table-cell>
          <table:table-cell table:style-name="ce40" office:value-type="string">
            <text:p>PASS</text:p>
          </table:table-cell>
          <table:table-cell table:style-name="ce40" table:number-columns-repeated="2"/>
          <table:table-cell table:style-name="ce40" office:value-type="string">
            <text:p>PASS</text:p>
          </table:table-cell>
          <table:table-cell table:style-name="ce40" table:number-columns-repeated="4"/>
          <table:table-cell office:value-type="string">
            <text:p>YES</text:p>
          </table:table-cell>
          <table:table-cell table:number-columns-repeated="1009"/>
        </table:table-row>
        <table:table-row table:style-name="ro8">
          <table:table-cell table:style-name="ce55" office:value-type="string">
            <text:p>AP0023_Grammar&amp;SpellingMistake</text:p>
          </table:table-cell>
          <table:table-cell table:style-name="ce55" office:value-type="string">
            <text:p>L3</text:p>
          </table:table-cell>
          <table:table-cell table:style-name="ce55" office:value-type="string">
            <text:p>Verify there is no grammar/spelling mistake on projects page</text:p>
          </table:table-cell>
          <table:table-cell table:style-name="ce55" office:value-type="string">
            <text:p>1. Login to Analyst</text:p>
          </table:table-cell>
          <table:table-cell table:style-name="ce55"/>
          <table:table-cell table:style-name="ce55" office:value-type="string">
            <text:p>1. Verify that <text:s/>there is no grammar/spelling mistake on projects page</text:p>
          </table:table-cell>
          <table:table-cell table:style-name="ce55" office:value-type="string">
            <text:p>1. There is a spelling mistake (“calendarar”)when focus is on Calendar icon on projects page</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66" table:number-columns-repeated="1009"/>
        </table:table-row>
        <table:table-row table:style-name="ro21">
          <table:table-cell table:style-name="ce57" office:value-type="string">
            <text:p>AI0024__FontType</text:p>
          </table:table-cell>
          <table:table-cell table:style-name="ce57" office:value-type="string">
            <text:p>L3</text:p>
          </table:table-cell>
          <table:table-cell table:style-name="ce57" office:value-type="string">
            <text:p>Screen Font Type on Projects <text:s/>page</text:p>
          </table:table-cell>
          <table:table-cell table:style-name="ce61" office:value-type="string">
            <text:p>1. Login to Analyst</text:p>
          </table:table-cell>
          <table:table-cell table:style-name="ce62"/>
          <table:table-cell table:style-name="ce5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57" office:value-type="string">
            <text:p>PASS</text:p>
          </table:table-cell>
          <table:table-cell table:style-name="ce63" table:number-columns-repeated="2"/>
          <table:table-cell table:style-name="ce57" office:value-type="string">
            <text:p>PASS</text:p>
          </table:table-cell>
          <table:table-cell table:style-name="ce57" table:number-columns-repeated="3"/>
          <table:table-cell table:style-name="ce64"/>
          <table:table-cell office:value-type="string">
            <text:p>YES</text:p>
          </table:table-cell>
          <table:table-cell table:style-name="ce68" table:number-columns-repeated="1006"/>
          <table:table-cell table:style-name="ce69" table:number-columns-repeated="3"/>
        </table:table-row>
        <table:table-row table:style-name="ro26">
          <table:table-cell table:style-name="ce57" office:value-type="string">
            <text:p>AI0025_Text&amp;ControlColor</text:p>
          </table:table-cell>
          <table:table-cell table:style-name="ce57" office:value-type="string">
            <text:p>L3</text:p>
          </table:table-cell>
          <table:table-cell table:style-name="ce57" office:value-type="string">
            <text:p>Colors of text and controls on Projects page</text:p>
          </table:table-cell>
          <table:table-cell table:style-name="ce61" office:value-type="string">
            <text:p>1. Login to Analyst</text:p>
          </table:table-cell>
          <table:table-cell table:style-name="ce62"/>
          <table:table-cell table:style-name="ce57" office:value-type="string">
            <text:p>1. Verify that screens do not use different color sets as to cause an inconsistent and poorly thought-out user interface design.</text:p>
          </table:table-cell>
          <table:table-cell table:style-name="ce57" office:value-type="string">
            <text:p>PASS</text:p>
          </table:table-cell>
          <table:table-cell table:style-name="ce57"/>
          <table:table-cell table:style-name="ce63"/>
          <table:table-cell table:style-name="ce57" office:value-type="string">
            <text:p>PASS</text:p>
          </table:table-cell>
          <table:table-cell table:style-name="ce57" table:number-columns-repeated="3"/>
          <table:table-cell table:style-name="ce64"/>
          <table:table-cell office:value-type="string">
            <text:p>YES</text:p>
          </table:table-cell>
          <table:table-cell table:style-name="ce68" table:number-columns-repeated="1006"/>
          <table:table-cell table:style-name="ce69"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24" table:default-cell-style-name="ce40"/>
        <table:table-column table:style-name="co9" table:number-columns-repeated="2" table:default-cell-style-name="ce40"/>
        <table:table-column table:style-name="co25" table:default-cell-style-name="ce40"/>
        <table:table-column table:style-name="co9" table:default-cell-style-name="ce40"/>
        <table:table-column table:style-name="co26" table:default-cell-style-name="ce40"/>
        <table:table-column table:style-name="co27" table:default-cell-style-name="ce40"/>
        <table:table-column table:style-name="co9" table:number-columns-repeated="7" table:default-cell-style-name="ce40"/>
        <table:table-column table:style-name="co28" table:default-cell-style-name="ce40"/>
        <table:table-column table:style-name="co9" table:number-columns-repeated="1009" table:default-cell-style-name="ce40"/>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65" office:value-type="string">
            <text:p>DATE : <text:s/>MARCH 22,2013</text:p>
            <text:p>REVISION: 4775</text:p>
            <text:p>BROWSER: IE9</text:p>
          </table:table-cell>
          <table:table-cell table:style-name="ce39" table:number-columns-repeated="1009"/>
        </table:table-row>
        <table:table-row table:style-name="ro76">
          <table:table-cell table:style-name="ce74" office:value-type="string">
            <text:p>AI0001_InterviewPageRenders</text:p>
          </table:table-cell>
          <table:table-cell table:style-name="ce74" office:value-type="string">
            <text:p>L1</text:p>
          </table:table-cell>
          <table:table-cell table:style-name="ce74" office:value-type="string">
            <text:p>Interviews page renders</text:p>
          </table:table-cell>
          <table:table-cell table:style-name="ce81" office:value-type="string">
            <text:p><text:span text:style-name="T1">1.Login to Analyst </text:span></text:p>
            <text:p><text:span text:style-name="T1">2.Click the desired </text:span><text:span text:style-name="T1">project record. </text:span></text:p>
            <text:p><text:span text:style-name="T1">3.Click the interviews </text:span><text:span text:style-name="T1">button</text:span></text:p>
          </table:table-cell>
          <table:table-cell table:style-name="ce83"/>
          <table:table-cell table:style-name="ce74" office:value-type="string">
            <text:p>1.Verify that the Interviews page is rendered</text:p>
          </table:table-cell>
          <table:table-cell table:style-name="ce74" office:value-type="string">
            <text:p>PASS</text:p>
          </table:table-cell>
          <table:table-cell table:style-name="ce59" office:value-type="string">
            <text:p>YES</text:p>
          </table:table-cell>
          <table:table-cell table:style-name="ce83"/>
          <table:table-cell table:style-name="ce74" office:value-type="string">
            <text:p/>
            <text:p/>
            <text:p>PASS</text:p>
          </table:table-cell>
          <table:table-cell table:style-name="ce83" table:number-columns-repeated="4"/>
          <table:table-cell table:style-name="ce74" office:value-type="string">
            <text:p>YES</text:p>
          </table:table-cell>
          <table:table-cell table:style-name="ce83" table:number-columns-repeated="1009"/>
        </table:table-row>
        <table:table-row table:style-name="ro18">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59"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59"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able:table-cell>
          <table:table-cell/>
          <table:table-cell office:value-type="string">
            <text:p>1.Verify that the header in the Recent tab contains the following columns- <text:s text:c="5"/>-Scheduled</text:p>
            <text:p>-Name</text:p>
          </table:table-cell>
          <table:table-cell office:value-type="string">
            <text:p>PASS</text:p>
          </table:table-cell>
          <table:table-cell table:style-name="ce59"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58"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able:table-cell>
          <table:table-cell/>
          <table:table-cell office:value-type="string">
            <text:p>1.Verify that the Recent tab has the message “<text:span text:style-name="T2">Manage </text:span><text:span text:style-name="T2">upcoming interviews</text:span>”</text:p>
          </table:table-cell>
          <table:table-cell office:value-type="string">
            <text:p>PASS</text:p>
          </table:table-cell>
          <table:table-cell table:style-name="ce59"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58"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Enter name in the </text:span><text:span text:style-name="T2">'Who' drop 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Click the 'Who' 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table:style-name="ce55" office:value-type="string">
            <text:p>AI0011_EnterWhoInvalid</text:p>
          </table:table-cell>
          <table:table-cell table:style-name="ce55" office:value-type="string">
            <text:p>L2</text:p>
          </table:table-cell>
          <table:table-cell table:style-name="ce55" office:value-type="string">
            <text:p>Enter invalid name</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Enter invalid name in </text:span><text:span text:style-name="T2">the 'Who' drop down.</text:span></text:p>
          </table:table-cell>
          <table:table-cell table:style-name="ce55" office:value-type="string">
            <text:p>Name=”!@#$%%”</text:p>
          </table:table-cell>
          <table:table-cell table:style-name="ce55" office:value-type="string">
            <text:p>1.Verify that the proper error message is shown &amp; the interview is not scheduled.</text:p>
            <text:p>2.Verify that the record is not displayed in the table on the Interviews page</text:p>
          </table:table-cell>
          <table:table-cell table:style-name="ce55" office:value-type="string">
            <text:p>FAIL</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24">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Click the date drop </text:span><text:span text:style-name="T2">down on the </text:span><text:span text:style-name="T2">Interviews page</text:span></text:p>
            <text:p><text:span text:style-name="T2">6.Select a 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Click the date drop </text:span><text:span text:style-name="T2">down on the </text:span><text:span text:style-name="T2">Interviews page</text:span></text:p>
            <text:p><text:span text:style-name="T2">6.Select an invalid 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Click the date drop </text:span><text:span text:style-name="T2">down on the </text:span><text:span text:style-name="T2">Interviews page</text:span></text:p>
            <text:p><text:span text:style-name="T2">6.Enter an invalid 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Click the date drop </text:span><text:span text:style-name="T2">down on the </text:span><text:span text:style-name="T2">Interviews page</text:span></text:p>
            <text:p><text:span text:style-name="T2">6.Enter <text:s/>an invalid date</text:span></text:p>
          </table:table-cell>
          <table:table-cell/>
          <table:table-cell office:value-type="string">
            <text:p>1.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Click the Time drop </text:span><text:span text:style-name="T2">down on the </text:span><text:span text:style-name="T2">Interviews page</text:span></text:p>
          </table:table-cell>
          <table:table-cell/>
          <table:table-cell office:value-type="string">
            <text:p>1.Verify that list is displayed having two columns-Hour,Minute &amp; two buttons-AM,PM</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Click the Time drop </text:span><text:span text:style-name="T2">down</text:span></text:p>
            <text:p><text:span text:style-name="T2">6.Select the time from </text:span><text:span text:style-name="T2">the drop 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ext:p><text:span text:style-name="T2">5.Enter an invalid time </text:span><text:span text:style-name="T2">in the time drop down</text:span></text:p>
          </table:table-cell>
          <table:table-cell table:style-name="ce84" office:value-type="string">
            <text:p>“01AM”</text:p>
          </table:table-cell>
          <table:table-cell office:value-type="string">
            <text:p>1.Verify that appropriate error message is displayed <tex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58"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58"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58"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58"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58"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1">
          <table:table-cell table:style-name="ce75" office:value-type="string">
            <text:p>AI0028_DuplicateEnteriesWhoWhen</text:p>
          </table:table-cell>
          <table:table-cell table:style-name="ce55" office:value-type="string">
            <text:p>L2</text:p>
          </table:table-cell>
          <table:table-cell table:style-name="ce55" office:value-type="string">
            <text:p>Duplicate entries</text:p>
          </table:table-cell>
          <table:table-cell table:style-name="ce55"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55"/>
          <table:table-cell table:style-name="ce55" office:value-type="string">
            <text:p>1.Verify that an appropriate error message is shown.</text:p>
            <text:p>2.Verify that the interview is not scheduled</text:p>
          </table:table-cell>
          <table:table-cell table:style-name="ce55" office:value-type="string">
            <text:p>FAIL</text:p>
          </table:table-cell>
          <table:table-cell table:style-name="ce55" table:number-columns-repeated="2"/>
          <table:table-cell table:style-name="ce55" office:value-type="string">
            <text:p>FAIL</text:p>
          </table:table-cell>
          <table:table-cell table:style-name="ce55" table:number-columns-repeated="2"/>
          <table:table-cell table:style-name="ce55" office:value-type="string">
            <text:p>#660</text:p>
          </table:table-cell>
          <table:table-cell table:style-name="ce55"/>
          <table:table-cell table:style-name="ce55" office:value-type="string">
            <text:p>YES</text:p>
          </table:table-cell>
          <table:table-cell table:style-name="ce55" table:number-columns-repeated="1009"/>
        </table:table-row>
        <table:table-row table:style-name="ro32">
          <table:table-cell table:style-name="ce58"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58"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table:style-name="ce58"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table:style-name="ce58"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58"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58"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able:table-cell>
          <table:table-cell/>
          <table:table-cell office:value-type="string">
            <text:p>1.Verify that the Recent tab has the message “<text:span text:style-name="T2">Most recent </text:span><text:span text:style-name="T2">interviews from each </text:span><text:span text:style-name="T2">resource</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58"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58"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See the 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58"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Remove the </text:span><text:span text:style-name="T2">Resource name from </text:span><text:span text:style-name="T2">the Resource 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58"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Enter a resource </text:span><text:span text:style-name="T2">name starting with </text:span><text:span text:style-name="T2">small 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58"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Enter a resource </text:span><text:span text:style-name="T2">name keeping 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60" office:value-type="string">
            <text:p>AI0040_ErrorMessageCapsNotOnResource</text:p>
          </table:table-cell>
          <table:table-cell table:style-name="ce79" office:value-type="string">
            <text:p>L2</text:p>
          </table:table-cell>
          <table:table-cell table:style-name="ce79" office:value-type="string">
            <text:p>Error message when the name is not in small letters</text:p>
          </table:table-cell>
          <table:table-cell table:style-name="ce79"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Enter a resource </text:span><text:span text:style-name="T2">name keeping the caps </text:span><text:span text:style-name="T2">key on.</text:span></text:p>
          </table:table-cell>
          <table:table-cell table:style-name="ce79"/>
          <table:table-cell table:style-name="ce79" office:value-type="string">
            <text:p>1.Verify that an appropriate error message is shown if the name is starting with capital letter</text:p>
          </table:table-cell>
          <table:table-cell table:style-name="ce79" office:value-type="string">
            <text:p>PASS</text:p>
          </table:table-cell>
          <table:table-cell table:style-name="ce79" table:number-columns-repeated="2"/>
          <table:table-cell table:style-name="ce79" office:value-type="string">
            <text:p>PASS</text:p>
          </table:table-cell>
          <table:table-cell table:style-name="ce79" table:number-columns-repeated="4"/>
          <table:table-cell table:style-name="ce79" office:value-type="string">
            <text:p>YES</text:p>
          </table:table-cell>
          <table:table-cell table:style-name="ce79" table:number-columns-repeated="1009"/>
        </table:table-row>
        <table:table-row table:style-name="ro24">
          <table:table-cell table:style-name="ce76" office:value-type="string">
            <text:p>AI0041_ResourceRename</text:p>
          </table:table-cell>
          <table:table-cell table:style-name="ce56" office:value-type="string">
            <text:p>L1</text:p>
          </table:table-cell>
          <table:table-cell table:style-name="ce56" office:value-type="string">
            <text:p>Rename a resource</text:p>
          </table:table-cell>
          <table:table-cell table:style-name="ce56"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Rename the existing </text:span><text:span text:style-name="T2">resource name</text:span></text:p>
          </table:table-cell>
          <table:table-cell table:style-name="ce56"/>
          <table:table-cell table:style-name="ce56" office:value-type="string">
            <text:p>1.Verify that <text:s/>the resource can be renamed</text:p>
          </table:table-cell>
          <table:table-cell table:style-name="ce56" office:value-type="string">
            <text:p>PASS</text:p>
          </table:table-cell>
          <table:table-cell table:style-name="ce56" table:number-columns-repeated="2"/>
          <table:table-cell table:style-name="ce56" office:value-type="string">
            <text:p>PASS</text:p>
          </table:table-cell>
          <table:table-cell table:style-name="ce56" table:number-columns-repeated="2"/>
          <table:table-cell table:style-name="ce56" office:value-type="string">
            <text:p>#690</text:p>
          </table:table-cell>
          <table:table-cell table:style-name="ce56"/>
          <table:table-cell table:style-name="ce56" office:value-type="string">
            <text:p>YES</text:p>
          </table:table-cell>
          <table:table-cell table:style-name="ce56" table:number-columns-repeated="1009"/>
        </table:table-row>
        <table:table-row table:style-name="ro18">
          <table:table-cell table:style-name="ce58"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able:table-cell>
          <table:table-cell/>
          <table:table-cell office:value-type="string">
            <text:p>1.Verify that <text:s/>the Calendar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58"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58"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able:table-cell>
          <table:table-cell/>
          <table:table-cell office:value-type="string">
            <text:p>1.Verify that the metadata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58"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L0046_AddBlankMetaDataName</text:p>
          </table:table-cell>
          <table:table-cell table:style-name="ce55" office:value-type="string">
            <text:p>L2</text:p>
          </table:table-cell>
          <table:table-cell table:style-name="ce55" office:value-type="string">
            <text:p>Add blank metadata name</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Leave the <text:s/>first text </text:span><text:span text:style-name="T2">field blank</text:span></text:p>
          </table:table-cell>
          <table:table-cell table:style-name="ce55"/>
          <table:table-cell table:style-name="ce55" office:value-type="string">
            <text:p>1.Verify that an appropriate error message is shown </text:p>
          </table:table-cell>
          <table:table-cell table:style-name="ce55" office:value-type="string">
            <text:p>1.An appropriate error message is not shown</text:p>
          </table:table-cell>
          <table:table-cell table:style-name="ce55" table:number-columns-repeated="2"/>
          <table:table-cell table:style-name="ce55" office:value-type="string">
            <text:p>FAIL</text:p>
          </table:table-cell>
          <table:table-cell table:style-name="ce55" table:number-columns-repeated="2"/>
          <table:table-cell table:style-name="ce55" office:value-type="string">
            <text:p>#730</text:p>
          </table:table-cell>
          <table:table-cell table:style-name="ce55"/>
          <table:table-cell table:style-name="ce55" office:value-type="string">
            <text:p>YES</text:p>
          </table:table-cell>
          <table:table-cell table:style-name="ce55" table:number-columns-repeated="1009"/>
        </table:table-row>
        <table:table-row table:style-name="ro24">
          <table:table-cell table:style-name="ce75" office:value-type="string">
            <text:p>AL0047_AddInvalidMetaDataName</text:p>
          </table:table-cell>
          <table:table-cell table:style-name="ce55" office:value-type="string">
            <text:p>L2</text:p>
          </table:table-cell>
          <table:table-cell table:style-name="ce55" office:value-type="string">
            <text:p>Add invalid metadata name</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Enter invalid </text:span><text:span text:style-name="T2">metadata name</text:span></text:p>
          </table:table-cell>
          <table:table-cell table:style-name="ce55" office:value-type="string">
            <text:p>“*&amp;%&amp;$#”</text:p>
          </table:table-cell>
          <table:table-cell table:style-name="ce55" office:value-type="string">
            <text:p>1.Verify that an appropriate error message is shown</text:p>
            <text:p>2.Verify that the property is not saved </text:p>
          </table:table-cell>
          <table:table-cell table:style-name="ce55" office:value-type="string">
            <text:p>1.The invalid metadata gets sav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26">
          <table:table-cell table:style-name="ce75" office:value-type="string">
            <text:p>AL0048_AddBlankMetaDateValue</text:p>
          </table:table-cell>
          <table:table-cell table:style-name="ce55" office:value-type="string">
            <text:p>L2</text:p>
          </table:table-cell>
          <table:table-cell table:style-name="ce55" office:value-type="string">
            <text:p>Add blank metadata value</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Leave the </text:span><text:span text:style-name="T2">second(value) text </text:span><text:span text:style-name="T2">field blank</text:span></text:p>
          </table:table-cell>
          <table:table-cell table:style-name="ce55"/>
          <table:table-cell table:style-name="ce55" office:value-type="string">
            <text:p>1.Verify that an appropriate error message is shown </text:p>
          </table:table-cell>
          <table:table-cell table:style-name="ce55" office:value-type="string">
            <text:p>1.An appropriate error message is not shown</text:p>
          </table:table-cell>
          <table:table-cell table:style-name="ce55" table:number-columns-repeated="2"/>
          <table:table-cell table:style-name="ce55" office:value-type="string">
            <text:p>FAIL</text:p>
          </table:table-cell>
          <table:table-cell table:style-name="ce55" table:number-columns-repeated="2"/>
          <table:table-cell table:style-name="ce55" office:value-type="string">
            <text:p>#730</text:p>
          </table:table-cell>
          <table:table-cell table:style-name="ce55"/>
          <table:table-cell table:style-name="ce55" office:value-type="string">
            <text:p>YES</text:p>
          </table:table-cell>
          <table:table-cell table:style-name="ce55" table:number-columns-repeated="1009"/>
        </table:table-row>
        <table:table-row table:style-name="ro24">
          <table:table-cell table:style-name="ce75" office:value-type="string">
            <text:p>AI0049_AddInvalidMetaDataValue</text:p>
          </table:table-cell>
          <table:table-cell table:style-name="ce55" office:value-type="string">
            <text:p>L2</text:p>
          </table:table-cell>
          <table:table-cell table:style-name="ce55" office:value-type="string">
            <text:p>Add invalid metadata value</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Enter invalid </text:span><text:span text:style-name="T2">metadata value</text:span></text:p>
          </table:table-cell>
          <table:table-cell table:style-name="ce55" office:value-type="string">
            <text:p>“@$%^#@”</text:p>
          </table:table-cell>
          <table:table-cell table:style-name="ce55" office:value-type="string">
            <text:p>1.Verify that an appropriate error message is shown </text:p>
          </table:table-cell>
          <table:table-cell table:style-name="ce55" office:value-type="string">
            <text:p>1.An appropriate error message is not shown</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24">
          <table:table-cell table:style-name="ce58"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Enter valid 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58"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Enter valid metadata </text:span><text:span text:style-name="T2">name &amp; <text:s/>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77" office:value-type="string">
            <text:p>AI0052_AddMultipleBlankMetaData</text:p>
          </table:table-cell>
          <table:table-cell table:style-name="ce80" office:value-type="string">
            <text:p>L2</text:p>
          </table:table-cell>
          <table:table-cell table:style-name="ce80" office:value-type="string">
            <text:p>Add multiple blank metadata</text:p>
          </table:table-cell>
          <table:table-cell table:style-name="ce80"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Enter blank </text:span><text:span text:style-name="T2">metadata multiple </text:span><text:span text:style-name="T2">times</text:span></text:p>
          </table:table-cell>
          <table:table-cell table:style-name="ce80"/>
          <table:table-cell table:style-name="ce80" office:value-type="string">
            <text:p>1.Verify that an appropriate error message is shown <text:s/></text:p>
            <text:p>2.Verify that blank rows are not added to the metadata panel</text:p>
          </table:table-cell>
          <table:table-cell table:style-name="ce80" office:value-type="string">
            <text:p>FAIL</text:p>
          </table:table-cell>
          <table:table-cell table:style-name="ce80" table:number-columns-repeated="2"/>
          <table:table-cell table:style-name="ce80" office:value-type="string">
            <text:p>FAIL</text:p>
          </table:table-cell>
          <table:table-cell table:style-name="ce80" table:number-columns-repeated="4"/>
          <table:table-cell table:style-name="ce80" office:value-type="string">
            <text:p>YES</text:p>
          </table:table-cell>
          <table:table-cell table:style-name="ce80" table:number-columns-repeated="1009"/>
        </table:table-row>
        <table:table-row table:style-name="ro32">
          <table:table-cell table:style-name="ce58"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Enter name in the </text:span><text:span text:style-name="T2">first text field &amp; value </text:span><text:span text:style-name="T2">in the second</text:span></text:p>
            <text:p><text:span text:style-name="T2">8.Click add(+) button</text:span></text:p>
            <text:p><text:span text:style-name="T2">9.Enter name in the </text:span><text:span text:style-name="T2">first text field &amp; value </text:span><text:span text:style-name="T2">in the 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table:style-name="ce75" office:value-type="string">
            <text:p>AI0054_AddInvalidMetadata</text:p>
          </table:table-cell>
          <table:table-cell table:style-name="ce55" office:value-type="string">
            <text:p>L2</text:p>
          </table:table-cell>
          <table:table-cell table:style-name="ce55" office:value-type="string">
            <text:p>Add invalid metadata</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add(+) </text:span><text:span text:style-name="T2">button</text:span></text:p>
            <text:p><text:span text:style-name="T2">7.Enter invalid name in </text:span><text:span text:style-name="T2">the first text field &amp; </text:span><text:span text:style-name="T2">invalid value in the </text:span><text:span text:style-name="T2">second</text:span></text:p>
          </table:table-cell>
          <table:table-cell table:style-name="ce55" office:value-type="string">
            <text:p>“*^%$$^1”</text:p>
            <text:p>“*&amp;^%%&amp;”</text:p>
          </table:table-cell>
          <table:table-cell table:style-name="ce55" office:value-type="string">
            <text:p>1.Verify that an appropriate error message is shown 2.Verify that the property is not saved </text:p>
          </table:table-cell>
          <table:table-cell table:style-name="ce55" office:value-type="string">
            <text:p>1.An appropriate error message is not shown</text:p>
            <text:p>2. The property gets sav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26">
          <table:table-cell table:style-name="ce58"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record in </text:span><text:span text:style-name="T2">the metadata panel</text:span></text:p>
            <text:p><text:span text:style-name="T2">7.Click on the </text:span><text:span text:style-name="T2">delete(X) button</text:span></text:p>
          </table:table-cell>
          <table:table-cell/>
          <table:table-cell office:value-type="string">
            <text:p>1.Verify that the selected record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table:style-name="ce58"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record in </text:span><text:span text:style-name="T2">the metadata panel</text:span></text:p>
            <text:p><text:span text:style-name="T2">7.Click on the </text:span><text:span text:style-name="T2">delete(X) button</text:span></text:p>
            <text:p><text:span text:style-name="T2">8.Again select another </text:span><text:span text:style-name="T2">record to be deleted </text:span><text:span text:style-name="T2">from the metadata </text:span><text:span text:style-name="T2">panel</text:span></text:p>
            <text:p><text:span text:style-name="T2">9.Click on the </text:span><text:span text:style-name="T2">delete(X) button</text:span></text:p>
          </table:table-cell>
          <table:table-cell/>
          <table:table-cell office:value-type="string">
            <text:p>1.Verify that the selected records get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57_DeleteIntervieweeFromRecent</text:p>
          </table:table-cell>
          <table:table-cell table:style-name="ce55" office:value-type="string">
            <text:p>L2</text:p>
          </table:table-cell>
          <table:table-cell table:style-name="ce55" office:value-type="string">
            <text:p>Delete interviewee from recent tab</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record to </text:span><text:span text:style-name="T2">be deleted</text:span></text:p>
          </table:table-cell>
          <table:table-cell table:style-name="ce55"/>
          <table:table-cell table:style-name="ce55" office:value-type="string">
            <text:p>1.Verify that the record can be deleted</text:p>
          </table:table-cell>
          <table:table-cell table:style-name="ce55" office:value-type="string">
            <text:p>1. The record cannot be delet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83">
          <table:table-cell table:style-name="ce75" office:value-type="string">
            <text:p>AI0058_ModifyDateOfRecentInterview</text:p>
          </table:table-cell>
          <table:table-cell table:style-name="ce55" office:value-type="string">
            <text:p>L2</text:p>
          </table:table-cell>
          <table:table-cell table:style-name="ce55" office:value-type="string">
            <text:p>Modify date <text:s/>in Recent tab</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able:table-cell>
          <table:table-cell table:style-name="ce55"/>
          <table:table-cell table:style-name="ce55" office:value-type="string">
            <text:p>1.Verify that the date can be modified</text:p>
          </table:table-cell>
          <table:table-cell table:style-name="ce55" office:value-type="string">
            <text:p>1. The date cannot be modifi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83">
          <table:table-cell table:style-name="ce75" office:value-type="string">
            <text:p>AI0059_ModifyOtherDetails</text:p>
          </table:table-cell>
          <table:table-cell table:style-name="ce55" office:value-type="string">
            <text:p>L2</text:p>
          </table:table-cell>
          <table:table-cell table:style-name="ce55" office:value-type="string">
            <text:p>Modify other details in Recent tab</text:p>
          </table:table-cell>
          <table:table-cell table:style-name="ce55"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able:table-cell>
          <table:table-cell table:style-name="ce55"/>
          <table:table-cell table:style-name="ce55" office:value-type="string">
            <text:p>1.Verify that the record details <text:s/>can be modified</text:p>
          </table:table-cell>
          <table:table-cell table:style-name="ce55" office:value-type="string">
            <text:p>1. The record details cannot be modifi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24">
          <table:table-cell table:style-name="ce58"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ext:p><text:span text:style-name="T2">5.Click the desired </text:span><text:span text:style-name="T2">record</text:span></text:p>
            <text:p><text:span text:style-name="T2">6.Click the </text:span><text:span text:style-name="T2">Interviews/Projects </text:span><text:span text:style-name="T2">link on the 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58"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Recent tab</text:span></text:p>
          </table:table-cell>
          <table:table-cell/>
          <table:table-cell office:value-type="string">
            <text:p>1. Verify that there is no grammar &amp; spelling mistake in the recent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58" office:value-type="string">
            <text:p>AI0062_Grammar&amp;SpellingMistakeInScheduledTab</text:p>
          </table:table-cell>
          <table:table-cell office:value-type="string">
            <text:p>L1</text:p>
          </table:table-cell>
          <table:table-cell office:value-type="string">
            <text:p>Grammar &amp; spelling mistake in the Scheduled tab</text:p>
          </table:table-cell>
          <table:table-cell office:value-type="string">
            <text:p><text:span text:style-name="T2">1.Login to Analyst </text:span></text:p>
            <text:p><text:span text:style-name="T2">2.Click the desired </text:span><text:span text:style-name="T2">project record. </text:span></text:p>
            <text:p><text:span text:style-name="T2">3.Click the interviews </text:span><text:span text:style-name="T2">button</text:span></text:p>
            <text:p><text:span text:style-name="T2">4.Click the 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table:style-name="ce78" office:value-type="string">
            <text:p>AI0063__FontType</text:p>
          </table:table-cell>
          <table:table-cell table:style-name="ce78" office:value-type="string">
            <text:p>L3</text:p>
          </table:table-cell>
          <table:table-cell table:style-name="ce78" office:value-type="string">
            <text:p>Screen Font Type on Interviews page</text:p>
          </table:table-cell>
          <table:table-cell table:style-name="ce82" office:value-type="string">
            <text:p><text:span text:style-name="T3">1.Login to Analyst </text:span></text:p>
            <text:p><text:span text:style-name="T3">2.Click the desired </text:span><text:span text:style-name="T3">project record. </text:span></text:p>
            <text:p><text:span text:style-name="T3">3.Click the interviews </text:span><text:span text:style-name="T3">button</text:span></text:p>
          </table:table-cell>
          <table:table-cell table:style-name="ce85"/>
          <table:table-cell table:style-name="ce7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8" office:value-type="string">
            <text:p>PASS</text:p>
          </table:table-cell>
          <table:table-cell table:style-name="Default" table:number-columns-repeated="2"/>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8">
          <table:table-cell table:style-name="ce78" office:value-type="string">
            <text:p>AI0064_Text&amp;ControlColor</text:p>
          </table:table-cell>
          <table:table-cell table:style-name="ce78" office:value-type="string">
            <text:p>L3</text:p>
          </table:table-cell>
          <table:table-cell table:style-name="ce78" office:value-type="string">
            <text:p>Colors of text and controls on Interviews page</text:p>
          </table:table-cell>
          <table:table-cell table:style-name="ce82" office:value-type="string">
            <text:p><text:span text:style-name="T3">1.Login to Analyst </text:span></text:p>
            <text:p><text:span text:style-name="T3">2.Click the desired </text:span><text:span text:style-name="T3">project record. </text:span></text:p>
            <text:p><text:span text:style-name="T3">3.Click the interviews </text:span><text:span text:style-name="T3">button</text:span></text:p>
          </table:table-cell>
          <table:table-cell table:style-name="ce85"/>
          <table:table-cell table:style-name="ce78" office:value-type="string">
            <text:p>1. Verify that screens do not use different color sets as to cause an inconsistent and poorly thought-out user interface design.</text:p>
          </table:table-cell>
          <table:table-cell table:style-name="ce78" office:value-type="string">
            <text:p>PASS</text:p>
          </table:table-cell>
          <table:table-cell table:style-name="ce78"/>
          <table:table-cell table:style-name="Default"/>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1" table:number-rows-repeated="6">
          <table:table-cell table:style-name="ce58"/>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9" table:number-columns-repeated="3" table:default-cell-style-name="ce58"/>
        <table:table-column table:style-name="co29" table:default-cell-style-name="ce58"/>
        <table:table-column table:style-name="co9" table:default-cell-style-name="ce58"/>
        <table:table-column table:style-name="co33" table:default-cell-style-name="ce58"/>
        <table:table-column table:style-name="co9" table:number-columns-repeated="8" table:default-cell-style-name="ce58"/>
        <table:table-column table:style-name="co34" table:default-cell-style-name="ce58"/>
        <table:table-column table:style-name="co9" table:number-columns-repeated="1009" table:default-cell-style-name="ce58"/>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65" office:value-type="string">
            <text:p><text:span text:style-name="T7">DATE : <text:s/>MARCH </text:span><text:span text:style-name="T7">22,2013</text:span></text:p>
            <text:p><text:span text:style-name="T7">REVISION: 4775</text:span></text:p>
            <text:p><text:span text:style-name="T7">BROWSER: IE9</text:span></text:p>
          </table:table-cell>
          <table:table-cell table:style-name="ce39" table:number-columns-repeated="1009"/>
        </table:table-row>
        <table:table-row table:style-name="ro20">
          <table:table-cell table:style-name="ce74" office:value-type="string">
            <text:p>AS0001_SummaryPageRenders</text:p>
          </table:table-cell>
          <table:table-cell table:style-name="ce74" office:value-type="string">
            <text:p>L1</text:p>
          </table:table-cell>
          <table:table-cell table:style-name="ce74" office:value-type="string">
            <text:p>Summary page renders</text:p>
          </table:table-cell>
          <table:table-cell table:style-name="ce81" office:value-type="string">
            <text:p><text:span text:style-name="T1">1.Login to Analyst </text:span></text:p>
            <text:p><text:span text:style-name="T1">2.Click the desired </text:span><text:span text:style-name="T1">project record. </text:span></text:p>
            <text:p><text:span text:style-name="T1">3.Click the Summary </text:span><text:span text:style-name="T1">button</text:span></text:p>
          </table:table-cell>
          <table:table-cell table:style-name="ce83"/>
          <table:table-cell table:style-name="ce74" office:value-type="string">
            <text:p>1.Verify that the Summary page is rendered</text:p>
          </table:table-cell>
          <table:table-cell table:style-name="ce74" office:value-type="string">
            <text:p>PASS</text:p>
          </table:table-cell>
          <table:table-cell office:value-type="string">
            <text:p>YES</text:p>
          </table:table-cell>
          <table:table-cell table:style-name="ce83"/>
          <table:table-cell table:style-name="ce74" office:value-type="string">
            <text:p>PASS</text:p>
          </table:table-cell>
          <table:table-cell table:style-name="ce83" table:number-columns-repeated="4"/>
          <table:table-cell table:style-name="ce74" office:value-type="string">
            <text:p>YES</text:p>
          </table:table-cell>
          <table:table-cell table:style-name="ce83" table:number-columns-repeated="1009"/>
        </table:table-row>
        <table:table-row table:style-name="ro34">
          <table:table-cell table:style-name="ce74" office:value-type="string">
            <text:p>AS0002_TabsOnSummaryPage</text:p>
          </table:table-cell>
          <table:table-cell table:style-name="ce74" office:value-type="string">
            <text:p>L1</text:p>
          </table:table-cell>
          <table:table-cell table:style-name="ce74" office:value-type="string">
            <text:p>Tabs on Summary page</text:p>
          </table:table-cell>
          <table:table-cell table:style-name="ce81"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style-name="ce83"/>
          <table:table-cell table:style-name="ce74" office:value-type="string">
            <text:p>1. Verify that the Summary page has four tabs-</text:p>
            <text:p>- Documents</text:p>
            <text:p>-Issues</text:p>
            <text:p>-Flows</text:p>
            <text:p>-Approaches</text:p>
          </table:table-cell>
          <table:table-cell table:style-name="ce74" office:value-type="string">
            <text:p>PASS</text:p>
          </table:table-cell>
          <table:table-cell/>
          <table:table-cell table:style-name="ce83"/>
          <table:table-cell table:style-name="ce74" office:value-type="string">
            <text:p>PASS</text:p>
          </table:table-cell>
          <table:table-cell table:style-name="ce83" table:number-columns-repeated="4"/>
          <table:table-cell table:style-name="ce74" office:value-type="string">
            <text:p>YES</text:p>
          </table:table-cell>
          <table:table-cell table:style-name="ce83" table:number-columns-repeated="1009"/>
        </table:table-row>
        <table:table-row table:style-name="ro35">
          <table:table-cell table:style-name="ce74" office:value-type="string">
            <text:p>AS0003_MessageOnSummaryPage</text:p>
          </table:table-cell>
          <table:table-cell table:style-name="ce74" office:value-type="string">
            <text:p>L1</text:p>
          </table:table-cell>
          <table:table-cell table:style-name="ce74" office:value-type="string">
            <text:p>Message on Summary page</text:p>
          </table:table-cell>
          <table:table-cell table:style-name="ce81"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style-name="ce83"/>
          <table:table-cell table:style-name="ce74" office:value-type="string">
            <text:p>1. Verify that the message on the Summary page contains the message “This screen shows the combination of all data gathered in interviews. Interview some people first”,if no people have been interviewed</text:p>
          </table:table-cell>
          <table:table-cell table:style-name="ce74" office:value-type="string">
            <text:p>PASS</text:p>
          </table:table-cell>
          <table:table-cell/>
          <table:table-cell table:style-name="ce83"/>
          <table:table-cell table:style-name="ce74" office:value-type="string">
            <text:p>PASS</text:p>
          </table:table-cell>
          <table:table-cell table:style-name="ce83" table:number-columns-repeated="4"/>
          <table:table-cell table:style-name="ce74" office:value-type="string">
            <text:p>YES</text:p>
          </table:table-cell>
          <table:table-cell table:style-name="ce83" table:number-columns-repeated="1009"/>
        </table:table-row>
        <table:table-row table:style-name="ro7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83">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36">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table-cell table:style-name="ce86"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18">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18">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record in </text:span><text:span text:style-name="T4">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S0011_BlankPhaseInDocumentTab</text:p>
          </table:table-cell>
          <table:table-cell table:style-name="ce75" office:value-type="string">
            <text:p>L2</text:p>
          </table:table-cell>
          <table:table-cell table:style-name="ce75" office:value-type="string">
            <text:p>Blank phase in Document tab</text:p>
          </table:table-cell>
          <table:table-cell table:style-name="ce75"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style-name="ce75"/>
          <table:table-cell table:style-name="ce75" office:value-type="string">
            <text:p>1.Verify that blank phase is not present in the Documents tab</text:p>
          </table:table-cell>
          <table:table-cell table:style-name="ce75" office:value-type="string">
            <text:p>1.Blank phase is present in the Documents tab</text:p>
          </table:table-cell>
          <table:table-cell table:style-name="ce75" office:value-type="string">
            <text:p>YES</text:p>
          </table:table-cell>
          <table:table-cell table:style-name="ce75"/>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8">
          <table:table-cell table:style-name="ce75" office:value-type="string">
            <text:p>AS0012_InvalidPhaseInDocumentTab</text:p>
          </table:table-cell>
          <table:table-cell table:style-name="ce75" office:value-type="string">
            <text:p>L2</text:p>
          </table:table-cell>
          <table:table-cell table:style-name="ce75" office:value-type="string">
            <text:p>Invalid phase in Document tab</text:p>
          </table:table-cell>
          <table:table-cell table:style-name="ce75"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style-name="ce75"/>
          <table:table-cell table:style-name="ce75" office:value-type="string">
            <text:p>1.Verify that invalid phase is not present in the Documents tab</text:p>
          </table:table-cell>
          <table:table-cell table:style-name="ce75" office:value-type="string">
            <text:p>1.Invalid phase is present in the Documents tab</text:p>
          </table:table-cell>
          <table:table-cell table:style-name="ce75" office:value-type="string">
            <text:p>YES</text:p>
          </table:table-cell>
          <table:table-cell table:style-name="ce75"/>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83">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Phase in </text:span><text:span text:style-name="T4">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S0015_BlankDocumentInDocumentTab</text:p>
          </table:table-cell>
          <table:table-cell table:style-name="ce75" office:value-type="string">
            <text:p>L2</text:p>
          </table:table-cell>
          <table:table-cell table:style-name="ce75" office:value-type="string">
            <text:p>Blank document in tab</text:p>
          </table:table-cell>
          <table:table-cell table:style-name="ce75"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phase in </text:span><text:span text:style-name="T4">the Phase panel</text:span></text:p>
          </table:table-cell>
          <table:table-cell table:style-name="ce75"/>
          <table:table-cell table:style-name="ce75" office:value-type="string">
            <text:p>1.Verify that <text:s/>Document panel contains no blank document</text:p>
          </table:table-cell>
          <table:table-cell table:style-name="ce75" office:value-type="string">
            <text:p>1.The Document panel contains <text:s/>blank document</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8">
          <table:table-cell table:style-name="ce75" office:value-type="string">
            <text:p>AS0016_InvalidDocumentInDocumentTab</text:p>
          </table:table-cell>
          <table:table-cell table:style-name="ce75" office:value-type="string">
            <text:p>L2</text:p>
          </table:table-cell>
          <table:table-cell table:style-name="ce75" office:value-type="string">
            <text:p>Invalid document in Document tab</text:p>
          </table:table-cell>
          <table:table-cell table:style-name="ce75"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phase in </text:span><text:span text:style-name="T4">the Phase panel</text:span></text:p>
          </table:table-cell>
          <table:table-cell table:style-name="ce75"/>
          <table:table-cell table:style-name="ce75" office:value-type="string">
            <text:p>1.Verify that <text:s/>Document panel contains no invalid document</text:p>
          </table:table-cell>
          <table:table-cell table:style-name="ce75" office:value-type="string">
            <text:p>1.The Document panel contains <text:s/>invalid document</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8">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document </text:span><text:span text:style-name="T4">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document </text:span><text:span text:style-name="T4">in the Document tab</text:span></text:p>
          </table:table-cell>
          <table:table-cell/>
          <table:table-cell office:value-type="string">
            <text:p>1.Verify that the issue count varies as we click different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document </text:span><text:span text:style-name="T4">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document </text:span><text:span text:style-name="T4">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 document </text:span><text:span text:style-name="T4">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ext:p><text:span text:style-name="T4">5.Click on an issue in </text:span><text:span text:style-name="T4">the Issues <text:s/>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table-cell office:value-type="string">
            <text:p>1.Verify that the Issu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ext:s/>tab</text:span></text:p>
          </table:table-cell>
          <table:table-cell/>
          <table:table-cell office:value-type="string">
            <text:p>1.Verify that the Issue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ab</text:span></text:p>
          </table:table-cell>
          <table:table-cell/>
          <table:table-cell table:style-name="ce86" office:value-type="string">
            <text:p>1.Verify that the Issue tab contains the message “Review all <text:s/>issue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ext:s/>tab</text:span></text:p>
          </table:table-cell>
          <table:table-cell/>
          <table:table-cell office:value-type="string">
            <text:p>1.Verify that <text:s/>Chart panel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ext:s/>tab</text:span></text:p>
          </table:table-cell>
          <table:table-cell/>
          <table:table-cell office:value-type="string">
            <text:p>1.Verify that pie diagram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ext:s/>tab</text:span></text:p>
          </table:table-cell>
          <table:table-cell/>
          <table:table-cell office:value-type="string">
            <text:p>1.Verify that pie diagram is not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ext:s/>tab</text:span></text:p>
          </table:table-cell>
          <table:table-cell/>
          <table:table-cell office:value-type="string">
            <text:p>1.Verify that Category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ext:s/>tab</text:span></text:p>
            <text:p><text:span text:style-name="T4">5.Click the category in </text:span><text:span text:style-name="T4">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ext:s/>tab</text:span></text:p>
            <text:p><text:span text:style-name="T4">5.Click on an issue in </text:span><text:span text:style-name="T4">the Issues 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table-cell office:value-type="string">
            <text:p>1.Verify that <text:s/>the Flows tab is <text:s/>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able:table-cell>
          <table:table-cell/>
          <table:table-cell office:value-type="string">
            <text:p>1.Verify that the Flows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able:table-cell>
          <table:table-cell/>
          <table:table-cell table:style-name="ce86" office:value-type="string">
            <text:p><text:span text:style-name="T5">1.Verify that the </text:span><text:span text:style-name="T5">message is displayed </text:span><text:span text:style-name="T5">on the Flows tab as </text:span><text:span text:style-name="T5">“Review all current </text:span><text:span text:style-name="T5">flows.</text:span><text:span text:style-name="T6">”</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able:table-cell>
          <table:table-cell/>
          <table:table-cell office:value-type="string">
            <text:p>1. Verify that the flows are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ext:p><text:span text:style-name="T4">5.Click on a record in </text:span><text:span text:style-name="T4">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table-cell office:value-type="string">
            <text:p>1.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the Approaches </text:span><text:span text:style-name="T4">tab</text:span></text:p>
          </table:table-cell>
          <table:table-cell/>
          <table:table-cell office:value-type="string">
            <text:p>1.Verify that the Approaches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the Approaches </text:span><text:span text:style-name="T4">tab</text:span></text:p>
          </table:table-cell>
          <table:table-cell/>
          <table:table-cell office:value-type="string">
            <text:p>1.Verify that the message is displayed on the Approaches tab as “Approach-centric vie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the Approaches </text:span><text:span text:style-name="T4">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the Approaches </text:span><text:span text:style-name="T4">tab</text:span></text:p>
          </table:table-cell>
          <table:table-cell/>
          <table:table-cell office:value-type="string">
            <text:p>1.Verify that the Approved column contains <text:s/>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S0048_CheckUnCheckCheckBoxOfApproved</text:p>
          </table:table-cell>
          <table:table-cell table:style-name="ce75" office:value-type="string">
            <text:p>L1</text:p>
          </table:table-cell>
          <table:table-cell table:style-name="ce75" office:value-type="string">
            <text:p>Check and un-check check box in approve</text:p>
          </table:table-cell>
          <table:table-cell table:style-name="ce75"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the Approaches </text:span><text:span text:style-name="T4">tab</text:span></text:p>
            <text:p><text:span text:style-name="T4">5.Check/Uncheck the </text:span><text:span text:style-name="T4">checkboxes in the </text:span><text:span text:style-name="T4">Approved column</text:span></text:p>
          </table:table-cell>
          <table:table-cell table:style-name="ce75"/>
          <table:table-cell table:style-name="ce75" office:value-type="string">
            <text:p>1.Verify that the checkboxes can be checked/unchecked</text:p>
          </table:table-cell>
          <table:table-cell table:style-name="ce75" office:value-type="string">
            <text:p>1. The check boxes cannot be checked/unchecked</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28">
          <table:table-cell table:style-name="ce75" office:value-type="string">
            <text:p>AS0049_CheckBoxState</text:p>
          </table:table-cell>
          <table:table-cell table:style-name="ce75" office:value-type="string">
            <text:p>L1</text:p>
          </table:table-cell>
          <table:table-cell table:style-name="ce75" office:value-type="string">
            <text:p>Check-box state saved</text:p>
          </table:table-cell>
          <table:table-cell table:style-name="ce75"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the Approaches </text:span><text:span text:style-name="T4">tab</text:span></text:p>
            <text:p><text:span text:style-name="T4">5.Check the checkbox </text:span><text:span text:style-name="T4">in the Approved </text:span><text:span text:style-name="T4">column</text:span></text:p>
            <text:p><text:span text:style-name="T4">6.Go back to the </text:span><text:span text:style-name="T4">Project page</text:span></text:p>
            <text:p><text:span text:style-name="T4">7.Click the Summary </text:span><text:span text:style-name="T4">button &amp; click the </text:span><text:span text:style-name="T4">Approaches tab</text:span></text:p>
          </table:table-cell>
          <table:table-cell table:style-name="ce75"/>
          <table:table-cell table:style-name="ce75" office:value-type="string">
            <text:p>1.Verify that the saved state of check box is displayed</text:p>
          </table:table-cell>
          <table:table-cell table:style-name="ce75" office:value-type="string">
            <text:p>1.The saved state of check box is not <text:s/>displayed</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18">
          <table:table-cell table:style-name="ce60" office:value-type="string">
            <text:p>AS0050_ApproachesPresentInApproachesPanel</text:p>
          </table:table-cell>
          <table:table-cell table:style-name="ce60" office:value-type="string">
            <text:p>L1</text:p>
          </table:table-cell>
          <table:table-cell table:style-name="ce60" office:value-type="string">
            <text:p>Approaches present in the Approaches panel</text:p>
          </table:table-cell>
          <table:table-cell table:style-name="ce60"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the Approaches </text:span><text:span text:style-name="T4">tab</text:span></text:p>
          </table:table-cell>
          <table:table-cell table:style-name="ce60"/>
          <table:table-cell table:style-name="ce60" office:value-type="string">
            <text:p>1.Verify that Approaches are present in the Approaches tab</text:p>
          </table:table-cell>
          <table:table-cell table:style-name="ce60" office:value-type="string">
            <text:p>PASS</text:p>
          </table:table-cell>
          <table:table-cell table:style-name="ce60" table:number-columns-repeated="2"/>
          <table:table-cell table:style-name="ce60" office:value-type="string">
            <text:p>PASS</text:p>
          </table:table-cell>
          <table:table-cell table:style-name="ce60" table:number-columns-repeated="4"/>
          <table:table-cell table:style-name="ce60" office:value-type="string">
            <text:p>YES</text:p>
          </table:table-cell>
          <table:table-cell table:style-name="ce60" table:number-columns-repeated="1009"/>
        </table:table-row>
        <table:table-row table:style-name="ro18">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the Approaches </text:span><text:span text:style-name="T4">tab</text:span></text:p>
            <text:p><text:span text:style-name="T4">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Flows tab</text:span></text:p>
          </table:table-cell>
          <table:table-cell/>
          <table:table-cell office:value-type="string">
            <text:p>1.Verify that the Subject column contains the Subject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ext:p><text:span text:style-name="T4">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table-cell table:style-name="ce40"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table:style-name="ce78" office:value-type="string">
            <text:p>AS0065__FontType</text:p>
          </table:table-cell>
          <table:table-cell table:style-name="ce78" office:value-type="string">
            <text:p>L3</text:p>
          </table:table-cell>
          <table:table-cell table:style-name="ce78" office:value-type="string">
            <text:p>Screen Font Type on Summary page</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style-name="ce85"/>
          <table:table-cell table:style-name="ce7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8" office:value-type="string">
            <text:p>PASS</text:p>
          </table:table-cell>
          <table:table-cell table:style-name="Default" table:number-columns-repeated="2"/>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8">
          <table:table-cell table:style-name="ce78" office:value-type="string">
            <text:p>AI0066_Text&amp;ControlColor</text:p>
          </table:table-cell>
          <table:table-cell table:style-name="ce78" office:value-type="string">
            <text:p>L3</text:p>
          </table:table-cell>
          <table:table-cell table:style-name="ce78" office:value-type="string">
            <text:p>Colors of text and controls on Summary page</text:p>
          </table:table-cell>
          <table:table-cell office:value-type="string">
            <text:p><text:span text:style-name="T4">1.Login to Analyst </text:span></text:p>
            <text:p><text:span text:style-name="T4">2.Click the desired </text:span><text:span text:style-name="T4">project record. </text:span></text:p>
            <text:p><text:span text:style-name="T4">3.Click the Summary </text:span><text:span text:style-name="T4">button</text:span></text:p>
          </table:table-cell>
          <table:table-cell table:style-name="ce85"/>
          <table:table-cell table:style-name="ce78" office:value-type="string">
            <text:p>1. Verify that screens do not use different color sets as to cause an inconsistent and poorly thought-out user interface design.</text:p>
          </table:table-cell>
          <table:table-cell table:style-name="ce78" office:value-type="string">
            <text:p>PASS</text:p>
          </table:table-cell>
          <table:table-cell table:style-name="ce78"/>
          <table:table-cell table:style-name="Default"/>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9" table:number-columns-repeated="3" table:default-cell-style-name="ce58"/>
        <table:table-column table:style-name="co35" table:default-cell-style-name="ce58"/>
        <table:table-column table:style-name="co9" table:default-cell-style-name="ce58"/>
        <table:table-column table:style-name="co36" table:default-cell-style-name="ce58"/>
        <table:table-column table:style-name="co9" table:number-columns-repeated="8" table:default-cell-style-name="ce58"/>
        <table:table-column table:style-name="co37" table:default-cell-style-name="ce58"/>
        <table:table-column table:style-name="co9" table:number-columns-repeated="1009" table:default-cell-style-name="ce58"/>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65" office:value-type="string">
            <text:p>DATE : <text:s/>MARCH 22,2013</text:p>
            <text:p>REVISION: 4775</text:p>
            <text:p>BROWSER: IE9</text:p>
          </table:table-cell>
          <table:table-cell table:style-name="ce39" table:number-columns-repeated="1009"/>
        </table:table-row>
        <table:table-row table:style-name="ro18">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76" office:value-type="string">
            <text:p>AI0015_BlankComment</text:p>
          </table:table-cell>
          <table:table-cell table:style-name="ce76" office:value-type="string">
            <text:p>L2</text:p>
          </table:table-cell>
          <table:table-cell table:style-name="ce76" office:value-type="string">
            <text:p>Blank comment</text:p>
          </table:table-cell>
          <table:table-cell table:style-name="ce76"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76"/>
          <table:table-cell table:style-name="ce76" office:value-type="string">
            <text:p>1.Verify that the Save button is disabled</text:p>
            <text:p>2.Verify that issue is not saved</text:p>
          </table:table-cell>
          <table:table-cell table:style-name="ce76" office:value-type="string">
            <text:p>PASS</text:p>
          </table:table-cell>
          <table:table-cell table:style-name="ce76" table:number-columns-repeated="2"/>
          <table:table-cell table:style-name="ce76" office:value-type="string">
            <text:p>PASS</text:p>
          </table:table-cell>
          <table:table-cell table:style-name="ce76" table:number-columns-repeated="4"/>
          <table:table-cell table:style-name="ce76" office:value-type="string">
            <text:p>YES</text:p>
          </table:table-cell>
          <table:table-cell table:style-name="ce76" table:number-columns-repeated="1009"/>
        </table:table-row>
        <table:table-row table:style-name="ro28">
          <table:table-cell table:style-name="ce75" office:value-type="string">
            <text:p>AI0016_InvalidComment</text:p>
          </table:table-cell>
          <table:table-cell table:style-name="ce75" office:value-type="string">
            <text:p>L2</text:p>
          </table:table-cell>
          <table:table-cell table:style-name="ce75" office:value-type="string">
            <text:p>Invalid comment</text:p>
          </table:table-cell>
          <table:table-cell table:style-name="ce75"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75" office:value-type="string">
            <text:p>“@#@$^$%^”</text:p>
          </table:table-cell>
          <table:table-cell table:style-name="ce75" office:value-type="string">
            <text:p>1.Verify that an appropriate error message is shown</text:p>
            <text:p>2.Verify that invalid comment is not saved</text:p>
          </table:table-cell>
          <table:table-cell table:style-name="ce75" office:value-type="string">
            <text:p>1. An appropriate error message is not shown</text:p>
            <text:p>2. Invalid comment is saved</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18">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8">
          <table:table-cell table:style-name="ce75" office:value-type="string">
            <text:p>AI0038_InvalidDescription</text:p>
          </table:table-cell>
          <table:table-cell table:style-name="ce75" office:value-type="string">
            <text:p>L2</text:p>
          </table:table-cell>
          <table:table-cell table:style-name="ce75" office:value-type="string">
            <text:p>Invalid description</text:p>
          </table:table-cell>
          <table:table-cell table:style-name="ce75"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75" office:value-type="string">
            <text:p>“@$%)(&amp;&amp;^%^^%$^%$^%$”</text:p>
          </table:table-cell>
          <table:table-cell table:style-name="ce75" office:value-type="string">
            <text:p>1.Verify that no invalid description is saved</text:p>
          </table:table-cell>
          <table:table-cell table:style-name="ce75" office:value-type="string">
            <text:p>1.Invalid description is saved</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49">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0">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2">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3">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4">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5">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0">
          <table:table-cell table:style-name="ce77" office:value-type="string">
            <text:p>AI0052_InvalidCategory</text:p>
          </table:table-cell>
          <table:table-cell table:style-name="ce77" office:value-type="string">
            <text:p>L2</text:p>
          </table:table-cell>
          <table:table-cell table:style-name="ce77" office:value-type="string">
            <text:p>Invalid category</text:p>
          </table:table-cell>
          <table:table-cell table:style-name="ce7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77" office:value-type="string">
            <text:p>“#$%^#$%^#$”</text:p>
          </table:table-cell>
          <table:table-cell table:style-name="ce77" office:value-type="string">
            <text:p>1.Verify that invalid category should not be added</text:p>
          </table:table-cell>
          <table:table-cell table:style-name="ce77" office:value-type="string">
            <text:p>1.Invalid category is added</text:p>
          </table:table-cell>
          <table:table-cell table:style-name="ce77" table:number-columns-repeated="2"/>
          <table:table-cell table:style-name="ce77" office:value-type="string">
            <text:p>FAIL</text:p>
          </table:table-cell>
          <table:table-cell table:style-name="ce77" table:number-columns-repeated="4"/>
          <table:table-cell table:style-name="ce77" office:value-type="string">
            <text:p>YES</text:p>
          </table:table-cell>
          <table:table-cell table:style-name="ce77" table:number-columns-repeated="1009"/>
        </table:table-row>
        <table:table-row table:style-name="ro61">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2">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3">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table:style-name="ce75" office:value-type="string">
            <text:p>AI0061_RemoveButtonClick</text:p>
          </table:table-cell>
          <table:table-cell table:style-name="ce75" office:value-type="string">
            <text:p>L1</text:p>
          </table:table-cell>
          <table:table-cell table:style-name="ce75" office:value-type="string">
            <text:p>Click Remove button in the Associate categories with this issue window</text:p>
          </table:table-cell>
          <table:table-cell table:style-name="ce75"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75"/>
          <table:table-cell table:style-name="ce75" office:value-type="string">
            <text:p>1.Verify that category in the Selected categories panel is transferred to the Available Categories <text:s/>panel</text:p>
          </table:table-cell>
          <table:table-cell table:style-name="ce75" office:value-type="string">
            <text:p>1. The category in the Selected categories panel is not transferred to Available categories panel</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68">
          <table:table-cell table:style-name="ce75" office:value-type="string">
            <text:p>AI0062_ClickAddMultipleTimes</text:p>
          </table:table-cell>
          <table:table-cell table:style-name="ce75" office:value-type="string">
            <text:p>L1</text:p>
          </table:table-cell>
          <table:table-cell table:style-name="ce75" office:value-type="string">
            <text:p>Click add multiple times</text:p>
          </table:table-cell>
          <table:table-cell table:style-name="ce75"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75"/>
          <table:table-cell table:style-name="ce75" office:value-type="string">
            <text:p>1.Verify that only selected Categories get transferred from the Available categories panel to Selected categories panel one by one</text:p>
          </table:table-cell>
          <table:table-cell table:style-name="ce75" office:value-type="string">
            <text:p>All the Categories get transferred from the Available categories panel to Selected categories panel</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69">
          <table:table-cell table:style-name="ce75" office:value-type="string">
            <text:p>AI0063_ClickRemoveMultipleTimes</text:p>
          </table:table-cell>
          <table:table-cell table:style-name="ce75" office:value-type="string">
            <text:p>L1</text:p>
          </table:table-cell>
          <table:table-cell table:style-name="ce75" office:value-type="string">
            <text:p>Click remove multiple times</text:p>
          </table:table-cell>
          <table:table-cell table:style-name="ce75"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75"/>
          <table:table-cell table:style-name="ce75" office:value-type="string">
            <text:p>1.Verify that only selected Categories get transferred from the Selected categories panel to Available categories panel one by one</text:p>
          </table:table-cell>
          <table:table-cell table:style-name="ce75" office:value-type="string">
            <text:p>1.All Categories get transferred from the Selected categories panel to Available categories panel</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35">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table:style-name="ce75" office:value-type="string">
            <text:p>AI0077_ClickWriteIcon</text:p>
          </table:table-cell>
          <table:table-cell table:style-name="ce75" office:value-type="string">
            <text:p>L1</text:p>
          </table:table-cell>
          <table:table-cell table:style-name="ce75" office:value-type="string">
            <text:p>Click the Write icon near the Approaches tab</text:p>
          </table:table-cell>
          <table:table-cell table:style-name="ce75"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75"/>
          <table:table-cell table:style-name="ce75" office:value-type="string">
            <text:p>1.Verify that <text:s/>a new window appears for adding the approaches</text:p>
          </table:table-cell>
          <table:table-cell table:style-name="ce75" office:value-type="string">
            <text:p>1.A new window does not appear for adding the approaches</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29">
          <table:table-cell table:style-name="ce77" office:value-type="string">
            <text:p>AI0078_ClickAnApproachInApproachesTab</text:p>
          </table:table-cell>
          <table:table-cell table:style-name="ce77" office:value-type="string">
            <text:p>L1</text:p>
          </table:table-cell>
          <table:table-cell table:style-name="ce77" office:value-type="string">
            <text:p>Click an approach in the Approaches tab</text:p>
          </table:table-cell>
          <table:table-cell table:style-name="ce7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77"/>
          <table:table-cell table:style-name="ce77" office:value-type="string">
            <text:p>1.Verify that the page with the Approach details gets <text:s/>opened</text:p>
          </table:table-cell>
          <table:table-cell table:style-name="ce77" office:value-type="string">
            <text:p>1.The page with the Approach details does not get <text:s/>opened</text:p>
          </table:table-cell>
          <table:table-cell table:style-name="ce77" table:number-columns-repeated="2"/>
          <table:table-cell table:style-name="ce77" office:value-type="string">
            <text:p>FAIL</text:p>
          </table:table-cell>
          <table:table-cell table:style-name="ce77" table:number-columns-repeated="4"/>
          <table:table-cell table:style-name="ce77" office:value-type="string">
            <text:p>YES</text:p>
          </table:table-cell>
          <table:table-cell table:style-name="ce77" table:number-columns-repeated="1009"/>
        </table:table-row>
        <table:table-row table:style-name="ro29">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2">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86"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table:style-name="ce75" office:value-type="string">
            <text:p>AI0114_ClickRemoveButton</text:p>
          </table:table-cell>
          <table:table-cell table:style-name="ce75" office:value-type="string">
            <text:p>L1</text:p>
          </table:table-cell>
          <table:table-cell table:style-name="ce75" office:value-type="string">
            <text:p>Click the Remove button to remove <text:s/>flow from the left panel</text:p>
          </table:table-cell>
          <table:table-cell table:style-name="ce75"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75"/>
          <table:table-cell table:style-name="ce75" office:value-type="string">
            <text:p>1.Verify that the flow is removed from the left panel and added in the right panel</text:p>
          </table:table-cell>
          <table:table-cell table:style-name="ce75" office:value-type="string">
            <text:p>1.The flow is not removed from the left panel and not added in the right panel</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18">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128_AddAvailableApproachToSelectedApproach</text:p>
          </table:table-cell>
          <table:table-cell table:style-name="ce75" office:value-type="string">
            <text:p>L1</text:p>
          </table:table-cell>
          <table:table-cell table:style-name="ce75" office:value-type="string">
            <text:p>Add available approach to Selected panel</text:p>
          </table:table-cell>
          <table:table-cell table:style-name="ce75"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75"/>
          <table:table-cell table:style-name="ce75" office:value-type="string">
            <text:p>1.Verify that the <text:s/>approach is transferred from Available panel to Selected panel</text:p>
          </table:table-cell>
          <table:table-cell table:style-name="ce75" office:value-type="string">
            <text:p>1.The <text:s/>approach is not transferred from Available panel to Selected panel</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28">
          <table:table-cell table:style-name="ce77" office:value-type="string">
            <text:p>AI0129_RemoveButtonEnabled</text:p>
          </table:table-cell>
          <table:table-cell table:style-name="ce77" office:value-type="string">
            <text:p>L1</text:p>
          </table:table-cell>
          <table:table-cell table:style-name="ce77" office:value-type="string">
            <text:p>Remove button enabled</text:p>
          </table:table-cell>
          <table:table-cell table:style-name="ce7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77"/>
          <table:table-cell table:style-name="ce77" office:value-type="string">
            <text:p>1.Verify that the approach in the selected panel gets highlighted</text:p>
            <text:p>2.Verify that the remove button is enabled</text:p>
          </table:table-cell>
          <table:table-cell table:style-name="ce77" office:value-type="string">
            <text:p>1.There is no approach to select in the selected panel</text:p>
            <text:p>2.The remove button is not <text:s/>enabled</text:p>
          </table:table-cell>
          <table:table-cell table:style-name="ce77" table:number-columns-repeated="2"/>
          <table:table-cell table:style-name="ce77" office:value-type="string">
            <text:p>FAIL</text:p>
          </table:table-cell>
          <table:table-cell table:style-name="ce77" table:number-columns-repeated="4"/>
          <table:table-cell table:style-name="ce77" office:value-type="string">
            <text:p>YES</text:p>
          </table:table-cell>
          <table:table-cell table:style-name="ce77" table:number-columns-repeated="1009"/>
        </table:table-row>
        <table:table-row table:style-name="ro27">
          <table:table-cell table:style-name="ce77" office:value-type="string">
            <text:p>AI0130_RemoveSelectedApproach</text:p>
          </table:table-cell>
          <table:table-cell table:style-name="ce77" office:value-type="string">
            <text:p>L1</text:p>
          </table:table-cell>
          <table:table-cell table:style-name="ce77" office:value-type="string">
            <text:p>Remove selected approach</text:p>
          </table:table-cell>
          <table:table-cell table:style-name="ce7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77"/>
          <table:table-cell table:style-name="ce77" office:value-type="string">
            <text:p>1.Verify that the approach is removed from the Selected panel</text:p>
          </table:table-cell>
          <table:table-cell table:style-name="ce77" office:value-type="string">
            <text:p>1.The approach is not removed from the selected panel</text:p>
          </table:table-cell>
          <table:table-cell table:style-name="ce77" table:number-columns-repeated="2"/>
          <table:table-cell table:style-name="ce77" office:value-type="string">
            <text:p>FAIL</text:p>
          </table:table-cell>
          <table:table-cell table:style-name="ce77" table:number-columns-repeated="4"/>
          <table:table-cell table:style-name="ce77" office:value-type="string">
            <text:p>YES</text:p>
          </table:table-cell>
          <table:table-cell table:style-name="ce77" table:number-columns-repeated="1009"/>
        </table:table-row>
        <table:table-row table:style-name="ro18">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1">
          <table:table-cell table:style-name="ce75" office:value-type="string">
            <text:p>AI0135_AddMultipleDetails</text:p>
          </table:table-cell>
          <table:table-cell table:style-name="ce75" office:value-type="string">
            <text:p>L1</text:p>
          </table:table-cell>
          <table:table-cell table:style-name="ce75" office:value-type="string">
            <text:p>Add multiple details </text:p>
          </table:table-cell>
          <table:table-cell table:style-name="ce75"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75" office:value-type="string">
            <text:p>“Testing”</text:p>
            <text:p>“Details for testing”</text:p>
            <text:p/>
            <text:p>“Designing”</text:p>
            <text:p>“Details for designing”</text:p>
          </table:table-cell>
          <table:table-cell table:style-name="ce75" office:value-type="string">
            <text:p>1.Verify that the multiple details are displayed &amp; added to the details tab </text:p>
          </table:table-cell>
          <table:table-cell table:style-name="ce75" office:value-type="string">
            <text:p>1.Add button cannot be clicked once one detail record is added</text:p>
            <text:p>2.Multiple details are not displayed &amp; not added to the details tab </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8">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4">1.Login to Analyst</text:span></text:p>
            <text:p>2.Click the desired project record</text:p>
            <text:p>3.Click Interviews button</text:p>
            <text:p>4.Click a record in the Recent tab</text:p>
            <text:p>5.Click on <text:s/>Issues tab</text:p>
          </table:table-cell>
          <table:table-cell/>
          <table:table-cell table:style-name="ce40" office:value-type="string">
            <text:p>1. Verify that there is no grammar &amp; spelling mistake in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table:style-name="ce78" office:value-type="string">
            <text:p>AS0141__FontType</text:p>
          </table:table-cell>
          <table:table-cell table:style-name="ce78" office:value-type="string">
            <text:p>L3</text:p>
          </table:table-cell>
          <table:table-cell table:style-name="ce78" office:value-type="string">
            <text:p>Screen Font Type in Issues tab</text:p>
          </table:table-cell>
          <table:table-cell office:value-type="string">
            <text:p><text:span text:style-name="T4">1.Login to Analyst</text:span></text:p>
            <text:p>2.Click the desired project record</text:p>
            <text:p>3.Click Interviews button</text:p>
            <text:p>4.Click a record in the Recent tab</text:p>
            <text:p>5.Click on <text:s/>Issues tab</text:p>
          </table:table-cell>
          <table:table-cell table:style-name="ce85"/>
          <table:table-cell table:style-name="ce7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8" office:value-type="string">
            <text:p>PASS</text:p>
          </table:table-cell>
          <table:table-cell table:style-name="Default" table:number-columns-repeated="2"/>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8">
          <table:table-cell table:style-name="ce78" office:value-type="string">
            <text:p>AI0142_Text&amp;ControlColor</text:p>
          </table:table-cell>
          <table:table-cell table:style-name="ce78" office:value-type="string">
            <text:p>L3</text:p>
          </table:table-cell>
          <table:table-cell table:style-name="ce78" office:value-type="string">
            <text:p>Colors of text and controls </text:p>
          </table:table-cell>
          <table:table-cell office:value-type="string">
            <text:p><text:span text:style-name="T4">1.Login to Analyst</text:span></text:p>
            <text:p>2.Click the desired project record</text:p>
            <text:p>3.Click Interviews button</text:p>
            <text:p>4.Click a record in the Recent tab</text:p>
            <text:p>5.Click on <text:s/>Issues tab</text:p>
          </table:table-cell>
          <table:table-cell table:style-name="ce85"/>
          <table:table-cell table:style-name="ce78" office:value-type="string">
            <text:p>1. Verify that screens do not use different color sets as to cause an inconsistent and poorly thought-out user interface design.</text:p>
          </table:table-cell>
          <table:table-cell table:style-name="ce78" office:value-type="string">
            <text:p>PASS</text:p>
          </table:table-cell>
          <table:table-cell table:style-name="ce78"/>
          <table:table-cell table:style-name="Default"/>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9" table:number-columns-repeated="3" table:default-cell-style-name="ce58"/>
        <table:table-column table:style-name="co38" table:default-cell-style-name="ce58"/>
        <table:table-column table:style-name="co9" table:default-cell-style-name="ce58"/>
        <table:table-column table:style-name="co39" table:default-cell-style-name="ce58"/>
        <table:table-column table:style-name="co40" table:default-cell-style-name="ce58"/>
        <table:table-column table:style-name="co9" table:number-columns-repeated="7" table:default-cell-style-name="ce58"/>
        <table:table-column table:style-name="co41" table:default-cell-style-name="ce58"/>
        <table:table-column table:style-name="co9" table:number-columns-repeated="1009" table:default-cell-style-name="ce58"/>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65" office:value-type="string">
            <text:p>DATE : <text:s/>MARCH 22,2013</text:p>
            <text:p>REVISION: 4775</text:p>
            <text:p>BROWSER: IE9</text:p>
          </table:table-cell>
          <table:table-cell table:style-name="ce39" table:number-columns-repeated="1009"/>
        </table:table-row>
        <table:table-row table:style-name="ro83">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text:s text:c="7"/>Recent tab </text:p>
          </table:table-cell>
          <table:table-cell/>
          <table:table-cell office:value-type="string">
            <text:p>1. Verify that the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text:s text:c="7"/>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text:s text:c="7"/>Recent tab</text:p>
            <text:p>4. Click the Flows tab </text:p>
          </table:table-cell>
          <table:table-cell/>
          <table:table-cell office:value-type="string">
            <text:p>1. Verify that no flows are present under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text:s text:c="7"/>Recent tab</text:p>
            <text:p>4. Click the Flows tab </text:p>
          </table:table-cell>
          <table:table-cell/>
          <table:table-cell office:value-type="string">
            <text:p>1. Verify that Add flow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text:s text:c="7"/>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text:s text:c="7"/>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text:s text:c="7"/>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text:s text:c="7"/>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09_EnterFrom</text:p>
          </table:table-cell>
          <table:table-cell office:value-type="string">
            <text:p>:1</text:p>
          </table:table-cell>
          <table:table-cell office:value-type="string">
            <text:p>Enter from</text:p>
          </table:table-cell>
          <table:table-cell office:value-type="string">
            <text:p>1. Login to Analyst</text:p>
            <text:p>2. Click Interviews <text:s/>button</text:p>
            <text:p>3. Click a record in the <text:s/><text:s text:c="7"/>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text:s text:c="7"/>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text:s text:c="7"/>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text:s text:c="7"/>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text:s text:c="7"/>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text:s text:c="7"/>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text:s text:c="7"/>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F0016_InvalidSubject</text:p>
          </table:table-cell>
          <table:table-cell table:style-name="ce75" office:value-type="string">
            <text:p>L2</text:p>
          </table:table-cell>
          <table:table-cell table:style-name="ce75" office:value-type="string">
            <text:p>Invalid subject</text:p>
          </table:table-cell>
          <table:table-cell table:style-name="ce75" office:value-type="string">
            <text:p>1. Login to Analyst</text:p>
            <text:p>2. Click Interviews <text:s/>button</text:p>
            <text:p>3. Click a record in the <text:s/><text:s text:c="7"/>Recent tab</text:p>
            <text:p>4. Click the Flows tab</text:p>
            <text:p>5. Click Add flow(+) button </text:p>
            <text:p>6. Enter an invalid subject</text:p>
          </table:table-cell>
          <table:table-cell table:style-name="ce75"/>
          <table:table-cell table:style-name="ce75" office:value-type="string">
            <text:p>1. Verify that an appropriate error message is shown</text:p>
            <text:p>2. Verify that the invalid subject is not saved</text:p>
          </table:table-cell>
          <table:table-cell table:style-name="ce75" office:value-type="string">
            <text:p>1. An appropriate error message is not shown</text:p>
            <text:p>2. Invalid subject is saved</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8">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text:s text:c="7"/>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text:s text:c="7"/>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text:s text:c="7"/>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F0020_BlankDocument</text:p>
          </table:table-cell>
          <table:table-cell table:style-name="ce75" office:value-type="string">
            <text:p>L2</text:p>
          </table:table-cell>
          <table:table-cell table:style-name="ce75" office:value-type="string">
            <text:p>Blank document</text:p>
          </table:table-cell>
          <table:table-cell table:style-name="ce75" office:value-type="string">
            <text:p>1. Login to Analyst</text:p>
            <text:p>2. Click Interviews <text:s/>button</text:p>
            <text:p>3. Click a record in the <text:s/><text:s text:c="7"/>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75"/>
          <table:table-cell table:style-name="ce75" office:value-type="string">
            <text:p>1. Verify that an appropriate error message is shown </text:p>
            <text:p>2.Verify that a blank document cannot be saved</text:p>
          </table:table-cell>
          <table:table-cell table:style-name="ce75" office:value-type="string">
            <text:p>1. An appropriate error message is not shown 2. A blank document can be saved</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31">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text:s text:c="7"/>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text:s text:c="7"/>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text:s text:c="7"/>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text:s text:c="7"/>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table:style-name="ce75" office:value-type="string">
            <text:p>AF0025_InvalidDescription</text:p>
          </table:table-cell>
          <table:table-cell table:style-name="ce75" office:value-type="string">
            <text:p>L2</text:p>
          </table:table-cell>
          <table:table-cell table:style-name="ce75" office:value-type="string">
            <text:p>Invalid description</text:p>
          </table:table-cell>
          <table:table-cell table:style-name="ce75" office:value-type="string">
            <text:p>1. Login to Analyst</text:p>
            <text:p>2. Click Interviews <text:s/>button</text:p>
            <text:p>3. Click a record in the <text:s/><text:s text:c="7"/>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75" office:value-type="string">
            <text:p>“#@^$^#^%”</text:p>
          </table:table-cell>
          <table:table-cell table:style-name="ce75" office:value-type="string">
            <text:p>1.Verify that the appropriate error message is shown</text:p>
            <text:p>2. Verify that the invalid description is not saved</text:p>
          </table:table-cell>
          <table:table-cell table:style-name="ce75" office:value-type="string">
            <text:p>1.The appropriate error message is not shown</text:p>
            <text:p>2.The invalid description is saved</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21">
          <table:table-cell table:style-name="ce75" office:value-type="string">
            <text:p>AF0026_BlankFrom</text:p>
          </table:table-cell>
          <table:table-cell table:style-name="ce75" office:value-type="string">
            <text:p>L2</text:p>
          </table:table-cell>
          <table:table-cell table:style-name="ce75" office:value-type="string">
            <text:p>Blank From</text:p>
          </table:table-cell>
          <table:table-cell table:style-name="ce75" office:value-type="string">
            <text:p>1. Login to Analyst</text:p>
            <text:p>2. Click Interviews <text:s/>button</text:p>
            <text:p>3. Click a record in the <text:s/><text:s text:c="7"/>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75"/>
          <table:table-cell table:style-name="ce75" office:value-type="string">
            <text:p>1. Verify that the blank From is not saved</text:p>
            <text:p>2.Verify that an appropriate error message is shown</text:p>
          </table:table-cell>
          <table:table-cell table:style-name="ce75" office:value-type="string">
            <text:p>1.Blank From is <text:s/>saved</text:p>
            <text:p>2.An appropriate error message is not <text:s/>shown</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21">
          <table:table-cell table:style-name="ce75" office:value-type="string">
            <text:p>AF0027_InvalidFrom</text:p>
          </table:table-cell>
          <table:table-cell table:style-name="ce75" office:value-type="string">
            <text:p>L2</text:p>
          </table:table-cell>
          <table:table-cell table:style-name="ce75" office:value-type="string">
            <text:p>Invalid From</text:p>
          </table:table-cell>
          <table:table-cell table:style-name="ce75" office:value-type="string">
            <text:p>1. Login to Analyst</text:p>
            <text:p>2. Click Interviews <text:s/>button</text:p>
            <text:p>3. Click a record in the <text:s/><text:s text:c="7"/>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75" office:value-type="string">
            <text:p>“&amp;$$%^$”</text:p>
          </table:table-cell>
          <table:table-cell table:style-name="ce75" office:value-type="string">
            <text:p>1. Verify that the invalid name is not saved</text:p>
            <text:p>2. Verify that an appropriate error message is shown</text:p>
          </table:table-cell>
          <table:table-cell table:style-name="ce75" office:value-type="string">
            <text:p>1. The invalid name is saved</text:p>
            <text:p>2. An appropriate error message is not shown</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21">
          <table:table-cell table:style-name="ce75" office:value-type="string">
            <text:p>AF0028_BlankTo</text:p>
          </table:table-cell>
          <table:table-cell table:style-name="ce75" office:value-type="string">
            <text:p>L2</text:p>
          </table:table-cell>
          <table:table-cell table:style-name="ce75" office:value-type="string">
            <text:p>Blank To</text:p>
          </table:table-cell>
          <table:table-cell table:style-name="ce75" office:value-type="string">
            <text:p>1. Login to Analyst</text:p>
            <text:p>2. Click Interviews <text:s/>button</text:p>
            <text:p>3. Click a record in the <text:s/><text:s text:c="7"/>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75"/>
          <table:table-cell table:style-name="ce75" office:value-type="string">
            <text:p>1. Verify that blank To field is not saved</text:p>
            <text:p>2. Verify that an appropriate error message is shown</text:p>
          </table:table-cell>
          <table:table-cell table:style-name="ce75" office:value-type="string">
            <text:p>1. The blank To field is saved</text:p>
            <text:p>2. An appropriate error message is not shown</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21">
          <table:table-cell table:style-name="ce75" office:value-type="string">
            <text:p>AF0029_InvalidTo</text:p>
          </table:table-cell>
          <table:table-cell table:style-name="ce75" office:value-type="string">
            <text:p>L2</text:p>
          </table:table-cell>
          <table:table-cell table:style-name="ce75" office:value-type="string">
            <text:p>Invalid To</text:p>
          </table:table-cell>
          <table:table-cell table:style-name="ce75" office:value-type="string">
            <text:p>1. Login to Analyst</text:p>
            <text:p>2. Click Interviews <text:s/>button</text:p>
            <text:p>3. Click a record in the <text:s/><text:s text:c="7"/>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75"/>
          <table:table-cell table:style-name="ce75" office:value-type="string">
            <text:p>1. Verify that invalid name is not saved</text:p>
            <text:p>2. Verify that an appropriate error message is shown</text:p>
          </table:table-cell>
          <table:table-cell table:style-name="ce75" office:value-type="string">
            <text:p>1. Invalid name can be saved</text:p>
            <text:p>2. An appropriate error message is not shown</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86">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text:s text:c="7"/>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text:s text:c="7"/>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text:s text:c="7"/>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text:s text:c="7"/>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text:s text:c="7"/>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39_AddButtonPresent</text:p>
          </table:table-cell>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F0041_RemoveButtonPresent</text:p>
          </table:table-cell>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table:style-name="ce77" office:value-type="string">
            <text:p>AF0052_RemoveIssueFromDescriptionPanel</text:p>
          </table:table-cell>
          <table:table-cell table:style-name="ce77" office:value-type="string">
            <text:p>L1</text:p>
          </table:table-cell>
          <table:table-cell table:style-name="ce77" office:value-type="string">
            <text:p>Remove issue from the Issue description panel</text:p>
          </table:table-cell>
          <table:table-cell table:style-name="ce77" office:value-type="string">
            <text:p>1. Login to Analyst</text:p>
            <text:p>2. Click Interviews <text:s/>button</text:p>
            <text:p>3. Click a record in the <text:s/><text:s text:c="7"/>Recent tab</text:p>
            <text:p>4. Click the Flows tab</text:p>
            <text:p>5. Click Add flow(+) button</text:p>
            <text:p>6. Click the Write icon near the Issue panel</text:p>
            <text:p>7. Click an issue in the Issue Description panel</text:p>
            <text:p>8. Click Remove button</text:p>
          </table:table-cell>
          <table:table-cell table:style-name="ce77"/>
          <table:table-cell table:style-name="ce77" office:value-type="string">
            <text:p>1. Verify that the selected issue in the Description panel gets removed &amp; added to the Available Description section</text:p>
          </table:table-cell>
          <table:table-cell table:style-name="ce77" office:value-type="string">
            <text:p>1.The selected issue in the Description panel gets removed but is not <text:s/>added to the Available Description panel</text:p>
          </table:table-cell>
          <table:table-cell table:style-name="ce77" table:number-columns-repeated="2"/>
          <table:table-cell table:style-name="ce77" office:value-type="string">
            <text:p>FAIL</text:p>
          </table:table-cell>
          <table:table-cell table:style-name="ce77" table:number-columns-repeated="4"/>
          <table:table-cell table:style-name="ce77" office:value-type="string">
            <text:p>YES</text:p>
          </table:table-cell>
          <table:table-cell table:style-name="ce77" table:number-columns-repeated="1009"/>
        </table:table-row>
        <table:table-row table:style-name="ro21">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text:s text:c="7"/>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text:s text:c="7"/>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text:s text:c="7"/>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Login to Analyst</text:span></text:p>
            <text:p>2.Click the desired project record</text:p>
            <text:p>3.Click Interviews button</text:p>
            <text:p>4.Click a record in the Recent tab</text:p>
            <text:p>5.Click on <text:s/>Flows <text:s/>tab</text:p>
          </table:table-cell>
          <table:table-cell/>
          <table:table-cell table:style-name="ce40"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table:style-name="ce78" office:value-type="string">
            <text:p>AS0057__FontType</text:p>
          </table:table-cell>
          <table:table-cell table:style-name="ce78" office:value-type="string">
            <text:p>L3</text:p>
          </table:table-cell>
          <table:table-cell table:style-name="ce78" office:value-type="string">
            <text:p>Screen Font Type in Flows tab</text:p>
          </table:table-cell>
          <table:table-cell office:value-type="string">
            <text:p><text:span text:style-name="T4">1.Login to Analyst</text:span></text:p>
            <text:p>2.Click the desired project record</text:p>
            <text:p>3.Click Interviews button</text:p>
            <text:p>4.Click a record in the Recent tab</text:p>
            <text:p>5.Click on <text:s/>Flows tab</text:p>
          </table:table-cell>
          <table:table-cell table:style-name="ce85"/>
          <table:table-cell table:style-name="ce7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8" office:value-type="string">
            <text:p>PASS</text:p>
          </table:table-cell>
          <table:table-cell table:style-name="Default" table:number-columns-repeated="2"/>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24">
          <table:table-cell table:style-name="ce78" office:value-type="string">
            <text:p>AI0058_Text&amp;ControlColor</text:p>
          </table:table-cell>
          <table:table-cell table:style-name="ce78" office:value-type="string">
            <text:p>L3</text:p>
          </table:table-cell>
          <table:table-cell table:style-name="ce78" office:value-type="string">
            <text:p>Colors of text and controls </text:p>
          </table:table-cell>
          <table:table-cell office:value-type="string">
            <text:p><text:span text:style-name="T4">1.Login to Analyst</text:span></text:p>
            <text:p>2.Click the desired project record</text:p>
            <text:p>3.Click Interviews button</text:p>
            <text:p>4.Click a record in the Recent tab</text:p>
            <text:p>5.Click on Flows <text:s/>tab</text:p>
          </table:table-cell>
          <table:table-cell table:style-name="ce85"/>
          <table:table-cell table:style-name="ce78" office:value-type="string">
            <text:p>1. Verify that screens do not use different color sets as to cause an inconsistent and poorly thought-out user interface design.</text:p>
          </table:table-cell>
          <table:table-cell table:style-name="ce78" office:value-type="string">
            <text:p>PASS</text:p>
          </table:table-cell>
          <table:table-cell table:style-name="ce78"/>
          <table:table-cell table:style-name="Default"/>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9" table:number-columns-repeated="2" table:default-cell-style-name="ce58"/>
        <table:table-column table:style-name="co51" table:default-cell-style-name="ce58"/>
        <table:table-column table:style-name="co41" table:default-cell-style-name="ce58"/>
        <table:table-column table:style-name="co9" table:default-cell-style-name="ce58"/>
        <table:table-column table:style-name="co43" table:default-cell-style-name="ce58"/>
        <table:table-column table:style-name="co52" table:default-cell-style-name="ce58"/>
        <table:table-column table:style-name="co9" table:number-columns-repeated="7" table:default-cell-style-name="ce58"/>
        <table:table-column table:style-name="co53" table:default-cell-style-name="ce58"/>
        <table:table-column table:style-name="co9" table:number-columns-repeated="1009" table:default-cell-style-name="ce58"/>
        <table:table-row table:style-name="ro95">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65" office:value-type="string">
            <text:p>DATE : <text:s/>MARCH 22,2013</text:p>
            <text:p>REVISION: 4775</text:p>
            <text:p>BROWSER: IE9</text:p>
          </table:table-cell>
          <table:table-cell table:style-name="ce39" table:number-columns-repeated="1009"/>
        </table:table-row>
        <table:table-row table:style-name="ro6">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text:s text:c="7"/>Recent tab </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text:s text:c="7"/>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text:s text:c="7"/>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text:s text:c="7"/>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text:s text:c="7"/>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text:s text:c="7"/>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table:style-name="ce75" office:value-type="string">
            <text:p>AA0013_InvalidName</text:p>
          </table:table-cell>
          <table:table-cell table:style-name="ce75" office:value-type="string">
            <text:p>L2</text:p>
          </table:table-cell>
          <table:table-cell table:style-name="ce75" office:value-type="string">
            <text:p>Invalid name</text:p>
          </table:table-cell>
          <table:table-cell table:style-name="ce75" office:value-type="string">
            <text:p>1. Login to Analyst</text:p>
            <text:p>2. Click Interviews <text:s/>button</text:p>
            <text:p>3. Click a record in the <text:s/><text:s text:c="7"/>Recent tab</text:p>
            <text:p>4. Click on the Approaches tab</text:p>
            <text:p>5. Click the Add button</text:p>
            <text:p>6. Enter an invalid name in the Name text field</text:p>
          </table:table-cell>
          <table:table-cell table:style-name="ce75" office:value-type="string">
            <text:p>“*&amp;^&amp;$%#”</text:p>
          </table:table-cell>
          <table:table-cell table:style-name="ce75" office:value-type="string">
            <text:p>1. Verify that the invalid approach name is not saved</text:p>
            <text:p>2. Verify that appropriate error message is shown</text:p>
          </table:table-cell>
          <table:table-cell table:style-name="ce75" office:value-type="string">
            <text:p>1. Invalid approach name is saved</text:p>
            <text:p>2. An appropriate error message is not displayed </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9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text:s text:c="7"/>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text:s text:c="7"/>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table:style-name="ce75" office:value-type="string">
            <text:p>AA0017_InvalidDescription</text:p>
          </table:table-cell>
          <table:table-cell table:style-name="ce75" office:value-type="string">
            <text:p>L2</text:p>
          </table:table-cell>
          <table:table-cell table:style-name="ce75" office:value-type="string">
            <text:p>Invalid description</text:p>
          </table:table-cell>
          <table:table-cell table:style-name="ce75" office:value-type="string">
            <text:p>1. Login to Analyst</text:p>
            <text:p>2. Click Interviews <text:s/>button</text:p>
            <text:p>3. Click a record in the <text:s/><text:s text:c="7"/>Recent tab</text:p>
            <text:p>4. Click on the Approaches tab</text:p>
            <text:p>5. Click the Add button</text:p>
            <text:p>6. Enter invalid description in the Description text field</text:p>
            <text:p>7. Click Save button</text:p>
          </table:table-cell>
          <table:table-cell table:style-name="ce75" office:value-type="string">
            <text:p>“*^&amp;%**^$@%^# #$^&amp;*)98”</text:p>
          </table:table-cell>
          <table:table-cell table:style-name="ce75" office:value-type="string">
            <text:p>1. Verify that an appropriate error message is shown</text:p>
            <text:p>2.Verify that invalid description is not saved</text:p>
          </table:table-cell>
          <table:table-cell table:style-name="ce75" office:value-type="string">
            <text:p>1. Verify that an appropriate error message is shown</text:p>
            <text:p>2. Verify that invalid description is not saved</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9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text:s text:c="7"/>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text:s text:c="7"/>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text:s text:c="7"/>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table:style-name="ce75" office:value-type="string">
            <text:p>AA0022_BlankStartDate</text:p>
          </table:table-cell>
          <table:table-cell table:style-name="ce75" office:value-type="string">
            <text:p>L2</text:p>
          </table:table-cell>
          <table:table-cell table:style-name="ce75" office:value-type="string">
            <text:p>Blank start date</text:p>
          </table:table-cell>
          <table:table-cell table:style-name="ce75" office:value-type="string">
            <text:p>1. Login to Analyst</text:p>
            <text:p>2. Click Interviews <text:s/>button</text:p>
            <text:p>3. Click a record in the <text:s/><text:s text:c="7"/>Recent tab</text:p>
            <text:p>4. Click on the Approaches tab</text:p>
            <text:p>5. Click the Add button</text:p>
            <text:p>6. Leave the Start field blank </text:p>
          </table:table-cell>
          <table:table-cell table:style-name="ce75"/>
          <table:table-cell table:style-name="ce75" office:value-type="string">
            <text:p>1. Verify that an appropriate error message is shown </text:p>
          </table:table-cell>
          <table:table-cell table:style-name="ce75" office:value-type="string">
            <text:p>1. An appropriate error message is not shown</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9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table:style-name="ce77" office:value-type="string">
            <text:p>AA0026_InvalidEndDate</text:p>
          </table:table-cell>
          <table:table-cell table:style-name="ce77" office:value-type="string">
            <text:p>L2</text:p>
          </table:table-cell>
          <table:table-cell table:style-name="ce77" office:value-type="string">
            <text:p>Invalid End date</text:p>
          </table:table-cell>
          <table:table-cell table:style-name="ce77" office:value-type="string">
            <text:p>1. Login to Analyst</text:p>
            <text:p>2. Click Interviews <text:s/>button</text:p>
            <text:p>3. Click a record in the <text:s/><text:s text:c="7"/>Recent tab</text:p>
            <text:p>4. Click on the Approaches tab</text:p>
            <text:p>5. Click the Add button</text:p>
            <text:p>6. Click the End drop down</text:p>
            <text:p>7. Select an invalid end date smaller than the start date</text:p>
          </table:table-cell>
          <table:table-cell table:style-name="ce77"/>
          <table:table-cell table:style-name="ce77" office:value-type="string">
            <text:p>1. Verify that an end date greater than the start date cannot be selected</text:p>
            <text:p>2. Verify that the end date is not displayed in the End drop down</text:p>
          </table:table-cell>
          <table:table-cell table:style-name="ce77" office:value-type="string">
            <text:p>1.An end date greater than the start date can be selected</text:p>
            <text:p>2.An end date is not displayed in the End drop down</text:p>
          </table:table-cell>
          <table:table-cell table:style-name="ce77" table:number-columns-repeated="2"/>
          <table:table-cell table:style-name="ce77" office:value-type="string">
            <text:p>FAIL</text:p>
          </table:table-cell>
          <table:table-cell table:style-name="ce77" table:number-columns-repeated="4"/>
          <table:table-cell table:style-name="ce77" office:value-type="string">
            <text:p>YES</text:p>
          </table:table-cell>
          <table:table-cell table:style-name="ce77" table:number-columns-repeated="1009"/>
        </table:table-row>
        <table:table-row table:style-name="ro99">
          <table:table-cell table:style-name="ce75" office:value-type="string">
            <text:p>AA0027_BlankEndDate</text:p>
          </table:table-cell>
          <table:table-cell table:style-name="ce75" office:value-type="string">
            <text:p>L2</text:p>
          </table:table-cell>
          <table:table-cell table:style-name="ce75" office:value-type="string">
            <text:p>Blank End date</text:p>
          </table:table-cell>
          <table:table-cell table:style-name="ce75" office:value-type="string">
            <text:p>1. Login to Analyst</text:p>
            <text:p>2. Click Interviews <text:s/>button</text:p>
            <text:p>3. Click a record in the <text:s/><text:s text:c="7"/>Recent tab</text:p>
            <text:p>4. Click on the Approaches tab</text:p>
            <text:p>5. Click the Add button</text:p>
            <text:p>6. Click the End drop down</text:p>
            <text:p>7. Leave the End date <text:s/>blank</text:p>
          </table:table-cell>
          <table:table-cell table:style-name="ce75"/>
          <table:table-cell table:style-name="ce75" office:value-type="string">
            <text:p>1. Verify that an appropriate error message is shown</text:p>
          </table:table-cell>
          <table:table-cell table:style-name="ce75" office:value-type="string">
            <text:p>1.An appropriate error message is not <text:s/>shown</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9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text:s text:c="7"/>Recent tab</text:p>
            <text:p>4. Click on the Approaches tab</text:p>
            <text:p>5. Click the Add button</text:p>
            <text:p>6. Enter valid cost in the Cost text field</text:p>
            <text:p>7. Click Save button</text:p>
          </table:table-cell>
          <table:table-cell table:style-name="ce93"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table:style-name="ce77" office:value-type="string">
            <text:p>AA0030_BlankCost</text:p>
          </table:table-cell>
          <table:table-cell table:style-name="ce77" office:value-type="string">
            <text:p>L2</text:p>
          </table:table-cell>
          <table:table-cell table:style-name="ce77" office:value-type="string">
            <text:p>Blank cost</text:p>
          </table:table-cell>
          <table:table-cell table:style-name="ce77" office:value-type="string">
            <text:p>1. Login to Analyst</text:p>
            <text:p>2. Click Interviews <text:s/>button</text:p>
            <text:p>3. Click a record in the <text:s/><text:s text:c="7"/>Recent tab</text:p>
            <text:p>4. Click on the Approaches tab</text:p>
            <text:p>5. Click the Add button</text:p>
            <text:p>6. Leave the Cost text field blank</text:p>
            <text:p>7. Click Save button</text:p>
          </table:table-cell>
          <table:table-cell table:style-name="ce77"/>
          <table:table-cell table:style-name="ce77" office:value-type="string">
            <text:p>1. Verify that an appropriate error message is shown</text:p>
          </table:table-cell>
          <table:table-cell table:style-name="ce77" office:value-type="string">
            <text:p>1. An appropriate error message is not shown</text:p>
          </table:table-cell>
          <table:table-cell table:style-name="ce77" table:number-columns-repeated="2"/>
          <table:table-cell table:style-name="ce77" office:value-type="string">
            <text:p>FAIL</text:p>
          </table:table-cell>
          <table:table-cell table:style-name="ce77" table:number-columns-repeated="4"/>
          <table:table-cell table:style-name="ce77" office:value-type="string">
            <text:p>YES</text:p>
          </table:table-cell>
          <table:table-cell table:style-name="ce77" table:number-columns-repeated="1009"/>
        </table:table-row>
        <table:table-row table:style-name="ro9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text:s text:c="7"/>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text:s text:c="7"/>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text:s text:c="7"/>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text:s text:c="7"/>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text:s text:c="7"/>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text:s text:c="7"/>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text:s text:c="7"/>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text:s text:c="7"/>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table:style-name="ce75" office:value-type="string">
            <text:p>AA0054_ClickOnIssueInIssuePanel</text:p>
          </table:table-cell>
          <table:table-cell table:style-name="ce75" office:value-type="string">
            <text:p>L1</text:p>
          </table:table-cell>
          <table:table-cell table:style-name="ce75" office:value-type="string">
            <text:p>Click on Issue in issue panel on the Edit approach page</text:p>
          </table:table-cell>
          <table:table-cell table:style-name="ce75" office:value-type="string">
            <text:p>1. Login to Analyst</text:p>
            <text:p>2. Click Interviews <text:s/>button</text:p>
            <text:p>3. Click a record in the <text:s/><text:s text:c="7"/>Recent tab</text:p>
            <text:p>4. Click on the Approaches tab</text:p>
            <text:p>5. Click the Add button</text:p>
            <text:p>6. Click on an issue in the Issue panel</text:p>
          </table:table-cell>
          <table:table-cell table:style-name="ce75"/>
          <table:table-cell table:style-name="ce75" office:value-type="string">
            <text:p>1. Verify that a page with issue details appears</text:p>
          </table:table-cell>
          <table:table-cell table:style-name="ce75" office:value-type="string">
            <text:p>1. A page with issue details does not appear</text:p>
          </table:table-cell>
          <table:table-cell table:style-name="ce75" table:number-columns-repeated="2"/>
          <table:table-cell table:style-name="ce75" office:value-type="string">
            <text:p>FAIL</text:p>
          </table:table-cell>
          <table:table-cell table:style-name="ce75" table:number-columns-repeated="4"/>
          <table:table-cell table:style-name="ce75" office:value-type="string">
            <text:p>YES</text:p>
          </table:table-cell>
          <table:table-cell table:style-name="ce75" table:number-columns-repeated="1009"/>
        </table:table-row>
        <table:table-row table:style-name="ro99">
          <table:table-cell table:style-name="ce76" office:value-type="string">
            <text:p>AA0055_EditApproach</text:p>
          </table:table-cell>
          <table:table-cell table:style-name="ce76" office:value-type="string">
            <text:p>L1</text:p>
          </table:table-cell>
          <table:table-cell table:style-name="ce76" office:value-type="string">
            <text:p>Edit approach</text:p>
          </table:table-cell>
          <table:table-cell table:style-name="ce76" office:value-type="string">
            <text:p>1. Login to Analyst</text:p>
            <text:p>2. Click Interviews <text:s/>button</text:p>
            <text:p>3. Click a record in the <text:s/><text:s text:c="7"/>Recent tab</text:p>
            <text:p>4. Click on the Approaches tab</text:p>
            <text:p>5. Click on an approach</text:p>
            <text:p>6. Edit the approach name /description.</text:p>
            <text:p>7. Click the Save button</text:p>
          </table:table-cell>
          <table:table-cell table:style-name="ce76"/>
          <table:table-cell table:style-name="ce76" office:value-type="string">
            <text:p>1. Verify that the changes made to the approach are saved</text:p>
          </table:table-cell>
          <table:table-cell table:style-name="ce76" office:value-type="string">
            <text:p>PASS</text:p>
          </table:table-cell>
          <table:table-cell table:style-name="ce76" table:number-columns-repeated="2"/>
          <table:table-cell table:style-name="ce76" office:value-type="string">
            <text:p>PASS</text:p>
          </table:table-cell>
          <table:table-cell table:style-name="ce76" table:number-columns-repeated="4"/>
          <table:table-cell table:style-name="ce76" office:value-type="string">
            <text:p>YES</text:p>
          </table:table-cell>
          <table:table-cell table:style-name="ce76" table:number-columns-repeated="1009"/>
        </table:table-row>
        <table:table-row table:style-name="ro9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text:s text:c="7"/>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text:s text:c="7"/>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 Login to Analyst</text:span></text:p>
            <text:p>2. Click Interviews <text:s/>button</text:p>
            <text:p>3. Click a record in the <text:s/><text:s text:c="7"/>Recent tab</text:p>
            <text:p>4. Click on the Approaches tab</text:p>
          </table:table-cell>
          <table:table-cell/>
          <table:table-cell table:style-name="ce40"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table:style-name="ce78" office:value-type="string">
            <text:p>AS0059__FontType</text:p>
          </table:table-cell>
          <table:table-cell table:style-name="ce78" office:value-type="string">
            <text:p>L3</text:p>
          </table:table-cell>
          <table:table-cell table:style-name="ce78" office:value-type="string">
            <text:p>Screen Font Type in Flows tab</text:p>
          </table:table-cell>
          <table:table-cell office:value-type="string">
            <text:p><text:span text:style-name="T4">1. Login to Analyst</text:span></text:p>
            <text:p>2. Click Interviews <text:s/>button</text:p>
            <text:p>3. Click a record in the <text:s/><text:s text:c="7"/>Recent tab</text:p>
            <text:p>4. Click on the Approaches tab</text:p>
          </table:table-cell>
          <table:table-cell table:style-name="ce85"/>
          <table:table-cell table:style-name="ce7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8" office:value-type="string">
            <text:p>PASS</text:p>
          </table:table-cell>
          <table:table-cell table:style-name="Default" table:number-columns-repeated="2"/>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9" table:number-columns-repeated="3" table:default-cell-style-name="ce40"/>
        <table:table-column table:style-name="co43" table:default-cell-style-name="ce40"/>
        <table:table-column table:style-name="co9" table:default-cell-style-name="ce40"/>
        <table:table-column table:style-name="co48" table:default-cell-style-name="ce40"/>
        <table:table-column table:style-name="co9" table:number-columns-repeated="8" table:default-cell-style-name="ce40"/>
        <table:table-column table:style-name="co34" table:default-cell-style-name="ce40"/>
        <table:table-column table:style-name="co9" table:number-columns-repeated="1009" table:default-cell-style-name="ce40"/>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65" office:value-type="string">
            <text:p>DATE : <text:s/>MARCH 22,2013</text:p>
            <text:p>REVISION: 4775</text:p>
            <text:p>BROWSER: IE9</text:p>
          </table:table-cell>
          <table:table-cell table:style-name="ce39" table:number-columns-repeated="1009"/>
        </table:table-row>
        <table:table-row table:style-name="ro83">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4">1.Login to Analyst </text:span></text:p>
            <text:p><text:span text:style-name="T4">2.Click the Documents </text:span><text:span text:style-name="T4">button on Projects </text:span><text:span text:style-name="T4">page</text:span></text:p>
          </table:table-cell>
          <table:table-cell/>
          <table:table-cell office:value-type="string">
            <text:p>1.Verify that the Documents page is rende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4">1.Login to Analyst</text:span></text:p>
            <text:p><text:span text:style-name="T4">2.Click the Documents </text:span><text:span text:style-name="T4">button on Projects </text:span><text:span text:style-name="T4">page</text:span></text:p>
          </table:table-cell>
          <table:table-cell/>
          <table:table-cell table:style-name="ce88" office:value-type="string">
            <text:p><text:span text:style-name="T5">1.Verify that the </text:span><text:span text:style-name="T5">Documents page has <text:s/></text:span><text:span text:style-name="T5">the message “</text:span><text:span text:style-name="T8">Manage </text:span><text:span text:style-name="T8">the list of global </text:span><text:span text:style-name="T8">documents referred to </text:span><text:span text:style-name="T8">by flows and issues</text:span><text:span text:style-name="T5">”</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55" office:value-type="string">
            <text:p>AD0011_BlankPhase</text:p>
          </table:table-cell>
          <table:table-cell table:style-name="ce55" office:value-type="string">
            <text:p>L2</text:p>
          </table:table-cell>
          <table:table-cell table:style-name="ce55" office:value-type="string">
            <text:p>Blank phase</text:p>
          </table:table-cell>
          <table:table-cell table:style-name="ce55" office:value-type="string">
            <text:p>1.Login to Analyst 2.Click the Documents button on Projects page</text:p>
            <text:p>3.Click the add(+) button</text:p>
            <text:p>4.Click the record in Phase column</text:p>
            <text:p>5.Leave the phase column blank</text:p>
          </table:table-cell>
          <table:table-cell table:style-name="ce55"/>
          <table:table-cell table:style-name="ce55" office:value-type="string">
            <text:p>1.Verify that blank phase should not be added &amp; displayed.</text:p>
            <text:p>2.Verify that appropriate error message is shown</text:p>
          </table:table-cell>
          <table:table-cell table:style-name="ce55" table:number-columns-repeated="3"/>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27">
          <table:table-cell table:style-name="ce56" office:value-type="string">
            <text:p>AD0012_InvalidPhase</text:p>
          </table:table-cell>
          <table:table-cell table:style-name="ce56" office:value-type="string">
            <text:p>L2</text:p>
          </table:table-cell>
          <table:table-cell table:style-name="ce56" office:value-type="string">
            <text:p>Invalid phase</text:p>
          </table:table-cell>
          <table:table-cell table:style-name="ce56" office:value-type="string">
            <text:p>1.Login to Analyst 2.Click the Documents button on Projects page</text:p>
            <text:p>3.Click the add(+) button</text:p>
            <text:p>4.Click the record in Phase column</text:p>
            <text:p>5.Enter an invalid phase</text:p>
          </table:table-cell>
          <table:table-cell table:style-name="ce56" office:value-type="string">
            <text:p>“*&amp;^#%@”</text:p>
          </table:table-cell>
          <table:table-cell table:style-name="ce56" office:value-type="string">
            <text:p>1.Verify that an appropriate error message is shown</text:p>
            <text:p>2.Verify that invalid phase is not displayed</text:p>
          </table:table-cell>
          <table:table-cell table:style-name="ce56" office:value-type="string">
            <text:p>PASS</text:p>
          </table:table-cell>
          <table:table-cell table:style-name="ce56" table:number-columns-repeated="2"/>
          <table:table-cell table:style-name="ce56" office:value-type="string">
            <text:p>PASS</text:p>
          </table:table-cell>
          <table:table-cell table:style-name="ce56" table:number-columns-repeated="4"/>
          <table:table-cell table:style-name="ce56" office:value-type="string">
            <text:p>YES</text:p>
          </table:table-cell>
          <table:table-cell table:style-name="ce56" table:number-columns-repeated="1009"/>
        </table:table-row>
        <table:table-row table:style-name="ro32">
          <table:table-cell table:style-name="ce55" office:value-type="string">
            <text:p>AD0013_BlankDocument</text:p>
          </table:table-cell>
          <table:table-cell table:style-name="ce55" office:value-type="string">
            <text:p>L2</text:p>
          </table:table-cell>
          <table:table-cell table:style-name="ce55" office:value-type="string">
            <text:p>Blank document</text:p>
          </table:table-cell>
          <table:table-cell table:style-name="ce55"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55"/>
          <table:table-cell table:style-name="ce55" office:value-type="string">
            <text:p>1.Verify that an appropriate error message is shown 2.Verify that blank document is not displayed</text:p>
          </table:table-cell>
          <table:table-cell table:style-name="ce55" office:value-type="string">
            <text:p>1.An appropriate error message is not shown </text:p>
            <text:p>2.Blank document is display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32">
          <table:table-cell table:style-name="ce55" office:value-type="string">
            <text:p>AD0014_InvalidDocument</text:p>
          </table:table-cell>
          <table:table-cell table:style-name="ce55" office:value-type="string">
            <text:p>L2</text:p>
          </table:table-cell>
          <table:table-cell table:style-name="ce55" office:value-type="string">
            <text:p>Invalid document</text:p>
          </table:table-cell>
          <table:table-cell table:style-name="ce55" office:value-type="string">
            <text:p>1.Login to Analyst 2.Click the Documents button on Projects page</text:p>
            <text:p>3.Click the add(+) button</text:p>
            <text:p>4.Click the record in Document column</text:p>
            <text:p>5.Enter invalid document in the Document column</text:p>
          </table:table-cell>
          <table:table-cell table:style-name="ce55" office:value-type="string">
            <text:p>“@@@@@@$%”</text:p>
          </table:table-cell>
          <table:table-cell table:style-name="ce55" office:value-type="string">
            <text:p>1.Verify that an appropriate error message is shown 2.Verify that invalid document is not displayed</text:p>
          </table:table-cell>
          <table:table-cell table:style-name="ce55" office:value-type="string">
            <text:p>1.An appropriate error message is not shown 2.The invalid document is display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32">
          <table:table-cell table:style-name="ce55" office:value-type="string">
            <text:p>AD0015_BlankPhaseAndDocument</text:p>
          </table:table-cell>
          <table:table-cell table:style-name="ce55" office:value-type="string">
            <text:p>L2</text:p>
          </table:table-cell>
          <table:table-cell table:style-name="ce55" office:value-type="string">
            <text:p>Blank phase &amp; document</text:p>
          </table:table-cell>
          <table:table-cell table:style-name="ce55" office:value-type="string">
            <text:p>1.Login to Analyst 2.Click the Documents button on Projects page</text:p>
            <text:p>3.Click the add(+) button</text:p>
            <text:p>4.Leave record in the Phase column blank</text:p>
            <text:p>5.Leave record in the Document column blank</text:p>
          </table:table-cell>
          <table:table-cell table:style-name="ce55"/>
          <table:table-cell table:style-name="ce55" office:value-type="string">
            <text:p>1.Verify that blank phase &amp; document are not added &amp; displayed</text:p>
          </table:table-cell>
          <table:table-cell table:style-name="ce55" office:value-type="string">
            <text:p>1.The blank phase &amp; document are added &amp; display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33">
          <table:table-cell table:style-name="ce80" office:value-type="string">
            <text:p>AD0016_InvalidPhaseAndDocument</text:p>
          </table:table-cell>
          <table:table-cell table:style-name="ce80" office:value-type="string">
            <text:p>L2</text:p>
          </table:table-cell>
          <table:table-cell table:style-name="ce80" office:value-type="string">
            <text:p>Invalid phase &amp; document</text:p>
          </table:table-cell>
          <table:table-cell table:style-name="ce80"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80" office:value-type="string">
            <text:p>“&amp;^@#$%”</text:p>
            <text:p>“@#$%^%”</text:p>
          </table:table-cell>
          <table:table-cell table:style-name="ce80" office:value-type="string">
            <text:p>1.Verify that invalid phase &amp; document are not added &amp; displayed</text:p>
          </table:table-cell>
          <table:table-cell table:style-name="ce80" office:value-type="string">
            <text:p>1.Blank phase is added &amp; displayed</text:p>
            <text:p>2.Invalid document is added &amp; displayed</text:p>
          </table:table-cell>
          <table:table-cell table:style-name="ce80" table:number-columns-repeated="2"/>
          <table:table-cell table:style-name="ce80" office:value-type="string">
            <text:p>FAIL</text:p>
          </table:table-cell>
          <table:table-cell table:style-name="ce80" table:number-columns-repeated="4"/>
          <table:table-cell table:style-name="ce80" office:value-type="string">
            <text:p>YES</text:p>
          </table:table-cell>
          <table:table-cell table:style-name="ce80" table:number-columns-repeated="1009"/>
        </table:table-row>
        <table:table-row table:style-name="ro8">
          <table:table-cell table:style-name="ce80" office:value-type="string">
            <text:p>AD0017_EditPhase</text:p>
          </table:table-cell>
          <table:table-cell table:style-name="ce80" office:value-type="string">
            <text:p>L1</text:p>
          </table:table-cell>
          <table:table-cell table:style-name="ce80" office:value-type="string">
            <text:p>Edit phase</text:p>
          </table:table-cell>
          <table:table-cell table:style-name="ce80" office:value-type="string">
            <text:p>1.Login to Analyst 2.Click the Documents button on Projects page</text:p>
            <text:p>3.Click on a Phase in the Phase column</text:p>
          </table:table-cell>
          <table:table-cell table:style-name="ce80"/>
          <table:table-cell table:style-name="ce80" office:value-type="string">
            <text:p>1.Verify that the Phase can be edited &amp; the changed phase is displayed</text:p>
          </table:table-cell>
          <table:table-cell table:style-name="ce80" office:value-type="string">
            <text:p>1.The phase can be edited and the changed phase is not displayed</text:p>
          </table:table-cell>
          <table:table-cell table:style-name="ce80" table:number-columns-repeated="2"/>
          <table:table-cell table:style-name="ce80" office:value-type="string">
            <text:p>FAIL</text:p>
          </table:table-cell>
          <table:table-cell table:style-name="ce80" table:number-columns-repeated="4"/>
          <table:table-cell table:style-name="ce80" office:value-type="string">
            <text:p>YES</text:p>
          </table:table-cell>
          <table:table-cell table:style-name="ce80" table:number-columns-repeated="1009"/>
        </table:table-row>
        <table:table-row table:style-name="ro24">
          <table:table-cell table:style-name="ce56" office:value-type="string">
            <text:p>AD0018_EditDocument</text:p>
          </table:table-cell>
          <table:table-cell table:style-name="ce56" office:value-type="string">
            <text:p>L1</text:p>
          </table:table-cell>
          <table:table-cell table:style-name="ce56" office:value-type="string">
            <text:p>Edit document</text:p>
          </table:table-cell>
          <table:table-cell table:style-name="ce56" office:value-type="string">
            <text:p>1.Login to Analyst 2.Click the Documents button on Projects page</text:p>
            <text:p>3.Click on a Document in the Document column</text:p>
          </table:table-cell>
          <table:table-cell table:style-name="ce56"/>
          <table:table-cell table:style-name="ce56" office:value-type="string">
            <text:p>1.Verify that the Document can be edited &amp; the changed Document is displayed</text:p>
          </table:table-cell>
          <table:table-cell table:style-name="ce56" office:value-type="string">
            <text:p>PASS</text:p>
          </table:table-cell>
          <table:table-cell table:style-name="ce56" table:number-columns-repeated="2"/>
          <table:table-cell table:style-name="ce56" office:value-type="string">
            <text:p>PASS</text:p>
          </table:table-cell>
          <table:table-cell table:style-name="ce56" table:number-columns-repeated="4"/>
          <table:table-cell table:style-name="ce56" office:value-type="string">
            <text:p>YES</text:p>
          </table:table-cell>
          <table:table-cell table:style-name="ce56" table:number-columns-repeated="1009"/>
        </table:table-row>
        <table:table-row table:style-name="ro83">
          <table:table-cell table:style-name="ce56" office:value-type="string">
            <text:p>AD0019_DeleteButtonPresent</text:p>
          </table:table-cell>
          <table:table-cell table:style-name="ce56" office:value-type="string">
            <text:p>L1</text:p>
          </table:table-cell>
          <table:table-cell table:style-name="ce56" office:value-type="string">
            <text:p>Delete button present</text:p>
          </table:table-cell>
          <table:table-cell table:style-name="ce56" office:value-type="string">
            <text:p>1.Login to Analyst 2.Click the Documents button on Projects page </text:p>
          </table:table-cell>
          <table:table-cell table:style-name="ce56"/>
          <table:table-cell table:style-name="ce56" office:value-type="string">
            <text:p>1.Verify that a delete button(X) is present before every record </text:p>
          </table:table-cell>
          <table:table-cell table:style-name="ce56" office:value-type="string">
            <text:p>PASS</text:p>
          </table:table-cell>
          <table:table-cell table:style-name="ce56" table:number-columns-repeated="2"/>
          <table:table-cell table:style-name="ce56" office:value-type="string">
            <text:p>PASS</text:p>
          </table:table-cell>
          <table:table-cell table:style-name="ce56" table:number-columns-repeated="4"/>
          <table:table-cell table:style-name="ce56" office:value-type="string">
            <text:p>YES</text:p>
          </table:table-cell>
          <table:table-cell table:style-name="ce56" table:number-columns-repeated="1009"/>
        </table:table-row>
        <table:table-row table:style-name="ro28">
          <table:table-cell table:style-name="ce80" office:value-type="string">
            <text:p>AD0020_DeleteDocument</text:p>
          </table:table-cell>
          <table:table-cell table:style-name="ce80" office:value-type="string">
            <text:p>L1</text:p>
          </table:table-cell>
          <table:table-cell table:style-name="ce80" office:value-type="string">
            <text:p>Delete document</text:p>
          </table:table-cell>
          <table:table-cell table:style-name="ce80" office:value-type="string">
            <text:p>1.Login to Analyst 2.Click the Documents button on Projects page </text:p>
            <text:p>3.Click the Delete(X) button present before the document to be deleted</text:p>
            <text:p>4.Click ok button</text:p>
          </table:table-cell>
          <table:table-cell table:style-name="ce80"/>
          <table:table-cell table:style-name="ce80" office:value-type="string">
            <text:p>1.Verify that a confirm dialog appears after clicking the Delete button</text:p>
            <text:p>2.Verify that the record gets deleted</text:p>
          </table:table-cell>
          <table:table-cell table:style-name="ce80" office:value-type="string">
            <text:p>FAIL</text:p>
          </table:table-cell>
          <table:table-cell table:style-name="ce80" table:number-columns-repeated="2"/>
          <table:table-cell table:style-name="ce80" office:value-type="string">
            <text:p>FAIL</text:p>
          </table:table-cell>
          <table:table-cell table:style-name="ce80" table:number-columns-repeated="4"/>
          <table:table-cell table:style-name="ce80" office:value-type="string">
            <text:p>YES</text:p>
          </table:table-cell>
          <table:table-cell table:style-name="ce80" table:number-columns-repeated="1009"/>
        </table:table-row>
        <table:table-row table:style-name="ro28">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55" office:value-type="string">
            <text:p>AD0027_AddInvalidPhase</text:p>
          </table:table-cell>
          <table:table-cell table:style-name="ce55" office:value-type="string">
            <text:p>L2</text:p>
          </table:table-cell>
          <table:table-cell table:style-name="ce55" office:value-type="string">
            <text:p>Add Invalid phase</text:p>
          </table:table-cell>
          <table:table-cell table:style-name="ce55" office:value-type="string">
            <text:p>1.Login to Analyst 2.Click the Documents button on Projects page</text:p>
            <text:p>3.Click Phases button</text:p>
            <text:p>4.Click the Add(+) button </text:p>
          </table:table-cell>
          <table:table-cell table:style-name="ce55" office:value-type="string">
            <text:p>“%@$#@”</text:p>
          </table:table-cell>
          <table:table-cell table:style-name="ce55" office:value-type="string">
            <text:p>1.Verify that invalid phase is not added</text:p>
          </table:table-cell>
          <table:table-cell table:style-name="ce55" office:value-type="string">
            <text:p>1. Invalid phase can be add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24">
          <table:table-cell table:style-name="ce55" office:value-type="string">
            <text:p>AD0028_AddBlankPahse</text:p>
          </table:table-cell>
          <table:table-cell table:style-name="ce55" office:value-type="string">
            <text:p>L2</text:p>
          </table:table-cell>
          <table:table-cell table:style-name="ce55" office:value-type="string">
            <text:p>Add blank phase</text:p>
          </table:table-cell>
          <table:table-cell table:style-name="ce55" office:value-type="string">
            <text:p>1.Login to Analyst 2.Click the Documents button on Projects page</text:p>
            <text:p>3.Click Phases button</text:p>
            <text:p>4.Click the Add(+) button </text:p>
          </table:table-cell>
          <table:table-cell table:style-name="ce55"/>
          <table:table-cell table:style-name="ce55" office:value-type="string">
            <text:p>1. Verify that blank phase is not added</text:p>
          </table:table-cell>
          <table:table-cell table:style-name="ce55" office:value-type="string">
            <text:p>1. Blank phase can be added</text:p>
          </table:table-cell>
          <table:table-cell table:style-name="ce55" table:number-columns-repeated="2"/>
          <table:table-cell table:style-name="ce55" office:value-type="string">
            <text:p>FAIL</text:p>
          </table:table-cell>
          <table:table-cell table:style-name="ce55" table:number-columns-repeated="4"/>
          <table:table-cell table:style-name="ce55" office:value-type="string">
            <text:p>YES</text:p>
          </table:table-cell>
          <table:table-cell table:style-name="ce55" table:number-columns-repeated="1009"/>
        </table:table-row>
        <table:table-row table:style-name="ro28">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58"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58" office:value-type="string">
            <text:p>AI0032_Grammar&amp;SpellingMistake</text:p>
          </table:table-cell>
          <table:table-cell table:style-name="ce58" office:value-type="string">
            <text:p>L3</text:p>
          </table:table-cell>
          <table:table-cell table:style-name="ce58" office:value-type="string">
            <text:p>Grammar &amp; spelling mistake on the Documents page</text:p>
          </table:table-cell>
          <table:table-cell table:style-name="ce58" office:value-type="string">
            <text:p><text:span text:style-name="T4">1.Login to Analyst</text:span></text:p>
            <text:p><text:span text:style-name="T4">2.Click the Documents </text:span><text:span text:style-name="T4">button on Projects </text:span><text:span text:style-name="T4">page</text:span></text:p>
          </table:table-cell>
          <table:table-cell table:style-name="ce58"/>
          <table:table-cell office:value-type="string">
            <text:p>1. Verify that there is no grammar &amp; spelling mistake in the Documents page</text:p>
          </table:table-cell>
          <table:table-cell table:style-name="ce58" office:value-type="string">
            <text:p>PASS</text:p>
          </table:table-cell>
          <table:table-cell table:style-name="ce58" table:number-columns-repeated="2"/>
          <table:table-cell table:style-name="ce58" office:value-type="string">
            <text:p>PASS</text:p>
          </table:table-cell>
          <table:table-cell table:style-name="ce58" table:number-columns-repeated="4"/>
          <table:table-cell table:style-name="ce58" office:value-type="string">
            <text:p>YES</text:p>
          </table:table-cell>
          <table:table-cell table:style-name="ce58" table:number-columns-repeated="1009"/>
        </table:table-row>
        <table:table-row table:style-name="ro88">
          <table:table-cell table:style-name="ce78" office:value-type="string">
            <text:p>AS0033__FontType</text:p>
          </table:table-cell>
          <table:table-cell table:style-name="ce78" office:value-type="string">
            <text:p>L3</text:p>
          </table:table-cell>
          <table:table-cell table:style-name="ce78" office:value-type="string">
            <text:p>Screen Font Type on Documents page</text:p>
          </table:table-cell>
          <table:table-cell table:style-name="ce58" office:value-type="string">
            <text:p><text:span text:style-name="T4">1.Login to Analyst</text:span></text:p>
            <text:p><text:span text:style-name="T4">2.Click the Documents </text:span><text:span text:style-name="T4">button on Projects </text:span><text:span text:style-name="T4">page</text:span></text:p>
          </table:table-cell>
          <table:table-cell table:style-name="ce85"/>
          <table:table-cell table:style-name="ce7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8" office:value-type="string">
            <text:p>PASS</text:p>
          </table:table-cell>
          <table:table-cell table:style-name="Default" table:number-columns-repeated="2"/>
          <table:table-cell table:style-name="ce78" office:value-type="string">
            <text:p>PASS</text:p>
          </table:table-cell>
          <table:table-cell table:style-name="ce78" table:number-columns-repeated="3"/>
          <table:table-cell table:style-name="ce68"/>
          <table:table-cell table:style-name="ce68" office:value-type="string">
            <text:p>YES</text:p>
          </table:table-cell>
          <table:table-cell table:style-name="ce68" table:number-columns-repeated="1006"/>
          <table:table-cell table:style-name="ce69"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9" table:number-columns-repeated="2" table:default-cell-style-name="ce23"/>
        <table:table-column table:style-name="co9" table:default-cell-style-name="ce58"/>
        <table:table-column table:style-name="co9" table:number-columns-repeated="2" table:default-cell-style-name="ce23"/>
        <table:table-column table:style-name="co30" table:default-cell-style-name="ce58"/>
        <table:table-column table:style-name="co9" table:number-columns-repeated="1018" table:default-cell-style-name="ce23"/>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7">
          <table:table-cell office:value-type="string">
            <text:p>AAT0001</text:p>
          </table:table-cell>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table:number-columns-repeated="6"/>
          <table:table-cell office:value-type="string">
            <text:p>#733</text:p>
          </table:table-cell>
          <table:table-cell table:number-columns-repeated="1011"/>
        </table:table-row>
        <table:table-row table:style-name="ro8">
          <table:table-cell office:value-type="string">
            <text:p>AAT0002</text:p>
          </table:table-cell>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table:number-columns-repeated="1018"/>
        </table:table-row>
        <table:table-row table:style-name="ro7">
          <table:table-cell office:value-type="string">
            <text:p>AAT0003</text:p>
          </table:table-cell>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table:number-columns-repeated="6"/>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9" table:number-columns-repeated="2" table:default-cell-style-name="ce58"/>
        <table:table-column table:style-name="co31" table:default-cell-style-name="ce58"/>
        <table:table-column table:style-name="co9" table:number-columns-repeated="2" table:default-cell-style-name="ce58"/>
        <table:table-column table:style-name="co32" table:default-cell-style-name="ce58"/>
        <table:table-column table:style-name="co9" table:number-columns-repeated="1018" table:default-cell-style-name="ce58"/>
        <table:table-row table:style-name="ro75">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6">
          <table:table-cell table:style-name="ce60" office:value-type="string">
            <text:p>AST0001_BackAndForwardButton</text:p>
          </table:table-cell>
          <table:table-cell table:style-name="ce60" office:value-type="string">
            <text:p>L2</text:p>
          </table:table-cell>
          <table:table-cell office:value-type="string">
            <text:p>After signing out if user clicks the back button, he should not be able to see his account again</text:p>
          </table:table-cell>
          <table:table-cell table:style-name="ce73"/>
          <table:table-cell table:style-name="ce60"/>
          <table:table-cell office:value-type="string">
            <text:p>Verify after signing out if user clicks the back button, he should not be able to see his account again</text:p>
          </table:table-cell>
          <table:table-cell table:style-name="ce60" office:value-type="string">
            <text:p>FAIL</text:p>
          </table:table-cell>
          <table:table-cell table:style-name="ce60" office:value-type="string">
            <text:p>NO</text:p>
          </table:table-cell>
          <table:table-cell table:style-name="ce60" table:number-columns-repeated="4"/>
          <table:table-cell table:style-name="ce60" office:value-type="string">
            <text:p>#704</text:p>
          </table:table-cell>
          <table:table-cell table:style-name="ce60" table:number-columns-repeated="1011"/>
        </table:table-row>
        <table:table-row table:style-name="ro6">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73"/>
          <table:table-cell/>
          <table:table-cell office:value-type="string">
            <text:p>Verify if a user tries to access a bookmarked page he should be first redirected to the Log in page </text:p>
          </table:table-cell>
          <table:table-cell table:style-name="ce60" office:value-type="string">
            <text:p>PASS</text:p>
          </table:table-cell>
          <table:table-cell table:style-name="ce60" office:value-type="string">
            <text:p>NO</text:p>
          </table:table-cell>
          <table:table-cell table:number-columns-repeated="1016"/>
        </table:table-row>
        <table:table-row table:style-name="ro4">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73"/>
          <table:table-cell/>
          <table:table-cell office:value-type="string">
            <text:p>No user should be able to download a file without logging into the system</text:p>
          </table:table-cell>
          <table:table-cell table:style-name="ce60" office:value-type="string">
            <text:p>NA</text:p>
          </table:table-cell>
          <table:table-cell table:style-name="ce60" office:value-type="string">
            <text:p>NO</text:p>
          </table:table-cell>
          <table:table-cell table:number-columns-repeated="1016"/>
        </table:table-row>
        <table:table-row table:style-name="ro7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73"/>
          <table:table-cell/>
          <table:table-cell office:value-type="string">
            <text:p>Verify that password should is displayed in encrypted format</text:p>
          </table:table-cell>
          <table:table-cell table:style-name="ce60" office:value-type="string">
            <text:p>PASS</text:p>
          </table:table-cell>
          <table:table-cell table:style-name="ce60" office:value-type="string">
            <text:p>NO</text:p>
          </table:table-cell>
          <table:table-cell table:number-columns-repeated="1016"/>
        </table:table-row>
        <table:table-row table:style-name="ro4">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73"/>
          <table:table-cell/>
          <table:table-cell office:value-type="string">
            <text:p>Verify passwords should not repeat. New passwords should not match old ones</text:p>
          </table:table-cell>
          <table:table-cell table:style-name="ce60" office:value-type="string">
            <text:p>FAIL</text:p>
          </table:table-cell>
          <table:table-cell table:style-name="ce60" office:value-type="string">
            <text:p>NO</text:p>
          </table:table-cell>
          <table:table-cell table:number-columns-repeated="1016"/>
        </table:table-row>
        <table:table-row table:style-name="ro4">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73"/>
          <table:table-cell/>
          <table:table-cell office:value-type="string">
            <text:p>Verify the password should not be less than 6 characters</text:p>
          </table:table-cell>
          <table:table-cell table:style-name="ce60" office:value-type="string">
            <text:p>FAIL</text:p>
          </table:table-cell>
          <table:table-cell table:style-name="ce60" office:value-type="string">
            <text:p>NO</text:p>
          </table:table-cell>
          <table:table-cell table:number-columns-repeated="1016"/>
        </table:table-row>
        <table:table-row table:style-name="ro7">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73"/>
          <table:table-cell/>
          <table:table-cell office:value-type="string">
            <text:p>Verify if a user enters wrong password more than 5 times then he should not be able to login to the Analyst until admin resets his password</text:p>
          </table:table-cell>
          <table:table-cell table:style-name="ce60" office:value-type="string">
            <text:p>FAIL</text:p>
          </table:table-cell>
          <table:table-cell table:style-name="ce60" office:value-type="string">
            <text:p>NO</text:p>
          </table:table-cell>
          <table:table-cell table:number-columns-repeated="1016"/>
        </table:table-row>
        <table:table-row table:style-name="ro6">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73"/>
          <table:table-cell/>
          <table:table-cell office:value-type="string">
            <text:p>Verify whether a user account should not be accessible from different machines at the same time</text:p>
          </table:table-cell>
          <table:table-cell table:style-name="ce60" office:value-type="string">
            <text:p>FAIL</text:p>
          </table:table-cell>
          <table:table-cell table:style-name="ce60" office:value-type="string">
            <text:p>NO</text:p>
          </table:table-cell>
          <table:table-cell table:number-columns-repeated="1016"/>
        </table:table-row>
        <table:table-row table:style-name="ro1">
          <table:table-cell table:number-columns-repeated="3"/>
          <table:table-cell table:style-name="ce73"/>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44" table:default-cell-style-name="ce40"/>
        <table:table-column table:style-name="co9" table:number-columns-repeated="2" table:default-cell-style-name="ce40"/>
        <table:table-column table:style-name="co45" table:default-cell-style-name="ce40"/>
        <table:table-column table:style-name="co9" table:number-columns-repeated="1020" table:default-cell-style-name="ce40"/>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82">
          <table:table-cell office:value-type="string">
            <text:p>ETE001_Login</text:p>
          </table:table-cell>
          <table:table-cell office:value-type="string">
            <text:p>L0</text:p>
          </table:table-cell>
          <table:table-cell table:style-name="ce58" office:value-type="string">
            <text:p>Analyst Login</text:p>
          </table:table-cell>
          <table:table-cell office:value-type="string">
            <text:p>Login to Analyst as scott</text:p>
          </table:table-cell>
          <table:table-cell office:value-type="string">
            <text:p>scott and demo</text:p>
          </table:table-cell>
          <table:table-cell table:number-columns-repeated="1019"/>
        </table:table-row>
        <table:table-row table:style-name="ro82">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1019"/>
        </table:table-row>
        <table:table-row table:style-name="ro83">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1019"/>
        </table:table-row>
        <table:table-row table:style-name="ro82">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1019"/>
        </table:table-row>
        <table:table-row table:style-name="ro82">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1019"/>
        </table:table-row>
        <table:table-row table:style-name="ro82">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1019"/>
        </table:table-row>
        <table:table-row table:style-name="ro7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1019"/>
        </table:table-row>
        <table:table-row table:style-name="ro83">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1020"/>
        </table:table-row>
        <table:table-row table:style-name="ro83">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1020"/>
        </table:table-row>
        <table:table-row table:style-name="ro83">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1020"/>
        </table:table-row>
        <table:table-row table:style-name="ro7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1020"/>
        </table:table-row>
        <table:table-row table:style-name="ro7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1019"/>
        </table:table-row>
        <table:table-row table:style-name="ro8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1020"/>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9" table:default-cell-style-name="Default"/>
        <table:table-row table:style-name="ro77">
          <table:table-cell/>
        </table:table-row>
      </table:table>
      <table:table table:name="Backup_Recovery" table:style-name="ta2" table:print="false">
        <table:table-column table:style-name="co9" table:number-columns-repeated="1024" table:default-cell-style-name="ce39"/>
        <table:table-row table:style-name="ro76">
          <table:table-cell office:value-type="string">
            <text:p>TEST CASE ID</text:p>
          </table:table-cell>
          <table:table-cell office:value-type="string">
            <text:p>PRIORITY</text:p>
          </table:table-cell>
          <table:table-cell office:value-type="string">
            <text:p>TITLE</text:p>
          </table:table-cell>
          <table:table-cell office:value-type="string">
            <text:p>STEPS</text:p>
          </table:table-cell>
          <table:table-cell office:value-type="string">
            <text:p>TEST DATA</text:p>
          </table:table-cell>
          <table:table-cell office:value-type="string">
            <text:p>EXPECTED RESULT</text:p>
          </table:table-cell>
          <table:table-cell office:value-type="string">
            <text:p>ACTUAL RESULT</text:p>
          </table:table-cell>
          <table:table-cell office:value-type="string">
            <text:p>CAN BE AUTOMATED</text:p>
          </table:table-cell>
          <table:table-cell office:value-type="string">
            <text:p>AUTOMATED</text:p>
          </table:table-cell>
          <table:table-cell office:value-type="string">
            <text:p>RESULT</text:p>
          </table:table-cell>
          <table:table-cell office:value-type="string">
            <text:p>SCRIPT EXCEPTION</text:p>
          </table:table-cell>
          <table:table-cell office:value-type="string">
            <text:p>ERROR</text:p>
          </table:table-cell>
          <table:table-cell office:value-type="string">
            <text:p>TICKET NO.</text:p>
          </table:table-cell>
          <table:table-cell office:value-type="string">
            <text:p>COMMENT</text:p>
          </table:table-cell>
          <table:table-cell table:number-columns-repeated="1010"/>
        </table:table-row>
      </table:table>
      <table:table table:name="Analyst_TestData" table:style-name="ta2" table:print="false">
        <table:table-column table:style-name="co9" table:number-columns-repeated="1024" table:default-cell-style-name="Default"/>
        <table:table-row table:style-name="ro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9" table:number-columns-repeated="1024" table:default-cell-style-name="ce23"/>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TEPS</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CAN BE AUTOMATED</text:p>
          </table:table-cell>
          <table:table-cell table:style-name="ce39" office:value-type="string">
            <text:p>AUTOMATED</text:p>
          </table:table-cell>
          <table:table-cell table:style-name="ce39" office:value-type="string">
            <text:p>RESULT</text:p>
          </table:table-cell>
          <table:table-cell table:style-name="ce39" office:value-type="string">
            <text:p>SCRIPT EXCEPTION</text:p>
          </table:table-cell>
          <table:table-cell table:style-name="ce39" office:value-type="string">
            <text:p>ERROR</text:p>
          </table:table-cell>
          <table:table-cell table:style-name="ce39" office:value-type="string">
            <text:p>TICKET NO.</text:p>
          </table:table-cell>
          <table:table-cell table:style-name="ce39" office:value-type="string">
            <text:p>COMMENT</text:p>
          </table:table-cell>
          <table:table-cell table:style-name="ce39" table:number-columns-repeated="1010"/>
        </table:table-row>
        <table:table-row table:style-name="ro78">
          <table:table-cell table:style-name="ce58" office:value-type="string">
            <text:p>ALR0001_NoLogsReports</text:p>
          </table:table-cell>
          <table:table-cell office:value-type="string">
            <text:p>L1</text:p>
          </table:table-cell>
          <table:table-cell office:value-type="string">
            <text:p>No logs and reports are generated</text:p>
          </table:table-cell>
          <table:table-cell table:number-columns-repeated="2"/>
          <table:table-cell office:value-type="string">
            <text:p>Logs should be generated</text:p>
          </table:table-cell>
          <table:table-cell office:value-type="string">
            <text:p>FAIL</text:p>
          </table:table-cell>
          <table:table-cell table:number-columns-repeated="1017"/>
        </table:table-row>
        <table:table-row table:style-name="ro1" table:number-rows-repeated="65533">
          <table:table-cell table:number-columns-repeated="1024"/>
        </table:table-row>
        <table:table-row table:style-name="ro1">
          <table:table-cell table:number-columns-repeated="1024"/>
        </table:table-row>
      </table:table>
      <table:database-ranges>
        <table:database-range table:target-range-address="Analyst_Login.A1:Analyst_Login.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3/25/2013</text:date>, <text:time>14:10:4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25T14:10:44.71</dc:date>
    <meta:editing-cycles>1556</meta:editing-cycles>
    <meta:editing-duration>PT104H58M57S</meta:editing-duration>
    <dc:creator>abc xyz</dc:creator>
    <meta:document-statistic meta:table-count="17" meta:cell-count="4654" meta:object-count="0"/>
  </office:meta>
</office:document-meta>
</file>